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&lt;h1&gt;Characters, Ships And</text:p>
      <text:p text:style-name="Standard"><text:s/>&lt;br /&gt;</text:p>
      <text:p text:style-name="Standard"><text:s/>What's In A Name?&lt;/h1&gt;</text:p>
      <text:p text:style-name="Standard"><text:s/>&lt;br /&gt;</text:p>
      <text:p text:style-name="Standard"><text:s/>At the end of most entries there is a sentence with how the</text:p>
      <text:p text:style-name="Standard"><text:s/>name is pronounced and it's meaning. This is just added as</text:p>
      <text:p text:style-name="Standard"><text:s/>I find it interesting, I am not including it as why the</text:p>
      <text:p text:style-name="Standard"><text:s/>name was picked.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Aamir&lt;/h2&gt;</text:p>
      <text:p text:style-name="Standard"><text:s/>&lt;br /&gt;</text:p>
      <text:p text:style-name="Standard"><text:s/>A student in his final year at pirate academy (year 10).</text:p>
      <text:p text:style-name="Standard"><text:s/>&lt;br /&gt;</text:p>
      <text:p text:style-name="Standard"><text:s/>&lt;br /&gt;</text:p>
      <text:p text:style-name="Standard"/>
      <text:p text:style-name="Standard"><text:s/>&lt;h2&gt;Governor Acharo&lt;/h2&gt;</text:p>
      <text:p text:style-name="Standard"/>
      <text:p text:style-name="Standard"><text:s/>&lt;br /&gt;</text:p>
      <text:p text:style-name="Standard"><text:s/>Captain Molucco Wrathe "got word that the governor's</text:p>
      <text:p text:style-name="Standard"><text:s/>mansion in Port Hazzard was empty and thought we'd make a</text:p>
      <text:p text:style-name="Standard"><text:s/>house visit". "In the months since that attack, Acharo has</text:p>
      <text:p text:style-name="Standard"><text:s/>changed his attitude and his policy towards us quite</text:p>
      <text:p text:style-name="Standard"><text:s/>considerably. And that doesn't just cause problems along</text:p>
      <text:p text:style-name="Standard"><text:s/>the coastline of his territory, he has powerful allies in</text:p>
      <text:p text:style-name="Standard"><text:s/>the north too."</text:p>
      <text:p text:style-name="Standard"><text:s/>&lt;br /&gt;</text:p>
      <text:p text:style-name="Standard"><text:s/>&lt;br /&gt;</text:p>
      <text:p text:style-name="Standard"/>
      <text:p text:style-name="Standard"><text:s/>&lt;h2&gt;Acharo's Two Sons&lt;/h2&gt;</text:p>
      <text:p text:style-name="Standard"><text:s/>&lt;br /&gt;</text:p>
      <text:p text:style-name="Standard"><text:s/>The "two attackers were young men, probably only two or</text:p>
      <text:p text:style-name="Standard"><text:s/>three years older than" Connor. They had "deep brown" eyes</text:p>
      <text:p text:style-name="Standard"><text:s/>and "guts to get on board the Diablo and hide in the giant</text:p>
      <text:p text:style-name="Standard"><text:s/>vases, biding their time. The younger boy was afraid and</text:p>
      <text:p text:style-name="Standard"><text:s/>later "close to tear. Clearly, he did not share his</text:p>
      <text:p text:style-name="Standard"><text:s/>brother's venom."</text:p>
      <text:p text:style-name="Standard"><text:s/>&lt;br /&gt;</text:p>
      <text:p text:style-name="Standard"><text:s/>&lt;br /&gt;</text:p>
      <text:p text:style-name="Standard"/>
      <text:p text:style-name="Standard"><text:s/>&lt;h2&gt;The Albatross&lt;/h2&gt;</text:p>
      <text:p text:style-name="Standard"><text:s/>&lt;br /&gt;</text:p>
      <text:p text:style-name="Standard"><text:s/>"A medium-sized craft" where all the crew were "dressed</text:p>
      <text:p text:style-name="Standard"><text:s/>head to toe in black and brandishing ... scimitars." The</text:p>
      <text:p text:style-name="Standard"><text:s/>Albatross (ăl'bə-trôs', -trŏs') is a large seabird found</text:p>
      <text:p text:style-name="Standard"><text:s/>chiefly of the oceans of the Southern Hemisphere. It has a</text:p>
      <text:p text:style-name="Standard"><text:soft-page-break/><text:s/>hooked beak, long narrow wings and is the most spectacular</text:p>
      <text:p text:style-name="Standard"><text:s/>gliders of all birds. Albatrosses live long and may be</text:p>
      <text:p text:style-name="Standard"><text:s/>among the few birds to die of old age. They were once held</text:p>
      <text:p text:style-name="Standard"><text:s/>in awe by seamen, who held that killing one would bring bad</text:p>
      <text:p text:style-name="Standard"><text:s/>luck.</text:p>
      <text:p text:style-name="Standard"><text:s/>&lt;br /&gt;</text:p>
      <text:p text:style-name="Standard"><text:s/>&lt;br /&gt;</text:p>
      <text:p text:style-name="Standard"/>
      <text:p text:style-name="Standard"><text:s/>&lt;h2&gt;Antonio&lt;/h2&gt;</text:p>
      <text:p text:style-name="Standard"><text:s/>&lt;br /&gt;</text:p>
      <text:p text:style-name="Standard"/>
      <text:p text:style-name="Standard"><text:s/>A male pirate on the Diablo. The name Antonio (an TOE nee</text:p>
      <text:p text:style-name="Standard"><text:s/>oh) is Spanish.</text:p>
      <text:p text:style-name="Standard"><text:s/>&lt;br /&gt;</text:p>
      <text:p text:style-name="Standard"><text:s/>&lt;br /&gt;</text:p>
      <text:p text:style-name="Standard"/>
      <text:p text:style-name="Standard"><text:s/>&lt;h2&gt;Captain Apostolos Solomos&lt;/h2&gt;</text:p>
      <text:p text:style-name="Standard"><text:s/>&lt;br /&gt;</text:p>
      <text:p text:style-name="Standard"><text:s/>A teacher at the Pirate Academy formerly "of The Seferis".</text:p>
      <text:p text:style-name="Standard"><text:s/>The teachers at the Pirate Academy "are all former captains</text:p>
      <text:p text:style-name="Standard"><text:s/>- every one a pirating legend". His version of "Strength,</text:p>
      <text:p text:style-name="Standard"><text:s/>Stamina and Motivation" is T'ai Chi, when he is not</text:p>
      <text:p text:style-name="Standard"><text:s/>teaching Marine Biology or Nautical Attack Strategy.</text:p>
      <text:p text:style-name="Standard"><text:s/>Apostolos (ah po STO los) is Greek meaning an apostle and</text:p>
      <text:p text:style-name="Standard"><text:s/>Solomos is also a Greek name.</text:p>
      <text:p text:style-name="Standard"><text:s/>&lt;br /&gt;</text:p>
      <text:p text:style-name="Standard"><text:s/>&lt;br /&gt;</text:p>
      <text:p text:style-name="Standard"/>
      <text:p text:style-name="Standard"><text:s/>&lt;h2&gt;Barbarro Wrathe&lt;/h2&gt;</text:p>
      <text:p text:style-name="Standard"><text:s/>&lt;br /&gt;</text:p>
      <text:p text:style-name="Standard"><text:s/>Middle Wrathe out of the three famous Wrathe brothers and</text:p>
      <text:p text:style-name="Standard"><text:s/>pirate royalty. There was a "strong resemblance" with</text:p>
      <text:p text:style-name="Standard"><text:s/>Molucco, "they were not quite the mirror image of one</text:p>
      <text:p text:style-name="Standard"><text:s/>another, but you could certainly see they were cut from the</text:p>
      <text:p text:style-name="Standard"><text:s/>same flamboyant cloth." "Barbarro was just a little broader</text:p>
      <text:p text:style-name="Standard"><text:s/>and taller than Molucco. Dressed in a bottle green</text:p>
      <text:p text:style-name="Standard"><text:s/>frockcoat with gold braiding and tall boots, ... his hands,</text:p>
      <text:p text:style-name="Standard"><text:s/>however, were devoid of jewels - save for a gold wedding</text:p>
      <text:p text:style-name="Standard"><text:s/>band." "In his hand was a cane, it's head a bulbous skull</text:p>
      <text:p text:style-name="Standard"><text:s/>with a jeweled snake emerging from one eye socket and</text:p>
      <text:p text:style-name="Standard"><text:s/>spiraling down he length of the stick". Barbarro wore his</text:p>
      <text:p text:style-name="Standard"><text:s/>hair long like Molucco's but it was still glossy black,</text:p>
      <text:p text:style-name="Standard"><text:s/>with a thick streak of silver-grey adding both glamour and</text:p>
      <text:p text:style-name="Standard"><text:s/>gravitas" (&lt;span style=</text:p>
      <text:p text:style-name="Standard"><text:s/>"font:12px Verdana, serif;"&gt;dignified demeanor&lt;/span&gt;). "He</text:p>
      <text:p text:style-name="Standard"><text:s/>had a neatly-cropped beard and mustache. But his twinkling</text:p>
      <text:p text:style-name="Standard"><text:s/>eyes were a perfect reflection of his brother's. Just when</text:p>
      <text:p text:style-name="Standard"><text:s/>you thought you knew which colour they were, it shifted ...</text:p>
      <text:p text:style-name="Standard"><text:s/>They were as changeable as the surface of the ocean."</text:p>
      <text:p text:style-name="Standard"><text:soft-page-break/><text:s/>&lt;br /&gt;</text:p>
      <text:p text:style-name="Standard"><text:s/>&lt;br /&gt;</text:p>
      <text:p text:style-name="Standard"><text:s/>On the vampirates blog Justin Somper wrote "where I got the</text:p>
      <text:p text:style-name="Standard"><text:s/>names for the three Wrathe brothers... If memory serves, I</text:p>
      <text:p text:style-name="Standard"><text:s/>made up the names Molucco and Barbarro, based on their</text:p>
      <text:p text:style-name="Standard"><text:s/>sounds. Porfirio wasn't made up but a name which I happened</text:p>
      <text:p text:style-name="Standard"><text:s/>upon and which seemed to fit well with the other two."</text:p>
      <text:p text:style-name="Standard"><text:s/>&lt;br /&gt;</text:p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3buccaneers"</text:p>
      <text:p text:style-name="Standard"><text:s/>src="files/3buccaneers.jpg"</text:p>
      <text:p text:style-name="Standard"><text:s/>width="40"</text:p>
      <text:p text:style-name="Standard"><text:s/>height="40" /&gt;</text:p>
      <text:p text:style-name="Standard"><text:s/>&lt;/div&gt;</text:p>
      <text:p text:style-name="Standard"/>
      <text:p text:style-name="Standard"><text:s/>&lt;h2&gt;Bartholomew (Bart) Pearce&lt;/h2&gt;</text:p>
      <text:p text:style-name="Standard"><text:s/>&lt;br /&gt;</text:p>
      <text:p text:style-name="Standard"><text:s/>See also the official website &lt;a href=</text:p>
      <text:p text:style-name="Standard"><text:s/>"http://www.vampirates.co.uk/meet-the-crew/bart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bart&lt;/a&gt;</text:p>
      <text:p text:style-name="Standard"/>
      <text:p text:style-name="Standard"><text:s/>&lt;br /&gt;</text:p>
      <text:p text:style-name="Standard"><text:s/>Connor's friend and one of the three Buccaneers, on the</text:p>
      <text:p text:style-name="Standard"><text:s/>Diablo. Bart is twenty two and "was a few inches taller</text:p>
      <text:p text:style-name="Standard"><text:s/>than" Connor, leads one of the teams of broadswords and</text:p>
      <text:p text:style-name="Standard"><text:s/>"one of the strongest men aboard." With Jez "were two of</text:p>
      <text:p text:style-name="Standard"><text:s/>the most popular pirates on board. Both were in their early</text:p>
      <text:p text:style-name="Standard"><text:s/>twenties now". All three Buccaneers have a tattoo on the</text:p>
      <text:p text:style-name="Standard"><text:s/>inside of their forearm "a picture of three cutlasses,</text:p>
      <text:p text:style-name="Standard"><text:s/>their hilts intertwined." He goes "weak in the presence of</text:p>
      <text:p text:style-name="Standard"><text:s/>beauty" and "he and Cate had an ongoing flirtation". "When</text:p>
      <text:p text:style-name="Standard"><text:s/>Bartholomew Pearce tells you he's not about to do anything</text:p>
      <text:p text:style-name="Standard"><text:s/>crazy, that's a very good indication that he's about to do</text:p>
      <text:p text:style-name="Standard"><text:s/>something crazy." All his life he "wanted to be a pirate."</text:p>
      <text:p text:style-name="Standard"><text:s/>On the Blue Peter blog Justin Somper wrote "my Aussie</text:p>
      <text:p text:style-name="Standard"><text:s/>pirate Bart often calls his friends "Buddy" so if that word</text:p>
      <text:p text:style-name="Standard"><text:s/>appears, it's generally safe to assume it's him." "You can</text:p>
      <text:p text:style-name="Standard"><text:s/>pretty much always trust that Darcy and Bart’s hearts are</text:p>
      <text:p text:style-name="Standard"><text:s/>in the right place."</text:p>
      <text:p text:style-name="Standard"><text:s/>&lt;br /&gt;</text:p>
      <text:p text:style-name="Standard"><text:s/>&lt;br /&gt;</text:p>
      <text:p text:style-name="Standard"><text:s/>Bartholomew (bar THOL o myu) is Greek/Hebrew and means son</text:p>
      <text:p text:style-name="Standard"><text:s/>of Tolmai or Talmay. Talmay is a Hebrew name meaning</text:p>
      <text:p text:style-name="Standard"><text:s/>"furrowed". Pearce is an adapted from the given name Piers,</text:p>
      <text:p text:style-name="Standard"><text:soft-page-break/><text:s/>which means "rock" and usually meaning "son or descendant</text:p>
      <text:p text:style-name="Standard"><text:s/>of Piers or Peter." I asked Justin Somper and apparently</text:p>
      <text:p text:style-name="Standard"><text:s/>Bartholomew (Bart) Pearce is based on Bartholomew (Bart)</text:p>
      <text:p text:style-name="Standard"><text:s/>Roberts was a Welsh pirate who raided shipping off the</text:p>
      <text:p text:style-name="Standard"><text:s/>Americas and West Africa. He was the most successful pirate</text:p>
      <text:p text:style-name="Standard"><text:s/>of the golden age of piracy, capturing far more ships than</text:p>
      <text:p text:style-name="Standard"><text:s/>some of the best-known pirates of this era.</text:p>
      <text:p text:style-name="Standard"><text:s/>&lt;br /&gt;</text:p>
      <text:p text:style-name="Standard"><text:s/>&lt;br /&gt;</text:p>
      <text:p text:style-name="Standard"/>
      <text:p text:style-name="Standard"><text:s/>&lt;h2&gt;The Bloody Parrot&lt;/h2&gt;</text:p>
      <text:p text:style-name="Standard"><text:s/>&lt;br /&gt;</text:p>
      <text:p text:style-name="Standard"/>
      <text:p text:style-name="Standard"><text:s/>"A regal junk, each of its red sails bearing the silhouette</text:p>
      <text:p text:style-name="Standard"><text:s/>of a bird in various stages of flight" and found in the</text:p>
      <text:p text:style-name="Standard"><text:s/>Calle del Marinero. Apparently the "crew sailed in one</text:p>
      <text:p text:style-name="Standard"><text:s/>night for a look-see and never left!"</text:p>
      <text:p text:style-name="Standard"><text:s/>&lt;br /&gt;</text:p>
      <text:p text:style-name="Standard"><text:s/>&lt;br /&gt;</text:p>
      <text:p text:style-name="Standard"/>
      <text:p text:style-name="Standard"><text:s/>&lt;h2&gt;Young Bobby&lt;/h2&gt;</text:p>
      <text:p text:style-name="Standard"><text:s/>&lt;br /&gt;</text:p>
      <text:p text:style-name="Standard"><text:s/>"A gawky pirate" on the Diablo who "had evidently come over</text:p>
      <text:p text:style-name="Standard"><text:s/>weary during his meal and fallen head first into his mash."</text:p>
      <text:p text:style-name="Standard"><text:s/>Bobby (BOB ee) is Germanic meaning bright fame</text:p>
      <text:p text:style-name="Standard"><text:s/>&lt;br /&gt;</text:p>
      <text:p text:style-name="Standard"><text:s/>&lt;br /&gt;</text:p>
      <text:p text:style-name="Standard"/>
      <text:p text:style-name="Standard"><text:s/>&lt;h2&gt;Brenden Gonzalez&lt;/h2&gt;</text:p>
      <text:p text:style-name="Standard"><text:s/>&lt;br /&gt;</text:p>
      <text:p text:style-name="Standard"><text:s/>Connor "only started to know Brenden Gonzalez since Jez</text:p>
      <text:p text:style-name="Standard"><text:s/>Stukeley's death. Gonzalez could never take Jez's place but</text:p>
      <text:p text:style-name="Standard"><text:s/>he shared a similarly dry sense of humour." “Thing about</text:p>
      <text:p text:style-name="Standard"><text:s/>Gonzalez is he can sleep pretty much anywhere”.</text:p>
      <text:p text:style-name="Standard"><text:s/>&lt;br /&gt;</text:p>
      <text:p text:style-name="Standard"><text:s/>&lt;br /&gt;</text:p>
      <text:p text:style-name="Standard"/>
      <text:p text:style-name="Standard"><text:s/>&lt;h2&gt;Calle del Marinero&lt;/h2&gt;</text:p>
      <text:p text:style-name="Standard"><text:s/>&lt;br /&gt;</text:p>
      <text:p text:style-name="Standard"><text:s/>"The Street of Sailors" or "the strip of sin!" "It's a</text:p>
      <text:p text:style-name="Standard"><text:s/>floating city" made up of "vessels ... crowded with people</text:p>
      <text:p text:style-name="Standard"><text:s/>and strung with lights." and music "blasting out."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Nurse Carmichael&lt;/h2&gt;</text:p>
      <text:p text:style-name="Standard"><text:s/>&lt;br /&gt;</text:p>
      <text:p text:style-name="Standard"><text:s/>Works in the Pirate Academy's infirmary and "her accent,</text:p>
      <text:p text:style-name="Standard"><text:soft-page-break/><text:s/>ironically, was not so very different from Lorcan's."</text:p>
      <text:p text:style-name="Standard"><text:s/>Carmichael (kär'mī-kəl) is of Scottish and Gaelic origin,</text:p>
      <text:p text:style-name="Standard"><text:s/>and its meaning is "follower of Michael". Possibly refers</text:p>
      <text:p text:style-name="Standard"><text:s/>to partisans of Saint Michael.</text:p>
      <text:p text:style-name="Standard"><text:s/>&lt;br /&gt;</text:p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Cutlass Cate"</text:p>
      <text:p text:style-name="Standard"><text:s/>src="files/Cate.jpg"</text:p>
      <text:p text:style-name="Standard"><text:s/>width="150"</text:p>
      <text:p text:style-name="Standard"><text:s/>height="118" /&gt;</text:p>
      <text:p text:style-name="Standard"/>
      <text:p text:style-name="Standard"><text:s/>&lt;/div&gt;</text:p>
      <text:p text:style-name="Standard"/>
      <text:p text:style-name="Standard"><text:s/>&lt;h2&gt;Catherine Morgan (Cutlass Cate)&lt;/h2&gt;</text:p>
      <text:p text:style-name="Standard"><text:s/>&lt;br /&gt;</text:p>
      <text:p text:style-name="Standard"><text:s/>See also the official website &lt;a href=</text:p>
      <text:p text:style-name="Standard"><text:s/>"http://www.vampirates.co.uk/meet-the-crew/cate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cate&lt;/a&gt;</text:p>
      <text:p text:style-name="Standard"><text:s/>&lt;br /&gt;</text:p>
      <text:p text:style-name="Standard"><text:s/>"What she doesn't know about swords ain't worth knowing."</text:p>
      <text:p text:style-name="Standard"><text:s/>Cate is "taller and more athletic than Cheng Li. She wore a</text:p>
      <text:p text:style-name="Standard"><text:s/>bandanna around her choppy red hair." "The pirates regarded</text:p>
      <text:p text:style-name="Standard"><text:s/>Cutlass Cate with ... natural respect and affection" In</text:p>
      <text:p text:style-name="Standard"><text:s/>action "Cate does enough for three men." When Cheng Li</text:p>
      <text:p text:style-name="Standard"><text:s/>leaves the Diablo she "needed little urging to fill" to</text:p>
      <text:p text:style-name="Standard"><text:s/>become Deputy Captain. "The deputy captain had quick</text:p>
      <text:p text:style-name="Standard"><text:s/>reflexes." She has "an ongoing flirtation" with Bart,</text:p>
      <text:p text:style-name="Standard"><text:s/>"which she secretly enjoyed but could not encourage when on</text:p>
      <text:p text:style-name="Standard"><text:s/>attack duty."</text:p>
      <text:p text:style-name="Standard"><text:s/>&lt;br /&gt;</text:p>
      <text:p text:style-name="Standard"/>
      <text:p text:style-name="Standard"><text:s/>&lt;br /&gt;</text:p>
      <text:p text:style-name="Standard"><text:s/>Cate (kayt) is English and comes from Catherine which is</text:p>
      <text:p text:style-name="Standard"><text:s/>the name of the woman who Petruchio marries and tries to</text:p>
      <text:p text:style-name="Standard"><text:s/>tame in Shakespeare's comedy 'The Taming of the Shrew'. In</text:p>
      <text:p text:style-name="Standard"><text:s/>Greek it means Pure. Sir Henry Morgan was a Welsh buccaneer</text:p>
      <text:p text:style-name="Standard"><text:s/>and adventurer in the Spanish main.</text:p>
      <text:p text:style-name="Standard"><text:s/>&lt;br /&gt;</text:p>
      <text:p text:style-name="Standard"><text:s/>&lt;br /&gt;</text:p>
      <text:p text:style-name="Standard"/>
      <text:p text:style-name="Standard"><text:s/>&lt;h2&gt;Chang Ko Li&lt;/h2&gt;</text:p>
      <text:p text:style-name="Standard"><text:s/>&lt;br /&gt;</text:p>
      <text:p text:style-name="Standard"><text:s/>"One of the most bloodthirsty pirates to ever hoist the</text:p>
      <text:p text:style-name="Standard"><text:s/>skull and bones. He was known as the best of the best." He</text:p>
      <text:p text:style-name="Standard"><text:soft-page-break/><text:s/>was also Cheng Li's father an after his death she carried</text:p>
      <text:p text:style-name="Standard"><text:s/>his sword as a reminder, "the ornate brass scabbard that</text:p>
      <text:p text:style-name="Standard"><text:s/>hung from her waist on a leather strap." "I wear it to</text:p>
      <text:p text:style-name="Standard"><text:s/>remember that however great you are, however far and wide</text:p>
      <text:p text:style-name="Standard"><text:s/>they know your name, it takes only one thrust of a</text:p>
      <text:p text:style-name="Standard"><text:s/>stranger's sword to end it all. My father, for all his</text:p>
      <text:p text:style-name="Standard"><text:s/>reputation and glory, was killed like a common thief."</text:p>
      <text:p text:style-name="Standard"><text:s/>Chang is Chinese and means smooth, unimpeded, free.</text:p>
      <text:p text:style-name="Standard"><text:s/>&lt;br /&gt;</text:p>
      <text:p text:style-name="Standard"><text:s/>&lt;br /&gt;</text:p>
      <text:p text:style-name="Standard"/>
      <text:p text:style-name="Standard"><text:s/>&lt;div class="image-left"&gt;</text:p>
      <text:p text:style-name="Standard"><text:s text:c="3"/>&lt;img class="imageStyle"</text:p>
      <text:p text:style-name="Standard"><text:s/>alt="Cheng Li"</text:p>
      <text:p text:style-name="Standard"><text:s/>src="files/chengli.jpg"</text:p>
      <text:p text:style-name="Standard"><text:s/>width="100"</text:p>
      <text:p text:style-name="Standard"><text:s/>height="150" /&gt;</text:p>
      <text:p text:style-name="Standard"><text:s/>&lt;/div&gt;</text:p>
      <text:p text:style-name="Standard"/>
      <text:p text:style-name="Standard"><text:s/>&lt;h2&gt;Cheng Li&lt;/h2&gt;</text:p>
      <text:p text:style-name="Standard"><text:s/>&lt;br /&gt;</text:p>
      <text:p text:style-name="Standard"><text:s/>See also the official website &lt;a href=</text:p>
      <text:p text:style-name="Standard"><text:s/>"http://www.vampirates.co.uk/meet-the-crew/chengli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chengli&lt;/a&gt;</text:p>
      <text:p text:style-name="Standard"/>
      <text:p text:style-name="Standard"><text:s text:c="6"/>and &lt;a href=</text:p>
      <text:p text:style-name="Standard"><text:s text:c="6"/>"http://www.vampirates.co.uk/vip-page/crew-confidential/chengli/"</text:p>
      <text:p text:style-name="Standard"><text:s text:c="6"/>rel="external"</text:p>
      <text:p text:style-name="Standard"><text:s text:c="6"/>title=</text:p>
      <text:p text:style-name="Standard"><text:s text:c="6"/>"http://www.vampirates.co.uk/vip-page/crew-confidential/chengli/"&gt;</text:p>
      <text:p text:style-name="Standard"><text:s/>www.vampirates.co.uk/vip-page/crew-confidential/chengli&lt;/a&gt;</text:p>
      <text:p text:style-name="Standard"><text:s/>&lt;br /&gt;</text:p>
      <text:p text:style-name="Standard"><text:s/>She a nineteen-year-old who has "piercing, brown, almond</text:p>
      <text:p text:style-name="Standard"><text:s/>eyes" and her "long, black hair was swept back ... and</text:p>
      <text:p text:style-name="Standard"><text:s/>bound, with leather strings, into a tight ponytail". "She</text:p>
      <text:p text:style-name="Standard"><text:s/>was clearly strong" but graceful, as she "extended a firm</text:p>
      <text:p text:style-name="Standard"><text:s/>but graceful arm". Cheng Li is the daughter of famous</text:p>
      <text:p text:style-name="Standard"><text:s/>pirate Chang Ko Li and graduated with honours from the</text:p>
      <text:p text:style-name="Standard"><text:s/>Pirate Academy and member of the Pirate Federation.</text:p>
      <text:p text:style-name="Standard"><text:s/>&lt;br /&gt;</text:p>
      <text:p text:style-name="Standard"><text:s/>&lt;br /&gt;</text:p>
      <text:p text:style-name="Standard"><text:s/>She fort minimally, "as well as the cutlass on her hip, she</text:p>
      <text:p text:style-name="Standard"><text:s/>had two further weapons slung over her back." The katanas'</text:p>
      <text:p text:style-name="Standard"><text:s/>"blades inside were as sharp and lethal as her tongue" and</text:p>
      <text:p text:style-name="Standard"><text:s/>she was one of the Diablo's "more brutal attackers". "Cheng</text:p>
      <text:p text:style-name="Standard"><text:s/>Li could be arrogant and imperious" (domineering,</text:p>
      <text:p text:style-name="Standard"><text:s/>overbearing) but "even the humiliation she's been subjected</text:p>
      <text:p text:style-name="Standard"><text:soft-page-break/><text:s/>to had not removed her drive." As the official second in</text:p>
      <text:p text:style-name="Standard"><text:s/>command of Molucco's ship she was also the head of the</text:p>
      <text:p text:style-name="Standard"><text:s/>ship's security, but also she was "sent by the Pirate</text:p>
      <text:p text:style-name="Standard"><text:s/>Federation, to spy on Captain Wrathe." She was "supposed to</text:p>
      <text:p text:style-name="Standard"><text:s/>bring Captain Wrathe into line, but your mission failed."</text:p>
      <text:p text:style-name="Standard"><text:s/>Cheng Li is the one who pulls Connor from the sea.</text:p>
      <text:p text:style-name="Standard"><text:s/>&lt;br /&gt;</text:p>
      <text:p text:style-name="Standard"><text:s/>&lt;br /&gt;</text:p>
      <text:p text:style-name="Standard"/>
      <text:p text:style-name="Standard"><text:s/>Since leaving "the former deputy captain was talked about</text:p>
      <text:p text:style-name="Standard"><text:s/>aboard The Diablo with a mixture of fear and disdain." She</text:p>
      <text:p text:style-name="Standard"><text:s/>becomes a teacher at the Pirate Academy where Grace "was</text:p>
      <text:p text:style-name="Standard"><text:s/>struck by her deep sense of pride in the Academy. Connor</text:p>
      <text:p text:style-name="Standard"><text:s/>noticed it too. This was a very different Cheng Li to the</text:p>
      <text:p text:style-name="Standard"><text:s/>one he'd known abroad the Diablo. She seemed calmer here -</text:p>
      <text:p text:style-name="Standard"><text:s/>like she belonged." Before for-filling her dreams of being</text:p>
      <text:p text:style-name="Standard"><text:s/>Captain of her own ship. "Clearly she was ambitious and</text:p>
      <text:p text:style-name="Standard"><text:s/>committed" with a vision of a new world of piracy.</text:p>
      <text:p text:style-name="Standard"><text:s/>&lt;br /&gt;</text:p>
      <text:p text:style-name="Standard"><text:s/>&lt;br /&gt;</text:p>
      <text:p text:style-name="Standard"><text:s/>Chéng (chung) is Chinese and means accomplish, succeed or</text:p>
      <text:p text:style-name="Standard"><text:s/>sincere. On the Blue Peter blog Justin Somper wrote "Cheng</text:p>
      <text:p text:style-name="Standard"><text:s/>Li is based on a famous Chinese pirate called Cheng I Sao.</text:p>
      <text:p text:style-name="Standard"><text:s/>... I have some fun with this as Cheng Li tells Connor</text:p>
      <text:p text:style-name="Standard"><text:s/>about Cheng I Sao and what an inspiration she found her."</text:p>
      <text:p text:style-name="Standard"><text:s/>Cheng I Sao (wife of Cheng) or Ching Shih terrorized the</text:p>
      <text:p text:style-name="Standard"><text:s/>China Sea in the early 19th century. A brilliant female</text:p>
      <text:p text:style-name="Standard"><text:s/>pirate, she commanded 1800 ships and about 80,000 pirates.</text:p>
      <text:p text:style-name="Standard"><text:s/>&lt;br /&gt;</text:p>
      <text:p text:style-name="Standard"><text:s/>&lt;br /&gt;</text:p>
      <text:p text:style-name="Standard"/>
      <text:p text:style-name="Standard"><text:s/>&lt;h2&gt;Miss Conescu&lt;/h2&gt;</text:p>
      <text:p text:style-name="Standard"><text:s/>&lt;br /&gt;</text:p>
      <text:p text:style-name="Standard"><text:s/>A junior student at pirate academy in Captain Avery's</text:p>
      <text:p text:style-name="Standard"><text:s/>sailing class.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Tempest Twins"</text:p>
      <text:p text:style-name="Standard"><text:s/>src="files/tempesttwins.jpg"</text:p>
      <text:p text:style-name="Standard"><text:s/>width="150"</text:p>
      <text:p text:style-name="Standard"><text:s/>height="111" /&gt;</text:p>
      <text:p text:style-name="Standard"><text:s/>&lt;/div&gt;</text:p>
      <text:p text:style-name="Standard"/>
      <text:p text:style-name="Standard"><text:s/>&lt;h2&gt;Connor Tempest&lt;/h2&gt;</text:p>
      <text:p text:style-name="Standard"><text:s/>&lt;br /&gt;</text:p>
      <text:p text:style-name="Standard"><text:soft-page-break/><text:s/>See also the official website &lt;a href=</text:p>
      <text:p text:style-name="Standard"><text:s/>"http://www.vampirates.co.uk/meet-the-crew/connor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connor&lt;/a&gt;</text:p>
      <text:p text:style-name="Standard"/>
      <text:p text:style-name="Standard"><text:s text:c="6"/>and &lt;a href=</text:p>
      <text:p text:style-name="Standard"><text:s text:c="6"/>"http://www.freewebs.com/vampirateseverything/characters.htm"</text:p>
      <text:p text:style-name="Standard"><text:s text:c="6"/>rel="external"</text:p>
      <text:p text:style-name="Standard"><text:s text:c="6"/>title=</text:p>
      <text:p text:style-name="Standard"><text:s text:c="6"/>"http://www.freewebs.com/vampirateseverything/characters.htm"&gt;</text:p>
      <text:p text:style-name="Standard"><text:s/>www.freewebs.com/vampirateseverything/characters.htm&lt;/a&gt;</text:p>
      <text:p text:style-name="Standard"><text:s/>&lt;br /&gt;</text:p>
      <text:p text:style-name="Standard"><text:s/>A fourteen year old and the mail protagonist (primary</text:p>
      <text:p text:style-name="Standard"><text:s/>focus) of the story and one of the three Buccaneers. All</text:p>
      <text:p text:style-name="Standard"><text:s/>three Buccaneers have a tattoo on the inside of their</text:p>
      <text:p text:style-name="Standard"><text:s/>forearm "a picture of three cutlasses, their hilts</text:p>
      <text:p text:style-name="Standard"><text:s/>intertwined." "A young boy with a breaking voice" who has</text:p>
      <text:p text:style-name="Standard"><text:s/>been described as: "physically strong", "body of an</text:p>
      <text:p text:style-name="Standard"><text:s/>athlete", and "was so much better at sports than the rest."</text:p>
      <text:p text:style-name="Standard"><text:s/>Out "of all the sports he had learned, there was something</text:p>
      <text:p text:style-name="Standard"><text:s/>unsurpassable about swordfighting." But he has "this</text:p>
      <text:p text:style-name="Standard"><text:s/>ridiculous fear of heights", "the very thought of blood</text:p>
      <text:p text:style-name="Standard"><text:s/>made him nauseous" and "Connor hated being around smoke"</text:p>
      <text:p text:style-name="Standard"><text:s/>(from cigarettes). Connor is "conquering the fear" of</text:p>
      <text:p text:style-name="Standard"><text:s/>heights, "he's a pirate prodigy!", loyal "brave and true."</text:p>
      <text:p text:style-name="Standard"><text:s/>&lt;br /&gt;</text:p>
      <text:p text:style-name="Standard"><text:s/>&lt;br /&gt;</text:p>
      <text:p text:style-name="Standard"><text:s/>The Tempest Twins have auburn hair and bright green eyes</text:p>
      <text:p text:style-name="Standard"><text:s/>"as if an emerald had been cut in two" and they "had always</text:p>
      <text:p text:style-name="Standard"><text:s/>been outsiders in Crescent Moon Bay. No one but their dad</text:p>
      <text:p text:style-name="Standard"><text:s/>had ever cheered for either of them. In spite of his</text:p>
      <text:p text:style-name="Standard"><text:s/>considerable talents at sport, he'd never felt welcome into</text:p>
      <text:p text:style-name="Standard"><text:s/>the team." They were "two kids who, through force of</text:p>
      <text:p text:style-name="Standard"><text:s/>circumstance, had had to grow up far too fast." They also</text:p>
      <text:p text:style-name="Standard"><text:s/>"have such an admirable desire to protect the other."</text:p>
      <text:p text:style-name="Standard"><text:s/>&lt;br /&gt;</text:p>
      <text:p text:style-name="Standard"><text:s/>&lt;br /&gt;</text:p>
      <text:p text:style-name="Standard"/>
      <text:p text:style-name="Standard"><text:s/>Connor (KAH ner) is Gaelic and means high desire. Tempest</text:p>
      <text:p text:style-name="Standard"><text:s/>(tĕm'pĭst) means a violent wind storm, frequently</text:p>
      <text:p text:style-name="Standard"><text:s/>accompanied by rain or a great disturbance or uproar. On</text:p>
      <text:p text:style-name="Standard"><text:s/>the Blue Peter blog Justin Somper wrote "the character of</text:p>
      <text:p text:style-name="Standard"><text:s/>Connor was in part inspired by one of my nephews, Matt, who</text:p>
      <text:p text:style-name="Standard"><text:s/>was about the same age when I was working on the first</text:p>
      <text:p text:style-name="Standard"><text:s/>book."</text:p>
      <text:p text:style-name="Standard"><text:s/>&lt;br /&gt;</text:p>
      <text:p text:style-name="Standard"><text:s/>&lt;br /&gt;</text:p>
      <text:p text:style-name="Standard"/>
      <text:p text:style-name="Standard"><text:soft-page-break/><text:s/>&lt;h2&gt;Crescent Moon Bay&lt;/h2&gt;</text:p>
      <text:p text:style-name="Standard"><text:s/>&lt;br /&gt;</text:p>
      <text:p text:style-name="Standard"><text:s/>See also the official website &lt;a href=</text:p>
      <text:p text:style-name="Standard"><text:s/>"http://www.vampirates.co.uk/explore/crescent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explore/crescent&lt;/a&gt;</text:p>
      <text:p text:style-name="Standard"><text:s/>&lt;br /&gt;</text:p>
      <text:p text:style-name="Standard"/>
      <text:p text:style-name="Standard"><text:s/>&lt;br /&gt;</text:p>
      <text:p text:style-name="Standard"><text:s/>From the Vampirates blog. "I had three good reasons for</text:p>
      <text:p text:style-name="Standard"><text:s/>choosing Australia as a key setting in VAMPIRATES – 1) I</text:p>
      <text:p text:style-name="Standard"><text:s/>thought it would make a nice change to set a book sequence</text:p>
      <text:p text:style-name="Standard"><text:s/>somewhere other than the UK or USA, 2) I had recently been</text:p>
      <text:p text:style-name="Standard"><text:s/>to Australia and drew on some of the places I’d visited,</text:p>
      <text:p text:style-name="Standard"><text:s/>such as Byron Bay which I drew from somewhat in conjuring</text:p>
      <text:p text:style-name="Standard"><text:s/>up Crescent Moon Bay and 3) I thought that Australia was in</text:p>
      <text:p text:style-name="Standard"><text:s/>good proximity to other countries which I could include as</text:p>
      <text:p text:style-name="Standard"><text:s/>the story developed."</text:p>
      <text:p text:style-name="Standard"><text:s/>&lt;br /&gt;</text:p>
      <text:p text:style-name="Standard"><text:s/>&lt;br /&gt;</text:p>
      <text:p text:style-name="Standard"/>
      <text:p text:style-name="Standard"><text:s/>&lt;h2&gt;Crescent Moon Bay High&lt;/h2&gt;</text:p>
      <text:p text:style-name="Standard"><text:s/>&lt;br /&gt;</text:p>
      <text:p text:style-name="Standard"><text:s/>The local school which Connor and Grace Tempest attended in</text:p>
      <text:p text:style-name="Standard"><text:s/>Crescent Moon Bay. With "dull old tests and required</text:p>
      <text:p text:style-name="Standard"><text:s/>reading lists", "you would have to go a long way to find a</text:p>
      <text:p text:style-name="Standard"><text:s/>nastier, more down-at-heel, more narrow-minded</text:p>
      <text:p text:style-name="Standard"><text:s/>institution." "At CMB High, his brain would have felt</text:p>
      <text:p text:style-name="Standard"><text:s/>totally numb after a double dose of Physics or Geography.</text:p>
      <text:p text:style-name="Standard"><text:s/>But, challenging as Commodore Kuo's lesson was, he could</text:p>
      <text:p text:style-name="Standard"><text:s/>have listened for another hour or more." "Getting praise</text:p>
      <text:p text:style-name="Standard"><text:s/>from a teacher was an entirely new experience for him" at</text:p>
      <text:p text:style-name="Standard"><text:s/>Pirate Academy.</text:p>
      <text:p text:style-name="Standard"><text:s/>&lt;br /&gt;</text:p>
      <text:p text:style-name="Standard"><text:s/>&lt;br /&gt;</text:p>
      <text:p text:style-name="Standard"/>
      <text:p text:style-name="Standard"><text:s/>&lt;h2&gt;Dani&lt;/h2&gt;</text:p>
      <text:p text:style-name="Standard"><text:s/>&lt;br /&gt;</text:p>
      <text:p text:style-name="Standard"><text:s/>She works at Sanctuary as one “of Mosh Zu's assistants”</text:p>
      <text:p text:style-name="Standard"><text:s/>wearing crimson robes and has “bright eyes”.</text:p>
      <text:p text:style-name="Standard"><text:s/>&lt;br /&gt;</text:p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Darcy"</text:p>
      <text:p text:style-name="Standard"><text:s/>src="files/page1_5.jpg"</text:p>
      <text:p text:style-name="Standard"><text:s/>width="150"</text:p>
      <text:p text:style-name="Standard"><text:soft-page-break/><text:s/>height="114" /&gt;</text:p>
      <text:p text:style-name="Standard"><text:s/>&lt;/div&gt;</text:p>
      <text:p text:style-name="Standard"/>
      <text:p text:style-name="Standard"><text:s/>&lt;h2&gt;Darcy Flotsam&lt;/h2&gt;</text:p>
      <text:p text:style-name="Standard"><text:s/>&lt;br /&gt;</text:p>
      <text:p text:style-name="Standard"><text:s/>See also &lt;a href=</text:p>
      <text:p text:style-name="Standard"><text:s/>"http://www.freewebs.com/vampirateseverything/characters.htm"</text:p>
      <text:p text:style-name="Standard"><text:s text:c="6"/>rel="external"</text:p>
      <text:p text:style-name="Standard"><text:s text:c="6"/>title=</text:p>
      <text:p text:style-name="Standard"><text:s text:c="6"/>"http://www.freewebs.com/vampirateseverything/characters.htm"&gt;</text:p>
      <text:p text:style-name="Standard"><text:s/>www.freewebs.com/vampirateseverything/characters.htm&lt;/a&gt;,</text:p>
      <text:p text:style-name="Standard"><text:s/>&lt;a href="http://www.vampirates.co.uk/meet-the-crew/Darcy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Darcy&lt;/a&gt;</text:p>
      <text:p text:style-name="Standard"><text:s text:c="6"/>and &lt;a href=</text:p>
      <text:p text:style-name="Standard"><text:s text:c="6"/>"http://www.vampirates.co.uk/vip-page/crew-confidential/darcy/"</text:p>
      <text:p text:style-name="Standard"><text:s text:c="6"/>rel="external"</text:p>
      <text:p text:style-name="Standard"><text:s text:c="6"/>title=</text:p>
      <text:p text:style-name="Standard"><text:s text:c="6"/>"http://www.vampirates.co.uk/vip-page/crew-confidential/darcy/"&gt;</text:p>
      <text:p text:style-name="Standard"/>
      <text:p text:style-name="Standard"><text:s/>www.vampirates.co.uk/vip-page/crew-confidential/darcy&lt;/a&gt;</text:p>
      <text:p text:style-name="Standard"><text:s/>&lt;br /&gt;</text:p>
      <text:p text:style-name="Standard"><text:s/>The Nocturne's "figurehead by day, figure of fun by night".</text:p>
      <text:p text:style-name="Standard"><text:s/>"Darcy Flotsam, entertainer at large, formerly of the</text:p>
      <text:p text:style-name="Standard"><text:s/>Titania" "was a young woman," with a "strange, squeaking,</text:p>
      <text:p text:style-name="Standard"><text:s/>cockney accent", "sleek black hair", " styled in a neat</text:p>
      <text:p text:style-name="Standard"><text:s/>bob," and she was "wearing an old-fashioned dress. ... She</text:p>
      <text:p text:style-name="Standard"><text:s/>had a headband too, with a black feather in it." She</text:p>
      <text:p text:style-name="Standard"><text:s/>"walked, with the elegance of a ballet dancer". When she</text:p>
      <text:p text:style-name="Standard"><text:s/>sings her "voice was high and breathy". "Darcy - with her</text:p>
      <text:p text:style-name="Standard"><text:s/>strange ways and words - always made her (Grace) feel</text:p>
      <text:p text:style-name="Standard"><text:s/>better." She "was such a generous soul" and was saving</text:p>
      <text:p text:style-name="Standard"><text:s/>herself "for Mr Jetsam, my one true love."</text:p>
      <text:p text:style-name="Standard"><text:s/>&lt;br /&gt;</text:p>
      <text:p text:style-name="Standard"><text:s/>&lt;br /&gt;</text:p>
      <text:p text:style-name="Standard"><text:s/>"It's my duty to sound the bell. It is my responsibility to</text:p>
      <text:p text:style-name="Standard"><text:s/>wake the crew." The Nightfall bell is rung after a quick</text:p>
      <text:p text:style-name="Standard"><text:s/>swim. "She had been clearly been wearing quite a bit of</text:p>
      <text:p text:style-name="Standard"><text:s/>make-up and it was running all over the place.", "It's my</text:p>
      <text:p text:style-name="Standard"><text:s/>duty to sound the bell and then light the lanterns. And</text:p>
      <text:p text:style-name="Standard"><text:s/>then I can go and get changed out of these wet things into</text:p>
      <text:p text:style-name="Standard"><text:s/>something lovely and dry." In the morning she rings the</text:p>
      <text:p text:style-name="Standard"><text:s/>Dawning bell before becoming the figurehead again. As a</text:p>
      <text:p text:style-name="Standard"><text:s/>figurehead she said "I can hardly hear you at the moment.</text:p>
      <text:p text:style-name="Standard"><text:s/>My head is filled with the sounds of waves during the day.</text:p>
      <text:p text:style-name="Standard"><text:s/>My ears and mouth are only wood until it grows dark. It's</text:p>
      <text:p text:style-name="Standard"><text:s/>not easy to talk until after nightfall." At dawn she</text:p>
      <text:p text:style-name="Standard"><text:s/>returns to "her position as figurehead" and "quickly</text:p>
      <text:p text:style-name="Standard"><text:soft-page-break/><text:s/>transforms from living flesh to a painted figurine." "You</text:p>
      <text:p text:style-name="Standard"><text:s/>can pretty much always trust that Darcy and Bart’s hearts</text:p>
      <text:p text:style-name="Standard"><text:s/>are in the right place."</text:p>
      <text:p text:style-name="Standard"><text:s/>&lt;br /&gt;</text:p>
      <text:p text:style-name="Standard"><text:s/>&lt;br /&gt;</text:p>
      <text:p text:style-name="Standard"><text:s/>Darcy (DAR see) is English and is from a Norman surname</text:p>
      <text:p text:style-name="Standard"><text:s/>meaning "from Arcy" from French D'Arcy, originally denoting</text:p>
      <text:p text:style-name="Standard"><text:s/>one who came from Arcy in France. It is also found in</text:p>
      <text:p text:style-name="Standard"><text:s/>Celtic/Gaelic meaning dark one. Flotsam (flŏt'səm) is the</text:p>
      <text:p text:style-name="Standard"><text:s/>wreckage or cargo that remains afloat after a ship has</text:p>
      <text:p text:style-name="Standard"><text:s/>sunk. Jetsam (jĕt'səm) is cargo or equipment thrown</text:p>
      <text:p text:style-name="Standard"><text:s/>overboard to lighten a ship in distress. On the Blue Peter</text:p>
      <text:p text:style-name="Standard"><text:s/>blog Justin Somper wrote "My friend Debbie has been</text:p>
      <text:p text:style-name="Standard"><text:s/>especially helpful and even gave me the idea for a</text:p>
      <text:p text:style-name="Standard"><text:s/>figurehead who comes to life - so I dedicate the character</text:p>
      <text:p text:style-name="Standard"><text:s/>of Darcy Flotsam to her!"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De Cloux&lt;/h2&gt;</text:p>
      <text:p text:style-name="Standard"><text:s/>&lt;br /&gt;</text:p>
      <text:p text:style-name="Standard"><text:s/>A pirate on the Diablo who is "a little over-eager" with</text:p>
      <text:p text:style-name="Standard"><text:s/>the sword.</text:p>
      <text:p text:style-name="Standard"><text:s/>&lt;br /&gt;</text:p>
      <text:p text:style-name="Standard"><text:s/>&lt;br /&gt;</text:p>
      <text:p text:style-name="Standard"/>
      <text:p text:style-name="Standard"><text:s/>&lt;h2&gt;Dexter Tempest&lt;/h2&gt;</text:p>
      <text:p text:style-name="Standard"/>
      <text:p text:style-name="Standard"><text:s/>&lt;br /&gt;</text:p>
      <text:p text:style-name="Standard"><text:s/>Ran the lighthouse at Crescent Moon Bay on the East Coast</text:p>
      <text:p text:style-name="Standard"><text:s/>of Australia &lt;span style="font:12px Verdana, serif;"&gt;and</text:p>
      <text:p text:style-name="Standard"><text:s/>single handedly&lt;/span&gt; brought up Grace and Conner Tempest.</text:p>
      <text:p text:style-name="Standard"><text:s/>He was often found drinking hot gum tea in the lamp room,</text:p>
      <text:p text:style-name="Standard"><text:s/>he had "keen eyes and an even sharper sense of duty".</text:p>
      <text:p text:style-name="Standard"><text:s/>Whenever the twins were upset, he used to sing them a sea</text:p>
      <text:p text:style-name="Standard"><text:s/>shanty. Unlike the twins his eyes were brown. One day he</text:p>
      <text:p text:style-name="Standard"><text:s/>had "left Crescent Moon Bay ... a year or so later - he</text:p>
      <text:p text:style-name="Standard"><text:s/>returned with heavy heart and two swaddled parcels</text:p>
      <text:p text:style-name="Standard"><text:s/>containing his twin children". "He had never been known to</text:p>
      <text:p text:style-name="Standard"><text:s/>wear a watch, preferring to set his clock by the sun and</text:p>
      <text:p text:style-name="Standard"><text:s/>moon, letting the ebb and flow of the light and tide mark</text:p>
      <text:p text:style-name="Standard"><text:s/>out his day."</text:p>
      <text:p text:style-name="Standard"><text:s/>&lt;br /&gt;</text:p>
      <text:p text:style-name="Standard"><text:s/>&lt;br /&gt;</text:p>
      <text:p text:style-name="Standard"><text:s/>From the Vampirates blog. "what I mean by “Trust the Tide!”</text:p>
      <text:p text:style-name="Standard"><text:s/>Well, you’ll have seen that it’s something that Dexter</text:p>
      <text:p text:style-name="Standard"><text:s/>Tempest says to Connor and Grace in the books. I often sign</text:p>
      <text:p text:style-name="Standard"><text:s/>books with that message too. It means to be an optimist, I</text:p>
      <text:p text:style-name="Standard"><text:soft-page-break/><text:s/>guess, and to have faith that things will be OK, even when</text:p>
      <text:p text:style-name="Standard"><text:s/>it might not feel that way. It’s a reassuring message for</text:p>
      <text:p text:style-name="Standard"><text:s/>Connor and Grace because they go through so much in these</text:p>
      <text:p text:style-name="Standard"><text:s/>books! And on that note (where better?)….</text:p>
      <text:p text:style-name="Standard"><text:s/>&lt;br /&gt;</text:p>
      <text:p text:style-name="Standard"><text:s/>Trust the tide!" Dexter (DEKS ter) in English is an</text:p>
      <text:p text:style-name="Standard"><text:s/>occupational surname meaning dyer of cloth. It is also</text:p>
      <text:p text:style-name="Standard"><text:s/>found in Latin meaning right-handed, auspicious. Tempest</text:p>
      <text:p text:style-name="Standard"><text:s/>(tĕm'pĭst) means a violent wind storm, frequently</text:p>
      <text:p text:style-name="Standard"><text:s/>accompanied by rain or a great disturbance or uproar.</text:p>
      <text:p text:style-name="Standard"><text:s/>&lt;br /&gt;</text:p>
      <text:p text:style-name="Standard"><text:s/>&lt;br /&gt;</text:p>
      <text:p text:style-name="Standard"/>
      <text:p text:style-name="Standard"><text:s/>&lt;h2&gt;The Diablo&lt;/h2&gt;</text:p>
      <text:p text:style-name="Standard"><text:s/>&lt;br /&gt;</text:p>
      <text:p text:style-name="Standard"><text:s/>See also the official website &lt;a href=</text:p>
      <text:p text:style-name="Standard"><text:s/>"http://www.vampirates.co.uk/explore/diablo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explore/diablo&lt;/a&gt;</text:p>
      <text:p text:style-name="Standard"><text:s/>&lt;br /&gt;</text:p>
      <text:p text:style-name="Standard"><text:s/>The pirate ship whose captain is Molucco Wrathe, "everyone</text:p>
      <text:p text:style-name="Standard"><text:s/>pitches in" "and the Diablo is a democracy." "Life on The</text:p>
      <text:p text:style-name="Standard"><text:s/>Diablo was based on teamwork and there was real friendship</text:p>
      <text:p text:style-name="Standard"><text:s/>amongst the crew, cutting through the hierarchy without</text:p>
      <text:p text:style-name="Standard"><text:s/>weakening it. There was no sense on The Diablo that even</text:p>
      <text:p text:style-name="Standard"><text:s/>one pirate was expendable." On the sides of the galleon is</text:p>
      <text:p text:style-name="Standard"><text:s/>'the wish' a device to allow the pirates to go from ship to</text:p>
      <text:p text:style-name="Standard"><text:s/>ship during attacks. "Being part of Molucco Wrathe's crew</text:p>
      <text:p text:style-name="Standard"><text:s/>gave you instant celebrity status in the pirate world."</text:p>
      <text:p text:style-name="Standard"><text:s/>Diablo is the Spanish word for 'devil'.</text:p>
      <text:p text:style-name="Standard"><text:s/>&lt;br /&gt;</text:p>
      <text:p text:style-name="Standard"><text:s/>&lt;br /&gt;</text:p>
      <text:p text:style-name="Standard"/>
      <text:p text:style-name="Standard"><text:s/>&lt;h2&gt;Diani&lt;/h2&gt;</text:p>
      <text:p text:style-name="Standard"><text:s/>&lt;br /&gt;</text:p>
      <text:p text:style-name="Standard"><text:s/>A female fishtail from the Lorelei. Diani is a form of</text:p>
      <text:p text:style-name="Standard"><text:s/>Dianira (DEE an ee rah) which is Greek and Spanish meaning</text:p>
      <text:p text:style-name="Standard"><text:s/>he who kills forcefully.</text:p>
      <text:p text:style-name="Standard"><text:s/>&lt;br /&gt;</text:p>
      <text:p text:style-name="Standard"><text:s/>&lt;br /&gt;</text:p>
      <text:p text:style-name="Standard"/>
      <text:p text:style-name="Standard"><text:s/>&lt;h2&gt;The Dirty Dolphin&lt;/h2&gt;</text:p>
      <text:p text:style-name="Standard"><text:s/>&lt;br /&gt;</text:p>
      <text:p text:style-name="Standard"/>
      <text:p text:style-name="Standard"><text:s/>"A beautiful old junk" found on the Calle del Marinero.</text:p>
      <text:p text:style-name="Standard"><text:s/>&lt;br /&gt;</text:p>
      <text:p text:style-name="Standard"><text:s/>&lt;br /&gt;</text:p>
      <text:p text:style-name="Standard"/>
      <text:p text:style-name="Standard"><text:soft-page-break/><text:s/>&lt;h2&gt;Dolph&lt;/h2&gt;</text:p>
      <text:p text:style-name="Standard"><text:s/>&lt;br /&gt;</text:p>
      <text:p text:style-name="Standard"><text:s/>The Dirty Dolphin's bartender. "A thickset guy in a</text:p>
      <text:p text:style-name="Standard"><text:s/>singlet." (vest) "An inky school of dolphins swam down each</text:p>
      <text:p text:style-name="Standard"><text:s/>of his arms. Even the barman's fingers were tattooed, just</text:p>
      <text:p text:style-name="Standard"><text:s/>below the knuckles. D-O-L-P-H."</text:p>
      <text:p text:style-name="Standard"><text:s/>&lt;br /&gt;</text:p>
      <text:p text:style-name="Standard"><text:s/>&lt;br /&gt;</text:p>
      <text:p text:style-name="Standard"/>
      <text:p text:style-name="Standard"><text:s/>&lt;h2&gt;Elisa&lt;/h2&gt;</text:p>
      <text:p text:style-name="Standard"><text:s/>&lt;br /&gt;</text:p>
      <text:p text:style-name="Standard"><text:s/>A server at Ma'Kettle's tavern with "tousled hair".</text:p>
      <text:p text:style-name="Standard"><text:s/>&lt;br /&gt;</text:p>
      <text:p text:style-name="Standard"><text:s/>&lt;br /&gt;</text:p>
      <text:p text:style-name="Standard"/>
      <text:p text:style-name="Standard"><text:s/>&lt;h2&gt;Ferryman&lt;/h2&gt;</text:p>
      <text:p text:style-name="Standard"><text:s/>&lt;br /&gt;</text:p>
      <text:p text:style-name="Standard"><text:s/>The person who operates "a small boat" which takes</text:p>
      <text:p text:style-name="Standard"><text:s/>passengers to Ma Kettle's Tavern jetty for a fee. Until he</text:p>
      <text:p text:style-name="Standard"><text:s/>has the misfortune to take Sidorio.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Captain Floris van Amstel&lt;/h2&gt;</text:p>
      <text:p text:style-name="Standard"><text:s/>&lt;br /&gt;</text:p>
      <text:p text:style-name="Standard"><text:s/>A teacher at the Pirate Academy formerly "of The</text:p>
      <text:p text:style-name="Standard"><text:s/>Kohi-Noor." The teachers at the Pirate Academy "are all</text:p>
      <text:p text:style-name="Standard"><text:s/>former captains - every one a pirating legend".</text:p>
      <text:p text:style-name="Standard"><text:s/>&lt;br /&gt;</text:p>
      <text:p text:style-name="Standard"><text:s/>&lt;br /&gt;</text:p>
      <text:p text:style-name="Standard"/>
      <text:p text:style-name="Standard"><text:s/>&lt;h2&gt;Flynn&lt;/h2&gt;</text:p>
      <text:p text:style-name="Standard"/>
      <text:p text:style-name="Standard"><text:s/>&lt;br /&gt;</text:p>
      <text:p text:style-name="Standard"><text:s/>Captain of the Lorelei and Kally's Dad. "He was older than</text:p>
      <text:p text:style-name="Standard"><text:s/>the other members of the crew, with a face weathered by the</text:p>
      <text:p text:style-name="Standard"><text:s/>ravages of time and a life at sea." His face resembled his</text:p>
      <text:p text:style-name="Standard"><text:s/>daughter's, "his eyes were blue - but they were a paler,</text:p>
      <text:p text:style-name="Standard"><text:s/>milkier hue", and "his hair ... was actually pure white."</text:p>
      <text:p text:style-name="Standard"><text:s/>"He walked erratically, a soft boot-step on the deckboards</text:p>
      <text:p text:style-name="Standard"><text:s/>with one foot, then a heavy thump with the next." The back</text:p>
      <text:p text:style-name="Standard"><text:s/>of chair "was carved to resemble the curve of a fish's</text:p>
      <text:p text:style-name="Standard"><text:s/>tail, disappearing into the waves." and had casters on it's</text:p>
      <text:p text:style-name="Standard"><text:s/>legs. He calls "the other crew-members 'kids'". He comes</text:p>
      <text:p text:style-name="Standard"><text:s/>"from a line of sailors," his "father was a captain and his</text:p>
      <text:p text:style-name="Standard"><text:s/>father before him. Diving was always our business." Flynn</text:p>
      <text:p text:style-name="Standard"><text:s/>(flin) is Gaelic and means Ruddy; red-headed.</text:p>
      <text:p text:style-name="Standard"><text:s/>&lt;br /&gt;</text:p>
      <text:p text:style-name="Standard"><text:soft-page-break/><text:s/>&lt;br /&gt;</text:p>
      <text:p text:style-name="Standard"/>
      <text:p text:style-name="Standard"><text:s/>&lt;h2&gt;Captain Francisco Moscardo&lt;/h2&gt;</text:p>
      <text:p text:style-name="Standard"><text:s/>&lt;br /&gt;</text:p>
      <text:p text:style-name="Standard"><text:s/>A teacher at the Pirate Academy "formerly of The Santa Anna</text:p>
      <text:p text:style-name="Standard"><text:s/>and The Inferno". The teachers at the Pirate Academy "are</text:p>
      <text:p text:style-name="Standard"><text:s/>all former captains - every one a pirating legend".</text:p>
      <text:p text:style-name="Standard"><text:s/>&lt;br /&gt;</text:p>
      <text:p text:style-name="Standard"><text:s/>&lt;br /&gt;</text:p>
      <text:p text:style-name="Standard"/>
      <text:p text:style-name="Standard"><text:s/>&lt;h2&gt;Gidaki Sarakakino&lt;/h2&gt;</text:p>
      <text:p text:style-name="Standard"><text:s/>&lt;br /&gt;</text:p>
      <text:p text:style-name="Standard"><text:s/>A swordsman from the Albatross. He had "a taut, musclebound</text:p>
      <text:p text:style-name="Standard"><text:s/>chest and arms, channelled with thick veins. ... Across the</text:p>
      <text:p text:style-name="Standard"><text:s/>tanned skin of his back was a vast tattoo of a bird with</text:p>
      <text:p text:style-name="Standard"><text:s/>long wings stretching out over his shoulderblades." He was</text:p>
      <text:p text:style-name="Standard"><text:s/>a large chap even making Bart "look puny." and he had "an</text:p>
      <text:p text:style-name="Standard"><text:s/>advantage in height" over Jez. Gidaki is a beach in Ithaca</text:p>
      <text:p text:style-name="Standard"><text:s/>Greece.</text:p>
      <text:p text:style-name="Standard"><text:s/>&lt;br /&gt;</text:p>
      <text:p text:style-name="Standard"><text:s/>&lt;br /&gt;</text:p>
      <text:p text:style-name="Standard"/>
      <text:p text:style-name="Standard"><text:s/>&lt;div class="image-left"&gt;</text:p>
      <text:p text:style-name="Standard"><text:s text:c="3"/>&lt;img class="imageStyle"</text:p>
      <text:p text:style-name="Standard"><text:s/>alt="Tempest Twins"</text:p>
      <text:p text:style-name="Standard"><text:s/>src="files/tempesttwins.jpg"</text:p>
      <text:p text:style-name="Standard"><text:s/>width="150"</text:p>
      <text:p text:style-name="Standard"><text:s/>height="111" /&gt;</text:p>
      <text:p text:style-name="Standard"><text:s/>&lt;/div&gt;</text:p>
      <text:p text:style-name="Standard"/>
      <text:p text:style-name="Standard"><text:s/>&lt;h2&gt;Grace Tempest&lt;/h2&gt;</text:p>
      <text:p text:style-name="Standard"><text:s/>&lt;br /&gt;</text:p>
      <text:p text:style-name="Standard"><text:s/>See also the official website &lt;a href=</text:p>
      <text:p text:style-name="Standard"><text:s/>"http://www.vampirates.co.uk/meet-the-crew/grace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grace&lt;/a&gt;</text:p>
      <text:p text:style-name="Standard"><text:s text:c="6"/>and &lt;a href=</text:p>
      <text:p text:style-name="Standard"><text:s text:c="6"/>"http://www.freewebs.com/vampirateseverything/characters.htm"</text:p>
      <text:p text:style-name="Standard"><text:s text:c="6"/>rel="external"</text:p>
      <text:p text:style-name="Standard"><text:s text:c="6"/>title=</text:p>
      <text:p text:style-name="Standard"><text:s text:c="6"/>"http://www.freewebs.com/vampirateseverything/characters.htm"&gt;</text:p>
      <text:p text:style-name="Standard"><text:s/>www.freewebs.com/vampirateseverything/characters.htm&lt;/a&gt;</text:p>
      <text:p text:style-name="Standard"><text:s/>&lt;br /&gt;</text:p>
      <text:p text:style-name="Standard"/>
      <text:p text:style-name="Standard"><text:s/>A fourteen year old and the female protagonist (primary</text:p>
      <text:p text:style-name="Standard"><text:s/>focus) of the story. She has been described in several</text:p>
      <text:p text:style-name="Standard"><text:s/>ways: "Grace was thin and bony as a rake, but as tough as</text:p>
      <text:p text:style-name="Standard"><text:s/>an old boot", "quite fearless", "steely mental strength",</text:p>
      <text:p text:style-name="Standard"><text:soft-page-break/><text:s/>"tall, lanky with a rare intelligence" and "as sharp as a</text:p>
      <text:p text:style-name="Standard"><text:s/>tack". She also enjoys watching the ocean, listening to</text:p>
      <text:p text:style-name="Standard"><text:s/>storms and "the repetitive aspects of cooking – finding</text:p>
      <text:p text:style-name="Standard"><text:s/>that gave her a sense of calm and control". "Once Grace's</text:p>
      <text:p text:style-name="Standard"><text:s/>mind was made up, it was implacable." (Impossible to</text:p>
      <text:p text:style-name="Standard"><text:s/>placate or appease.) "You are courageous and wise, Grace.</text:p>
      <text:p text:style-name="Standard"><text:s/>You have great powers, but you do not yet, I think, quite</text:p>
      <text:p text:style-name="Standard"><text:s/>understand the extent of them. Or how best to use them."</text:p>
      <text:p text:style-name="Standard"><text:s/>Grace was told she has “something of the healer's art about</text:p>
      <text:p text:style-name="Standard"><text:s/>you.”</text:p>
      <text:p text:style-name="Standard"><text:s/>&lt;br /&gt;</text:p>
      <text:p text:style-name="Standard"><text:s/>&lt;br /&gt;</text:p>
      <text:p text:style-name="Standard"><text:s/>"Grace was hard presses to remember the last time she'd</text:p>
      <text:p text:style-name="Standard"><text:s/>worn a dress", before her stay on The Nocturne. "Her two</text:p>
      <text:p text:style-name="Standard"><text:s/>most precious possessions" were a chain and locket around</text:p>
      <text:p text:style-name="Standard"><text:s/>her neck from Connor with Lorcan's ring which she had for a</text:p>
      <text:p text:style-name="Standard"><text:s/>while.</text:p>
      <text:p text:style-name="Standard"><text:s/>&lt;br /&gt;</text:p>
      <text:p text:style-name="Standard"><text:s/>&lt;br /&gt;</text:p>
      <text:p text:style-name="Standard"><text:s/>The Tempest Twins have auburn hair and bright green eyes</text:p>
      <text:p text:style-name="Standard"><text:s/>"as if an emerald had been cut in two". Grace' has</text:p>
      <text:p text:style-name="Standard"><text:s/>"beautiful skin. Smooth as silk." "Somehow, she always</text:p>
      <text:p text:style-name="Standard"><text:s/>managed to argue things around to her way of thinking."</text:p>
      <text:p text:style-name="Standard"><text:s/>They often felt like the outsiders in their hometown,</text:p>
      <text:p text:style-name="Standard"><text:s/>Crescent Moon Bay, as they "seemed talented in ways other</text:p>
      <text:p text:style-name="Standard"><text:s/>kids were not." They were "two kids who, through force of</text:p>
      <text:p text:style-name="Standard"><text:s/>circumstance, had had to grow up far too fast." They also</text:p>
      <text:p text:style-name="Standard"><text:s/>"have such an admirable desire to protect the other."</text:p>
      <text:p text:style-name="Standard"><text:s/>&lt;br /&gt;</text:p>
      <text:p text:style-name="Standard"><text:s/>&lt;br /&gt;</text:p>
      <text:p text:style-name="Standard"><text:s/>Grace (GRAYS) is Latin and means good will, in the grace of</text:p>
      <text:p text:style-name="Standard"><text:s/>God. Tempest (tĕm'pĭst) means a violent wind storm,</text:p>
      <text:p text:style-name="Standard"><text:s/>frequently accompanied by rain or a great disturbance or</text:p>
      <text:p text:style-name="Standard"><text:s/>uproar.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Captain Gresham&lt;/h2&gt;</text:p>
      <text:p text:style-name="Standard"><text:s/>&lt;br /&gt;</text:p>
      <text:p text:style-name="Standard"><text:s/>"A distinguished-looking man, with a neat white beard and</text:p>
      <text:p text:style-name="Standard"><text:s/>moustache," found frequenting Ma Kettle's Tavern. Gresh·am</text:p>
      <text:p text:style-name="Standard"><text:s/>(grĕsh'əm) is a city of northwest Oregon, a mainly</text:p>
      <text:p text:style-name="Standard"><text:s/>residential suburb of Portland.</text:p>
      <text:p text:style-name="Standard"><text:s/>&lt;br /&gt;</text:p>
      <text:p text:style-name="Standard"><text:s/>&lt;br /&gt;</text:p>
      <text:p text:style-name="Standard"/>
      <text:p text:style-name="Standard"><text:s/>&lt;h2&gt;Ithaca&lt;/h2&gt;</text:p>
      <text:p text:style-name="Standard"/>
      <text:p text:style-name="Standard"><text:soft-page-break/><text:s/>&lt;br /&gt;</text:p>
      <text:p text:style-name="Standard"><text:s/>An island in the Ionian Sea, in Greece, where Molucco</text:p>
      <text:p text:style-name="Standard"><text:s/>Wrathe last saw Narcisos Drakoulis. Ithaca is believed to</text:p>
      <text:p text:style-name="Standard"><text:s/>have got it's name from several sources, Ithacos a</text:p>
      <text:p text:style-name="Standard"><text:s/>mythological hero, the Greek words meaning cheerful,</text:p>
      <text:p text:style-name="Standard"><text:s/>straight, just or true and lastly a Phoenician word meaning</text:p>
      <text:p text:style-name="Standard"><text:s/>colony.</text:p>
      <text:p text:style-name="Standard"><text:s/>&lt;br /&gt;</text:p>
      <text:p text:style-name="Standard"><text:s/>&lt;br /&gt;</text:p>
      <text:p text:style-name="Standard"/>
      <text:p text:style-name="Standard"><text:s/>&lt;h2&gt;Ivan&lt;/h2&gt;</text:p>
      <text:p text:style-name="Standard"><text:s/>&lt;br /&gt;</text:p>
      <text:p text:style-name="Standard"><text:s/>Student at pirate academy engrossed in Sebastian copy of</text:p>
      <text:p text:style-name="Standard"><text:s/>'The Book of Five Cutlasses'. Ivan (ee VAHN or EYE vun) is</text:p>
      <text:p text:style-name="Standard"><text:s/>a version of John and is Hebrew meaning God is gracious.</text:p>
      <text:p text:style-name="Standard"><text:s/>&lt;br /&gt;</text:p>
      <text:p text:style-name="Standard"><text:s/>&lt;br /&gt;</text:p>
      <text:p text:style-name="Standard"/>
      <text:p text:style-name="Standard"><text:s/>&lt;h2&gt;Toothless Jack&lt;/h2&gt;</text:p>
      <text:p text:style-name="Standard"><text:s/>&lt;br /&gt;</text:p>
      <text:p text:style-name="Standard"><text:s/>One of the two "most useless excuses for pirates you'll</text:p>
      <text:p text:style-name="Standard"><text:s/>ever meet" on the Diablo. "His mouth opened to reveal a</text:p>
      <text:p text:style-name="Standard"><text:s/>desert of space, broken only by a few stumps of rotten,</text:p>
      <text:p text:style-name="Standard"><text:s/>brown teeth and scraps of food." Jack (JAK) is Hebrew</text:p>
      <text:p text:style-name="Standard"><text:s/>meaning God is gracious.</text:p>
      <text:p text:style-name="Standard"><text:s/>&lt;br /&gt;</text:p>
      <text:p text:style-name="Standard"><text:s/>&lt;br /&gt;</text:p>
      <text:p text:style-name="Standard"/>
      <text:p text:style-name="Standard"><text:s/>&lt;h2&gt;Jacoby Blunt&lt;/h2&gt;</text:p>
      <text:p text:style-name="Standard"><text:s/>&lt;br /&gt;</text:p>
      <text:p text:style-name="Standard"/>
      <text:p text:style-name="Standard"><text:s/>"A tall, good-looking boy with flushed cheeks and pale</text:p>
      <text:p text:style-name="Standard"><text:s/>straw-like hair" with "grey-blue eyes." "Jacoby is perhaps</text:p>
      <text:p text:style-name="Standard"><text:s/>the finest fighter at the Academy," and "the most</text:p>
      <text:p text:style-name="Standard"><text:s/>easy-going of companions." "Nothing seemed to faze him". He</text:p>
      <text:p text:style-name="Standard"><text:s/>is in his final year at pirate academy (year 10).</text:p>
      <text:p text:style-name="Standard"><text:s/>&lt;br /&gt;</text:p>
      <text:p text:style-name="Standard"><text:s/>&lt;br /&gt;</text:p>
      <text:p text:style-name="Standard"><text:s/>Jacoby (ya KO bi/JAK oh bee) is found in Hebrew and Latin</text:p>
      <text:p text:style-name="Standard"><text:s/>meaning held by the heel. Blunt (blŭnt) means Having a dull</text:p>
      <text:p text:style-name="Standard"><text:s/>edge or end; not sharp and lacking in feeling; insensitive.</text:p>
      <text:p text:style-name="Standard"><text:s/>&lt;br /&gt;</text:p>
      <text:p text:style-name="Standard"><text:s/>&lt;br /&gt;</text:p>
      <text:p text:style-name="Standard"/>
      <text:p text:style-name="Standard"><text:s/>&lt;h2&gt;Jamie&lt;/h2&gt;</text:p>
      <text:p text:style-name="Standard"><text:s/>&lt;br /&gt;</text:p>
      <text:p text:style-name="Standard"><text:s/>Works in the Vampirate kitchen for his Aunt the cook and</text:p>
      <text:p text:style-name="Standard"><text:s/>has "a beaming face", although she describes him as a</text:p>
      <text:p text:style-name="Standard"><text:s/>"good-for-nothing lump of a nephew of mine." He also likes</text:p>
      <text:p text:style-name="Standard"><text:soft-page-break/><text:s/>food "throwing a deep red apple in the air and catching it</text:p>
      <text:p text:style-name="Standard"><text:s/>between his teeth. He had unusually sharp teeth, she</text:p>
      <text:p text:style-name="Standard"><text:s/>thought, as he bit deep through the skin and into the</text:p>
      <text:p text:style-name="Standard"><text:s/>creamy white flesh. But vampires don't eat food, did they?"</text:p>
      <text:p text:style-name="Standard"><text:s/>Jamie (JAY mee) in Hebrew means Supplanter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Jasmine Peacock&lt;/h2&gt;</text:p>
      <text:p text:style-name="Standard"><text:s/>&lt;br /&gt;</text:p>
      <text:p text:style-name="Standard"><text:s/>"The foxiest girl at Pirate Academy" with "brains as well</text:p>
      <text:p text:style-name="Standard"><text:s/>as beauty". She has "green eyes and silky black hair."</text:p>
      <text:p text:style-name="Standard"><text:s/>&lt;br /&gt;</text:p>
      <text:p text:style-name="Standard"><text:s/>&lt;br /&gt;</text:p>
      <text:p text:style-name="Standard"><text:s/>Jasmine (JAZ min) is a flowering plant with a gorgeous</text:p>
      <text:p text:style-name="Standard"><text:s/>fragrance. A peacock (pē'kŏk') is a male peafowl,</text:p>
      <text:p text:style-name="Standard"><text:s/>distinguished by its crested head, brilliant blue or green</text:p>
      <text:p text:style-name="Standard"><text:s/>plumage, and long modified back feathers that are marked</text:p>
      <text:p text:style-name="Standard"><text:s/>with iridescent eye like spots and that can be spread in a</text:p>
      <text:p text:style-name="Standard"><text:s/>fan like form, it also is used for a vain person, a dandy.</text:p>
      <text:p text:style-name="Standard"><text:s/>&lt;br /&gt;</text:p>
      <text:p text:style-name="Standard"><text:s/>&lt;br /&gt;</text:p>
      <text:p text:style-name="Standard"/>
      <text:p text:style-name="Standard"><text:s/>&lt;h2&gt;Javier&lt;/h2&gt;</text:p>
      <text:p text:style-name="Standard"><text:s/>&lt;br /&gt;</text:p>
      <text:p text:style-name="Standard"><text:s/>A male pirate on the Diablo who is "a little over-eager"</text:p>
      <text:p text:style-name="Standard"><text:s/>with the sword. Javier (hav YEHR) is Basque meaning New</text:p>
      <text:p text:style-name="Standard"><text:s/>house.</text:p>
      <text:p text:style-name="Standard"><text:s/>&lt;br /&gt;</text:p>
      <text:p text:style-name="Standard"><text:s/>&lt;br /&gt;</text:p>
      <text:p text:style-name="Standard"/>
      <text:p text:style-name="Standard"><text:s/>&lt;h2&gt;Little Jenny Petrel&lt;/h2&gt;</text:p>
      <text:p text:style-name="Standard"><text:s/>&lt;br /&gt;</text:p>
      <text:p text:style-name="Standard"/>
      <text:p text:style-name="Standard"><text:s/>A former serving girl at Ma Kettle's Tavern. "She like a</text:p>
      <text:p text:style-name="Standard"><text:s/>little angel."</text:p>
      <text:p text:style-name="Standard"><text:s/>&lt;br /&gt;</text:p>
      <text:p text:style-name="Standard"><text:s/>&lt;br /&gt;</text:p>
      <text:p text:style-name="Standard"/>
      <text:p text:style-name="Standard"><text:s/>&lt;div class="image-left"&gt;</text:p>
      <text:p text:style-name="Standard"><text:s text:c="3"/>&lt;img class="imageStyle"</text:p>
      <text:p text:style-name="Standard"><text:s/>alt="3buccaneers"</text:p>
      <text:p text:style-name="Standard"><text:s/>src="files/3buccaneers.jpg"</text:p>
      <text:p text:style-name="Standard"><text:s/>width="40"</text:p>
      <text:p text:style-name="Standard"><text:s/>height="40" /&gt;</text:p>
      <text:p text:style-name="Standard"><text:s/>&lt;/div&gt;</text:p>
      <text:p text:style-name="Standard"/>
      <text:p text:style-name="Standard"><text:s/>&lt;h2&gt;Jez Stukeley&lt;/h2&gt;</text:p>
      <text:p text:style-name="Standard"><text:soft-page-break/><text:s/>&lt;br /&gt;</text:p>
      <text:p text:style-name="Standard"/>
      <text:p text:style-name="Standard"><text:s/>See also the official website &lt;a href=</text:p>
      <text:p text:style-name="Standard"><text:s/>"http://www.vampirates.co.uk/meet-the-crew/Stukeley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Stukeley&lt;/a&gt;</text:p>
      <text:p text:style-name="Standard"><text:s/>&lt;br /&gt;</text:p>
      <text:p text:style-name="Standard"><text:s/>He has "long wet eyelashes". "From his garb alone, you can</text:p>
      <text:p text:style-name="Standard"><text:s/>tell he was a pirate, even were his hands not folded about</text:p>
      <text:p text:style-name="Standard"><text:s/>a cutlass and even if the skull and bones flag was not tied</text:p>
      <text:p text:style-name="Standard"><text:s/>about his wrist." Like the other two 'Buccaneers' he has a</text:p>
      <text:p text:style-name="Standard"><text:s/>tattoo on "the inside of his forearm ... a picture of three</text:p>
      <text:p text:style-name="Standard"><text:s/>cutlasses, their hilts intertwined."</text:p>
      <text:p text:style-name="Standard"><text:s/>&lt;br /&gt;</text:p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Jez"</text:p>
      <text:p text:style-name="Standard"><text:s/>src="files/page1_8.jpg"</text:p>
      <text:p text:style-name="Standard"><text:s/>width="150"</text:p>
      <text:p text:style-name="Standard"><text:s/>height="115" /&gt;</text:p>
      <text:p text:style-name="Standard"><text:s/>&lt;/div&gt;“Awful popular he was. A pirate lad” on the Diablo</text:p>
      <text:p text:style-name="Standard"><text:s/>and one of the 'three Buccaneers', before he died. “Killed</text:p>
      <text:p text:style-name="Standard"><text:s/>in a due on a pirate deck,” using "his épée". He had "been</text:p>
      <text:p text:style-name="Standard"><text:s/>a pirate since" he "was knee-high to a sea-urchin" and was</text:p>
      <text:p text:style-name="Standard"><text:s/>a "brave and honourable man". "From the start he kept us</text:p>
      <text:p text:style-name="Standard"><text:s/>amused with his sharp wit and his love of a good tale."</text:p>
      <text:p text:style-name="Standard"><text:s/>With Bart they "were two of the most popular pirates on</text:p>
      <text:p text:style-name="Standard"><text:s/>board. Both were in their early twenties now". “A handsome</text:p>
      <text:p text:style-name="Standard"><text:s/>pirate.” "Jez was smaller and leaner but, truth be told,</text:p>
      <text:p text:style-name="Standard"><text:s/>the more accomplished swordsman." He took "Connor under his</text:p>
      <text:p text:style-name="Standard"><text:s/>wing" and with his "full genius of rapier-handling" helped</text:p>
      <text:p text:style-name="Standard"><text:s/>"his young apprentice." "He was never too busy to help out</text:p>
      <text:p text:style-name="Standard"><text:s/>another fellow in need."</text:p>
      <text:p text:style-name="Standard"><text:s/>&lt;br /&gt;</text:p>
      <text:p text:style-name="Standard"/>
      <text:p text:style-name="Standard"><text:s/>&lt;br /&gt;</text:p>
      <text:p text:style-name="Standard"><text:s/>He is sired by Sidorio at twenty-three and returns as his</text:p>
      <text:p text:style-name="Standard"><text:s/>Vampirate lieutenant. "Sidorio is his captain and his</text:p>
      <text:p text:style-name="Standard"><text:s/>father. It is an unbreakable bond." "This is a second</text:p>
      <text:p text:style-name="Standard"><text:s/>chance. And Stukeley intends to be the very model of a good</text:p>
      <text:p text:style-name="Standard"><text:s/>and trustworthy lieutenant." "It is always down to Stukeley</text:p>
      <text:p text:style-name="Standard"><text:s/>to provide the charm." He is now "pale as marble except for</text:p>
      <text:p text:style-name="Standard"><text:s/>a deep indigo gash" on his chest and he "is getting good at</text:p>
      <text:p text:style-name="Standard"><text:s/>surfing, really good." considering "only lately having</text:p>
      <text:p text:style-name="Standard"><text:s/>acquired the skill."</text:p>
      <text:p text:style-name="Standard"><text:s/>&lt;br /&gt;</text:p>
      <text:p text:style-name="Standard"><text:soft-page-break/><text:s/>&lt;br /&gt;</text:p>
      <text:p text:style-name="Standard"><text:s/>** I do sometimes base my characters on real people I've</text:p>
      <text:p text:style-name="Standard"><text:s/>met but generally they are a bit of a mix of people and</text:p>
      <text:p text:style-name="Standard"><text:s/>then evolve into something a little different as their</text:p>
      <text:p text:style-name="Standard"><text:s/>involvement in the story gathers momentum. The best example</text:p>
      <text:p text:style-name="Standard"><text:s/>is Jez Stukeley, who was originally inspired by broadcaster</text:p>
      <text:p text:style-name="Standard"><text:s/>Jez Edwards, who interviewed me on the BBC. He was the</text:p>
      <text:p text:style-name="Standard"><text:s/>initial inspiration for Jez but the character has gone off</text:p>
      <text:p text:style-name="Standard"><text:s/>in his own - dark - direction from that impetus. **</text:p>
      <text:p text:style-name="Standard"><text:s/>&lt;br /&gt;</text:p>
      <text:p text:style-name="Standard"><text:s/>&lt;br /&gt;</text:p>
      <text:p text:style-name="Standard"><text:s/>Jez is short for Jeremy (JER ah mee), which means God's</text:p>
      <text:p text:style-name="Standard"><text:s/>appointed one in Hebrew. The Stukeleys is a civil parish in</text:p>
      <text:p text:style-name="Standard"><text:s/>Huntingdonshire in Cambridgeshire, consisting of the</text:p>
      <text:p text:style-name="Standard"><text:s/>villages of Great Stukeley and Little Stukeley.</text:p>
      <text:p text:style-name="Standard"><text:s/>&lt;br /&gt;</text:p>
      <text:p text:style-name="Standard"><text:s/>&lt;br /&gt;</text:p>
      <text:p text:style-name="Standard"/>
      <text:p text:style-name="Standard"><text:s/>&lt;h2&gt;João&lt;/h2&gt;</text:p>
      <text:p text:style-name="Standard"><text:s/>&lt;br /&gt;</text:p>
      <text:p text:style-name="Standard"><text:s/>A male fishtail from the Lorelei who plays the guitar. João</text:p>
      <text:p text:style-name="Standard"><text:s/>(zja OH) is Hebrew meaning God is gracious. On the Blue</text:p>
      <text:p text:style-name="Standard"><text:s/>Peter blog Justin Somper wrote "The character of Joao in</text:p>
      <text:p text:style-name="Standard"><text:s/>Dead Deep was a tribute to a Brazilian boy called Joao who</text:p>
      <text:p text:style-name="Standard"><text:s/>had written to me about the books."</text:p>
      <text:p text:style-name="Standard"><text:s/>&lt;br /&gt;</text:p>
      <text:p text:style-name="Standard"><text:s/>&lt;br /&gt;</text:p>
      <text:p text:style-name="Standard"/>
      <text:p text:style-name="Standard"><text:s/>&lt;h2&gt;Commodore John Kuo&lt;/h2&gt;</text:p>
      <text:p text:style-name="Standard"><text:s/>&lt;br /&gt;</text:p>
      <text:p text:style-name="Standard"/>
      <text:p text:style-name="Standard"><text:s/>"John Kuo is not merely Headmaster of the Pirate Academy.</text:p>
      <text:p text:style-name="Standard"><text:s/>He's one of the most powerful operatives in the Pirate</text:p>
      <text:p text:style-name="Standard"><text:s/>Federation." Teaches modern pirate behaviour. "Commodore</text:p>
      <text:p text:style-name="Standard"><text:s/>Kuo was smartly dresses in calico britches tucked into tall</text:p>
      <text:p text:style-name="Standard"><text:s/>leather boots," made of stingray skin, "which seemed to</text:p>
      <text:p text:style-name="Standard"><text:s/>shimmer in the sunlight. He wore a crisp white shirt - open</text:p>
      <text:p text:style-name="Standard"><text:s/>to reveal the beginnings of a strong, tanned chest - and a</text:p>
      <text:p text:style-name="Standard"><text:s/>red silk waistcoat. Hanging around his neck was a chain</text:p>
      <text:p text:style-name="Standard"><text:s/>with four charms on it. He wore his silver-grey hair to his</text:p>
      <text:p text:style-name="Standard"><text:s/>shoulders ... - his hair was smooth, well groomed ... His</text:p>
      <text:p text:style-name="Standard"><text:s/>handsome face was tanned and his dark brown eyes sparkled".</text:p>
      <text:p text:style-name="Standard"><text:s/>The four charms were "a sword, a compass an anchor and a</text:p>
      <text:p text:style-name="Standard"><text:s/>pearl." The sword was a miniature of his "very own Toledo</text:p>
      <text:p text:style-name="Standard"><text:s/>Blade" a simple "long, sword, the hilt of which was</text:p>
      <text:p text:style-name="Standard"><text:s/>leather-bound" with "stingray skin". While working at his</text:p>
      <text:p text:style-name="Standard"><text:s/>"immaculately tidy desk" he also wears "a small pair of</text:p>
      <text:p text:style-name="Standard"><text:s/>spectacles" and writes with "turquoise ink".</text:p>
      <text:p text:style-name="Standard"><text:s/>&lt;br /&gt;</text:p>
      <text:p text:style-name="Standard"><text:soft-page-break/><text:s/>&lt;br /&gt;</text:p>
      <text:p text:style-name="Standard"><text:s/>John (jon) is Hebrew meaning God is gracious. Kuo is</text:p>
      <text:p text:style-name="Standard"><text:s/>Chinese, for Kuo's meaning Guo. The first character,</text:p>
      <text:p text:style-name="Standard"><text:s/>pronounced as 'Guo' with a flat tone is a common surname</text:p>
      <text:p text:style-name="Standard"><text:s/>and the 2nd character with a falling and then rising tone</text:p>
      <text:p text:style-name="Standard"><text:s/>is a less common surname. Both of them are likely to be the</text:p>
      <text:p text:style-name="Standard"><text:s/>surname from the Guo countries. The 3rd</text:p>
      <text:p text:style-name="Standard"><text:s/>character&amp;nbsp;could also be a surname. There used to be</text:p>
      <text:p text:style-name="Standard"><text:s/>not much more than 150 in total for over a billion people,</text:p>
      <text:p text:style-name="Standard"><text:s/>but there are over 18,000 surnames in China these days.</text:p>
      <text:p text:style-name="Standard"><text:s/>According to statistics in 1996, single sound with single</text:p>
      <text:p text:style-name="Standard"><text:s/>character surnames (such as Li, Wang, Zhao, Guo, Kuo, etc.</text:p>
      <text:p text:style-name="Standard"><text:s/>) were 5732. A Toledo Bland (tə-lē'dō) is a fine-tempered</text:p>
      <text:p text:style-name="Standard"><text:s/>sword or steel sword blade made in Toledo, Spain.</text:p>
      <text:p text:style-name="Standard"><text:s/>&lt;br /&gt;</text:p>
      <text:p text:style-name="Standard"><text:s/>&lt;br /&gt;</text:p>
      <text:p text:style-name="Standard"/>
      <text:p text:style-name="Standard"><text:s/>&lt;h2&gt;Johnna&lt;/h2&gt;</text:p>
      <text:p text:style-name="Standard"><text:s/>&lt;br /&gt;</text:p>
      <text:p text:style-name="Standard"/>
      <text:p text:style-name="Standard"><text:s/>A pirate from the Diablo in the second eight fighting team.</text:p>
      <text:p text:style-name="Standard"><text:s/>She was promoted to first eight when Cheng Li wanted to</text:p>
      <text:p text:style-name="Standard"><text:s/>watch Connor's back. Johnna (JAH nah) is Hebrew God is</text:p>
      <text:p text:style-name="Standard"><text:s/>gracious.</text:p>
      <text:p text:style-name="Standard"><text:s/>&lt;br /&gt;</text:p>
      <text:p text:style-name="Standard"><text:s/>&lt;br /&gt;</text:p>
      <text:p text:style-name="Standard"/>
      <text:p text:style-name="Standard"><text:s/>&lt;h2&gt;Johnny&lt;/h2&gt;</text:p>
      <text:p text:style-name="Standard"><text:s/>&lt;br /&gt;</text:p>
      <text:p text:style-name="Standard"><text:s/>Plays the base at Ma Kettle's Tavern and she does not pay</text:p>
      <text:p text:style-name="Standard"><text:s/>him. Johnny (JON ee) Hebrew God is gracious.</text:p>
      <text:p text:style-name="Standard"><text:s/>&lt;br /&gt;</text:p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Johnny"</text:p>
      <text:p text:style-name="Standard"><text:s/>src="files/page1_9.jpg"</text:p>
      <text:p text:style-name="Standard"><text:s/>width="150"</text:p>
      <text:p text:style-name="Standard"><text:s/>height="115" /&gt;</text:p>
      <text:p text:style-name="Standard"><text:s/>&lt;/div&gt;</text:p>
      <text:p text:style-name="Standard"/>
      <text:p text:style-name="Standard"><text:s/>&lt;h2&gt;Johnny Desperado&lt;/h2&gt;</text:p>
      <text:p text:style-name="Standard"><text:s/>&lt;br /&gt;</text:p>
      <text:p text:style-name="Standard"><text:s/>See also the official website &lt;a href=</text:p>
      <text:p text:style-name="Standard"><text:s/>"http://www.vampirates.co.uk/meet-the-crew/Johnny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Johnny&lt;/a&gt;</text:p>
      <text:p text:style-name="Standard"><text:soft-page-break/><text:s text:c="6"/>and &lt;a href=</text:p>
      <text:p text:style-name="Standard"><text:s text:c="6"/>"http://www.freewebs.com/vampirateseverything/characters.htm"</text:p>
      <text:p text:style-name="Standard"><text:s text:c="6"/>rel="external"</text:p>
      <text:p text:style-name="Standard"><text:s text:c="6"/>title=</text:p>
      <text:p text:style-name="Standard"><text:s text:c="6"/>"http://www.freewebs.com/vampirateseverything/characters.htm"&gt;</text:p>
      <text:p text:style-name="Standard"/>
      <text:p text:style-name="Standard"><text:s/>www.freewebs.com/vampirateseverything/characters.htm&lt;/a&gt;</text:p>
      <text:p text:style-name="Standard"><text:s/>&lt;br /&gt;</text:p>
      <text:p text:style-name="Standard"><text:s/>Johny was a Vaquero before becoming a vampire. When "out of</text:p>
      <text:p text:style-name="Standard"><text:s/>his Sanctuary robes" he was "dressed instead, in boots,</text:p>
      <text:p text:style-name="Standard"><text:s/>jeans, a chequered shirt rolled up to his elbows and a</text:p>
      <text:p text:style-name="Standard"><text:s/>stetson."</text:p>
      <text:p text:style-name="Standard"><text:s/>&lt;br /&gt;</text:p>
      <text:p text:style-name="Standard"><text:s/>&lt;br /&gt;</text:p>
      <text:p text:style-name="Standard"><text:s/>From the &lt;a href=</text:p>
      <text:p text:style-name="Standard"><text:s/>"http://www.vampirates.co.uk/vip-page/blog/blogjustinisback/"</text:p>
      <text:p text:style-name="Standard"><text:s text:c="6"/>rel="external"</text:p>
      <text:p text:style-name="Standard"><text:s text:c="6"/>title="www.vampirates.co.uk"&gt;vampirates.co.uk</text:p>
      <text:p text:style-name="Standard"><text:s text:c="6"/>blog&lt;/a&gt;, "Sidorio has started calling Johnny</text:p>
      <text:p text:style-name="Standard"><text:s text:c="6"/>"Stetson" on account of JD's trademark cowboy hat!"</text:p>
      <text:p text:style-name="Standard"><text:s text:c="6"/>Johnny (JON ee) Hebrew God is gracious.</text:p>
      <text:p text:style-name="Standard"><text:s/>&lt;br /&gt;</text:p>
      <text:p text:style-name="Standard"><text:s/>&lt;br /&gt;</text:p>
      <text:p text:style-name="Standard"/>
      <text:p text:style-name="Standard"><text:s/>&lt;h2&gt;Joshua&lt;/h2&gt;</text:p>
      <text:p text:style-name="Standard"><text:s/>&lt;br /&gt;</text:p>
      <text:p text:style-name="Standard"><text:s/>A pirate on the Diablo, he leads one of the teams of</text:p>
      <text:p text:style-name="Standard"><text:s/>broadswords. Joshua (JAH shoo ah) is Hebrew and means god</text:p>
      <text:p text:style-name="Standard"><text:s/>rescues.</text:p>
      <text:p text:style-name="Standard"><text:s/>&lt;br /&gt;</text:p>
      <text:p text:style-name="Standard"><text:s/>&lt;br /&gt;</text:p>
      <text:p text:style-name="Standard"/>
      <text:p text:style-name="Standard"><text:s/>&lt;h2&gt;Kalypso, Kally or Kal&lt;/h2&gt;</text:p>
      <text:p text:style-name="Standard"><text:s/>&lt;br /&gt;</text:p>
      <text:p text:style-name="Standard"/>
      <text:p text:style-name="Standard"><text:s/>"Kally was wearing a singlet, which revealed strong</text:p>
      <text:p text:style-name="Standard"><text:s/>shoulders and muscled arms", her hair "was neatly cropped</text:p>
      <text:p text:style-name="Standard"><text:s/>and bright blue." and "her eyes sparkling as blue as her</text:p>
      <text:p text:style-name="Standard"><text:s/>hair." She gets about by wheelchair as she has "no visible</text:p>
      <text:p text:style-name="Standard"><text:s/>legs. They were hidden in an oilskin bag, fastened at the</text:p>
      <text:p text:style-name="Standard"><text:s/>waist with a cord." Kally means different things depending</text:p>
      <text:p text:style-name="Standard"><text:s/>on were you come from, in Sanskrit it means Time or black,</text:p>
      <text:p text:style-name="Standard"><text:s/>in Swahili fierce, intense, but to an African it means</text:p>
      <text:p text:style-name="Standard"><text:s/>lively and energetic. In Greek mythology Kalypso was the</text:p>
      <text:p text:style-name="Standard"><text:s/>goddess Nymph of the mythical island of Ogygia, and one of</text:p>
      <text:p text:style-name="Standard"><text:s/>the many daughters of the Titan Atlas. She detained the</text:p>
      <text:p text:style-name="Standard"><text:s/>hero Odysseus for several years during his wanderings</text:p>
      <text:p text:style-name="Standard"><text:s/>following the fall of Troy.</text:p>
      <text:p text:style-name="Standard"><text:s/>&lt;br /&gt;</text:p>
      <text:p text:style-name="Standard"><text:soft-page-break/><text:s/>&lt;br /&gt;</text:p>
      <text:p text:style-name="Standard"/>
      <text:p text:style-name="Standard"><text:s/>&lt;h2&gt;Kat&lt;/h2&gt;</text:p>
      <text:p text:style-name="Standard"><text:s/>&lt;br /&gt;</text:p>
      <text:p text:style-name="Standard"><text:s/>A server at Ma Kettle's tavern.</text:p>
      <text:p text:style-name="Standard"><text:s/>&lt;br /&gt;</text:p>
      <text:p text:style-name="Standard"><text:s/>&lt;br /&gt;</text:p>
      <text:p text:style-name="Standard"/>
      <text:p text:style-name="Standard"><text:s/>&lt;h2&gt;Captain Kirstin Larsen&lt;/h2&gt;</text:p>
      <text:p text:style-name="Standard"><text:s/>&lt;br /&gt;</text:p>
      <text:p text:style-name="Standard"><text:s/>The Danish "Captain Larsen had the whitest blond hair Grace</text:p>
      <text:p text:style-name="Standard"><text:s/>had ever seen, intensified by a deep suntan and eyes as</text:p>
      <text:p text:style-name="Standard"><text:s/>blue as a mountain spring." A teacher of year 10 Swords</text:p>
      <text:p text:style-name="Standard"><text:s/>class at the Pirate Academy "formerly of The Krönborg</text:p>
      <text:p text:style-name="Standard"><text:s/>Slot." The teachers at the Pirate Academy "are all former</text:p>
      <text:p text:style-name="Standard"><text:s/>captains - every one a pirating legend". The name Larsen</text:p>
      <text:p text:style-name="Standard"><text:s/>(l(a)-rsen, lar-sen) is of Scandinavian origin, and its</text:p>
      <text:p text:style-name="Standard"><text:s/>meaning is "son of Lars" or Lawrence, which is Latin from</text:p>
      <text:p text:style-name="Standard"><text:s/>"Laurentum".</text:p>
      <text:p text:style-name="Standard"><text:s/>&lt;br /&gt;</text:p>
      <text:p text:style-name="Standard"><text:s/>&lt;br /&gt;</text:p>
      <text:p text:style-name="Standard"/>
      <text:p text:style-name="Standard"><text:s/>&lt;h2&gt;Lachlan Busby&lt;/h2&gt;</text:p>
      <text:p text:style-name="Standard"><text:s/>&lt;br /&gt;</text:p>
      <text:p text:style-name="Standard"><text:s/>"Director of the Crescent Moon Bay Cooperative Bank,</text:p>
      <text:p text:style-name="Standard"><text:s/>President of the North East Region Board of Trade, Elder of</text:p>
      <text:p text:style-name="Standard"><text:s/>the Crescent Moon Bay Progressive Church" and husband to</text:p>
      <text:p text:style-name="Standard"><text:s/>Loretta. He and Loretta have no children and he "had his</text:p>
      <text:p text:style-name="Standard"><text:s/>own plans for the twins." He likes using hard words like</text:p>
      <text:p text:style-name="Standard"><text:s/>"stoicism" (Indifference) His name is Gaelic meaning</text:p>
      <text:p text:style-name="Standard"><text:s/>warrior from the Land of the Lochs (and pronounced LAHK</text:p>
      <text:p text:style-name="Standard"><text:s/>lin). Busby (bŭz'bē) is a full-dress fur hat of varying</text:p>
      <text:p text:style-name="Standard"><text:s/>shape, worn by hussars in the 19th century and by the foot</text:p>
      <text:p text:style-name="Standard"><text:s/>guard regiments of the British army.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Lika&lt;/h2&gt;</text:p>
      <text:p text:style-name="Standard"><text:s/>&lt;br /&gt;</text:p>
      <text:p text:style-name="Standard"><text:soft-page-break/><text:s/>A fishtail from the Lorelei, she likes playing cards. Lika</text:p>
      <text:p text:style-name="Standard"><text:s/>is Greek meaning messenger and is also a mountainous region</text:p>
      <text:p text:style-name="Standard"><text:s/>in central Croatia. When Justin Somper went to talk to</text:p>
      <text:p text:style-name="Standard"><text:s/>Portsmouth Grammar School he met Lika "He put me in his</text:p>
      <text:p text:style-name="Standard"><text:s/>book Dead Deep...I'm the mermaid called Lika:-) He told me</text:p>
      <text:p text:style-name="Standard"><text:s/>that he was writing about me when he visited my school and</text:p>
      <text:p text:style-name="Standard"><text:s/>a few months later the book was released:-))) Lika xxx"</text:p>
      <text:p text:style-name="Standard"><text:s/>&lt;br /&gt;</text:p>
      <text:p text:style-name="Standard"><text:s/>&lt;br /&gt;</text:p>
      <text:p text:style-name="Standard"/>
      <text:p text:style-name="Standard"><text:s/>&lt;h2&gt;Captain Lisabeth Quivers&lt;/h2&gt;</text:p>
      <text:p text:style-name="Standard"/>
      <text:p text:style-name="Standard"><text:s/>&lt;br /&gt;</text:p>
      <text:p text:style-name="Standard"><text:s/>A knots teacher at the Pirate Academy "formerly of The</text:p>
      <text:p text:style-name="Standard"><text:s/>Passionflower" and "a pirating legend". She is clearly a</text:p>
      <text:p text:style-name="Standard"><text:s/>teacher that identifies, smiles and laughs with the kids.</text:p>
      <text:p text:style-name="Standard"><text:s/>"No finer Captain and no greater heartbreaker. With those</text:p>
      <text:p text:style-name="Standard"><text:s/>eyes and that flame-red hair. ... she certainly kept" the</text:p>
      <text:p text:style-name="Standard"><text:s/>Wrathe "brothers in line!" Lisbeth is a version of</text:p>
      <text:p text:style-name="Standard"><text:s/>Elizabeth. In Hebrew, Elisheba means either oath of God, or</text:p>
      <text:p text:style-name="Standard"><text:s/>God is satisfaction. A quiv·er (kwĭv'ər) is used as a</text:p>
      <text:p text:style-name="Standard"><text:s/>portable case for holding arrows or the action of shaking</text:p>
      <text:p text:style-name="Standard"><text:s/>with a slight, rapid, tremulous movement.</text:p>
      <text:p text:style-name="Standard"><text:s/>&lt;br /&gt;</text:p>
      <text:p text:style-name="Standard"><text:soft-page-break/><text:s/>&lt;br /&gt;</text:p>
      <text:p text:style-name="Standard"/>
      <text:p text:style-name="Standard"><text:s/>&lt;h2&gt;Lily&lt;/h2&gt;</text:p>
      <text:p text:style-name="Standard"><text:s/>&lt;br /&gt;</text:p>
      <text:p text:style-name="Standard"><text:s/>One of "two young women", Sidorio and Stukeley meet in</text:p>
      <text:p text:style-name="Standard"><text:s/>Powder Creek. They were on the shore waiting for their</text:p>
      <text:p text:style-name="Standard"><text:s/>"ship to come in." Out of the cousins Lily is more outgoing</text:p>
      <text:p text:style-name="Standard"><text:s/>than Pearl.</text:p>
      <text:p text:style-name="Standard"><text:s/>&lt;br /&gt;</text:p>
      <text:p text:style-name="Standard"><text:s/>&lt;br /&gt;</text:p>
      <text:p text:style-name="Standard"/>
      <text:p text:style-name="Standard"><text:s/>&lt;h2&gt;Loic&lt;/h2&gt;</text:p>
      <text:p text:style-name="Standard"><text:s/>&lt;br /&gt;</text:p>
      <text:p text:style-name="Standard"><text:s/>A male fishtail from the Lorelei. Loic is French and</text:p>
      <text:p text:style-name="Standard"><text:s/>Germanic meaning fame and war.</text:p>
      <text:p text:style-name="Standard"><text:s/>&lt;br /&gt;</text:p>
      <text:p text:style-name="Standard"><text:s/>&lt;br /&gt;</text:p>
      <text:p text:style-name="Standard"/>
      <text:p text:style-name="Standard"><text:s/>&lt;div class="image-left"&gt;</text:p>
      <text:p text:style-name="Standard"><text:s text:c="3"/>&lt;a href=</text:p>
      <text:p text:style-name="Standard"><text:s text:c="3"/>"http://boblea.deviantart.com/art/Vampirates-Black-Heart-116688878"</text:p>
      <text:p text:style-name="Standard"><text:s/>rel="external"</text:p>
      <text:p text:style-name="Standard"><text:s/>title="boblea.deviantart.com"&gt;&lt;img class=</text:p>
      <text:p text:style-name="Standard"><text:s/>"imageStyle"</text:p>
      <text:p text:style-name="Standard"><text:s/>alt="Lola2"</text:p>
      <text:p text:style-name="Standard"><text:s/>src="files/Lola2.jpg"</text:p>
      <text:p text:style-name="Standard"><text:s/>width="113"</text:p>
      <text:p text:style-name="Standard"><text:s/>height="150" /&gt;&lt;/a&gt;</text:p>
      <text:p text:style-name="Standard"><text:s/>&lt;/div&gt;</text:p>
      <text:p text:style-name="Standard"/>
      <text:p text:style-name="Standard"><text:s/>&lt;h2&gt;Lady Lola Lockwood&lt;/h2&gt;</text:p>
      <text:p text:style-name="Standard"><text:s/>&lt;br /&gt;</text:p>
      <text:p text:style-name="Standard"><text:s/>See also the official website &lt;a href=</text:p>
      <text:p text:style-name="Standard"><text:s/>"http://www.vampirates.co.uk/meet-the-crew/Lady-Lola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Lady-Lola&lt;/a&gt;</text:p>
      <text:p text:style-name="Standard"><text:s/>&lt;br /&gt;</text:p>
      <text:p text:style-name="Standard"><text:s/>Lady Lola Lockwood is the captain of an all female</text:p>
      <text:p text:style-name="Standard"><text:s/>Vampirate ship called The Vagabond.</text:p>
      <text:p text:style-name="Standard"><text:s/>&lt;br /&gt;</text:p>
      <text:p text:style-name="Standard"><text:s/>&lt;br /&gt;</text:p>
      <text:p text:style-name="Standard"/>
      <text:p text:style-name="Standard"><text:s/>From an email from Justin Somper - "LADY LOCKWOOD, yes in</text:p>
      <text:p text:style-name="Standard"><text:s/>part she is inspired by "The Wicked Lady". Indeed the fact</text:p>
      <text:p text:style-name="Standard"><text:s/>that she is called Lockwood is in part a tribute to</text:p>
      <text:p text:style-name="Standard"><text:s/>Margaret Lockwood who plays the part of the highwaywoman in</text:p>
      <text:p text:style-name="Standard"><text:s/>the movie." From the Vampirates blog while discussing songs</text:p>
      <text:p text:style-name="Standard"><text:s/>"'Whatever Lola Wants' sung by the utterly, darkly</text:p>
      <text:p text:style-name="Standard"><text:soft-page-break/><text:s/>brilliant Camille O’Sullivan (herself a bit of an</text:p>
      <text:p text:style-name="Standard"><text:s/>inspiration for Lady Lola)."</text:p>
      <text:p text:style-name="Standard"><text:s/>&lt;br /&gt;</text:p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Lorcan Furey"</text:p>
      <text:p text:style-name="Standard"><text:s/>src="files/lorcanfurey.jpg"</text:p>
      <text:p text:style-name="Standard"><text:s/>width="100"</text:p>
      <text:p text:style-name="Standard"><text:s/>height="150" /&gt;</text:p>
      <text:p text:style-name="Standard"><text:s/>&lt;/div&gt;</text:p>
      <text:p text:style-name="Standard"/>
      <text:p text:style-name="Standard"><text:s/>&lt;h2&gt;Lorcan Furey&lt;/h2&gt;</text:p>
      <text:p text:style-name="Standard"><text:s/>&lt;br /&gt;</text:p>
      <text:p text:style-name="Standard"/>
      <text:p text:style-name="Standard"><text:s/>See also the official website &lt;a href=</text:p>
      <text:p text:style-name="Standard"><text:s/>"http://www.vampirates.co.uk/meet-the-crew/lorcan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lorcan&lt;/a&gt;</text:p>
      <text:p text:style-name="Standard"><text:s text:c="6"/>and &lt;a href=</text:p>
      <text:p text:style-name="Standard"><text:s text:c="6"/>"http://www.freewebs.com/vampirateseverything/characters.htm"</text:p>
      <text:p text:style-name="Standard"><text:s text:c="6"/>rel="external"</text:p>
      <text:p text:style-name="Standard"><text:s text:c="6"/>title=</text:p>
      <text:p text:style-name="Standard"><text:s text:c="6"/>"http://www.freewebs.com/vampirateseverything/characters.htm"&gt;</text:p>
      <text:p text:style-name="Standard"><text:s/>www.freewebs.com/vampirateseverything/characters.htm&lt;/a&gt;</text:p>
      <text:p text:style-name="Standard"><text:s/>&lt;br /&gt;</text:p>
      <text:p text:style-name="Standard"><text:s/>"Lorcan, was not a seventeen-year-old boy but a</text:p>
      <text:p text:style-name="Standard"><text:s/>seven-hundred-and-nine-year-old vampire!" born in 1803 and</text:p>
      <text:p text:style-name="Standard"><text:s/>died at seventeen in Dublin. He has "deep blue eyes" like a</text:p>
      <text:p text:style-name="Standard"><text:s/>dazzling blue sky, long eyelashes, "long black hair with</text:p>
      <text:p text:style-name="Standard"><text:s/>eyebrows to match", pale skin, strong grip and "a strong</text:p>
      <text:p text:style-name="Standard"><text:s/>Irish brogue" (strong dialectal accent). He wears "the</text:p>
      <text:p text:style-name="Standard"><text:s/>universal costume of a pirate or seafarer" and a special</text:p>
      <text:p text:style-name="Standard"><text:s/>Claddagh ring, the hands clasp a skull with vampire teeth,</text:p>
      <text:p text:style-name="Standard"><text:s/>instead of a heart. "His writing was rather old fashioned</text:p>
      <text:p text:style-name="Standard"><text:s/>but wild" or "spidery" and using a rapier "he was a good</text:p>
      <text:p text:style-name="Standard"><text:s/>swordsman". Lorcan was Grace's rescuer, sharing a deep</text:p>
      <text:p text:style-name="Standard"><text:s/>relationship with her and suffers greatly when she leaves.</text:p>
      <text:p text:style-name="Standard"><text:s/>He starts as a Vampirate midshipman and is promoted to</text:p>
      <text:p text:style-name="Standard"><text:s/>lieutenant.</text:p>
      <text:p text:style-name="Standard"><text:s/>&lt;br /&gt;</text:p>
      <text:p text:style-name="Standard"/>
      <text:p text:style-name="Standard"><text:s/>&lt;div class="image-left"&gt;</text:p>
      <text:p text:style-name="Standard"/>
      <text:p text:style-name="Standard"><text:s text:c="3"/>&lt;img class="imageStyle"</text:p>
      <text:p text:style-name="Standard"><text:s/>alt="ring"</text:p>
      <text:p text:style-name="Standard"><text:s/>src="files/ring.jpg"</text:p>
      <text:p text:style-name="Standard"><text:soft-page-break/><text:s/>width="40"</text:p>
      <text:p text:style-name="Standard"><text:s/>height="40" /&gt;</text:p>
      <text:p text:style-name="Standard"><text:s/>&lt;/div&gt;</text:p>
      <text:p text:style-name="Standard"><text:s/>&lt;br /&gt;</text:p>
      <text:p text:style-name="Standard"><text:s/>Lorcán (LOR kan) is Gaelic and means fierce, cruel. Furey</text:p>
      <text:p text:style-name="Standard"><text:s/>is Irish (an Anglicized form of Gaelic) and means ‘bushy</text:p>
      <text:p text:style-name="Standard"><text:s/>eyebrows’. From the Vampirates blog "You asked about the</text:p>
      <text:p text:style-name="Standard"><text:s/>idea behind Lorcan’s Claddagh ring – well, Lorcan is Irish,</text:p>
      <text:p text:style-name="Standard"><text:s/>obviously, and it’s a typically Irish ring. I really like</text:p>
      <text:p text:style-name="Standard"><text:s/>the design too, and I thought it would be fun to adapt it</text:p>
      <text:p text:style-name="Standard"><text:s/>for a vampire. "</text:p>
      <text:p text:style-name="Standard"><text:s/>&lt;br /&gt;</text:p>
      <text:p text:style-name="Standard"><text:s/>&lt;br /&gt;</text:p>
      <text:p text:style-name="Standard"/>
      <text:p text:style-name="Standard"><text:s/>&lt;h2&gt;The Lorelei&lt;/h2&gt;</text:p>
      <text:p text:style-name="Standard"><text:s/>&lt;br /&gt;</text:p>
      <text:p text:style-name="Standard"/>
      <text:p text:style-name="Standard"><text:s/>"A dive-boat" which Kally is from, where all but the</text:p>
      <text:p text:style-name="Standard"><text:s/>captain are in wheelchairs. "A small windjammer, its hull</text:p>
      <text:p text:style-name="Standard"><text:s/>sat low in the water ... it's billowing lateen sails</text:p>
      <text:p text:style-name="Standard"><text:s/>shimmered silver-blue in the moonlight. The boat was strung</text:p>
      <text:p text:style-name="Standard"><text:s/>with lanterns and there was the sound of chatter and soft,</text:p>
      <text:p text:style-name="Standard"><text:s/>sweet singing. The deck, however, was much quieter and more</text:p>
      <text:p text:style-name="Standard"><text:s/>sparsely populated than that of the Diablo." "The Lorelei</text:p>
      <text:p text:style-name="Standard"><text:s/>had been adapted so ramps replaced stairs to the raised</text:p>
      <text:p text:style-name="Standard"><text:s/>platform." "Kally's crew mates were clearly bursting with</text:p>
      <text:p text:style-name="Standard"><text:s/>as much energy as she was. ... all young and fit. Like her,</text:p>
      <text:p text:style-name="Standard"><text:s/>they kept their legs bound tightly in oilskin bags, ...</text:p>
      <text:p text:style-name="Standard"><text:s/>they were all strong, with the same well-developed shoulder</text:p>
      <text:p text:style-name="Standard"><text:s/>and arm muscles". Lorelei (lôr'ə-lī', lō'rə-) is siren of</text:p>
      <text:p text:style-name="Standard"><text:s/>Germanic legend whose singing lures sailors to wreck their</text:p>
      <text:p text:style-name="Standard"><text:s/>ships.</text:p>
      <text:p text:style-name="Standard"><text:s/>&lt;br /&gt;</text:p>
      <text:p text:style-name="Standard"><text:s/>&lt;br /&gt;</text:p>
      <text:p text:style-name="Standard"/>
      <text:p text:style-name="Standard"><text:s/>&lt;h2&gt;Loretta Busby&lt;/h2&gt;</text:p>
      <text:p text:style-name="Standard"><text:s/>&lt;br /&gt;</text:p>
      <text:p text:style-name="Standard"><text:s/>"A middle-aged woman, round in the figure" and wife to</text:p>
      <text:p text:style-name="Standard"><text:s/>Lachlan, the Director of Crescent Moon Bay Cooperative</text:p>
      <text:p text:style-name="Standard"><text:s/>Bank, before meeting Sidorio. She and Lachlan have no</text:p>
      <text:p text:style-name="Standard"><text:s/>children, so she tends her rose garden instead. Her name is</text:p>
      <text:p text:style-name="Standard"><text:s/>Latin meaning laurel (and pronounced law RET ah). Busby</text:p>
      <text:p text:style-name="Standard"><text:s/>(bŭz'bē) is a full-dress fur hat of varying shape, worn by</text:p>
      <text:p text:style-name="Standard"><text:s/>hussars in the 19th century and by the foot guard regiments</text:p>
      <text:p text:style-name="Standard"><text:s/>of the British army.</text:p>
      <text:p text:style-name="Standard"><text:s/>&lt;br /&gt;</text:p>
      <text:p text:style-name="Standard"><text:s/>&lt;br /&gt;</text:p>
      <text:p text:style-name="Standard"/>
      <text:p text:style-name="Standard"><text:s/>&lt;h2&gt;Louisiana Lady&lt;/h2&gt;</text:p>
      <text:p text:style-name="Standard"><text:soft-page-break/><text:s/>&lt;br /&gt;</text:p>
      <text:p text:style-name="Standard"><text:s/>An old fashioned style wooden yacht owned by Dexter</text:p>
      <text:p text:style-name="Standard"><text:s/>Tempest.</text:p>
      <text:p text:style-name="Standard"><text:s/>&lt;br /&gt;</text:p>
      <text:p text:style-name="Standard"><text:s/>&lt;br /&gt;</text:p>
      <text:p text:style-name="Standard"/>
      <text:p text:style-name="Standard"><text:s/>&lt;h2&gt;Luc&lt;/h2&gt;</text:p>
      <text:p text:style-name="Standard"><text:s/>&lt;br /&gt;</text:p>
      <text:p text:style-name="Standard"><text:s/>"A small ginger-haired boy at the front of" "Captain</text:p>
      <text:p text:style-name="Standard"><text:s/>Quivers' Knot class". "Grace guessed, between six an</text:p>
      <text:p text:style-name="Standard"><text:s/>seven."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Lukas&lt;/h2&gt;</text:p>
      <text:p text:style-name="Standard"><text:s/>&lt;br /&gt;</text:p>
      <text:p text:style-name="Standard"><text:s/>A pirate on the Diablo he leads one of the teams of</text:p>
      <text:p text:style-name="Standard"><text:s/>broadswords. Lukas (LOO kahs) is a form of Luke, and in</text:p>
      <text:p text:style-name="Standard"><text:s/>German and Greek means Man from Lucania.</text:p>
      <text:p text:style-name="Standard"><text:s/>&lt;br /&gt;</text:p>
      <text:p text:style-name="Standard"><text:s/>&lt;br /&gt;</text:p>
      <text:p text:style-name="Standard"/>
      <text:p text:style-name="Standard"><text:s/>&lt;h2&gt;Lumar&lt;/h2&gt;</text:p>
      <text:p text:style-name="Standard"/>
      <text:p text:style-name="Standard"><text:s/>&lt;br /&gt;</text:p>
      <text:p text:style-name="Standard"><text:s/>Former Vampirate on the Nocturne, before endangering the</text:p>
      <text:p text:style-name="Standard"><text:s/>life of his donor and being forced to leave the ship and</text:p>
      <text:p text:style-name="Standard"><text:s/>join the rebel Sidorio, who was "an old friend." "His voice</text:p>
      <text:p text:style-name="Standard"><text:s/>is rich and sinister" but "sometimes his voice is so soft,</text:p>
      <text:p text:style-name="Standard"><text:s/>Stukely can barely hear his words. But Lumar always sits</text:p>
      <text:p text:style-name="Standard"><text:s/>beside Sidorio and the captain always hears his words". He</text:p>
      <text:p text:style-name="Standard"><text:s/>"was a tall black man" with a "similar build to Sidorio but</text:p>
      <text:p text:style-name="Standard"><text:s/>his skin is black and his head close-cropped with silver</text:p>
      <text:p text:style-name="Standard"><text:s/>stubble that shines like shark-skin in the moonlight. He is</text:p>
      <text:p text:style-name="Standard"><text:s/>dressed somewhat like Sidorio too, in clothes that speak of</text:p>
      <text:p text:style-name="Standard"><text:s/>the military and of the sea." Lumar and Olin "stick</text:p>
      <text:p text:style-name="Standard"><text:s/>limpet-like to the captain." and he "prattles incessantly,</text:p>
      <text:p text:style-name="Standard"><text:s/>as if he is the captain." "Stukeley detests the way Lumar</text:p>
      <text:p text:style-name="Standard"><text:s/>speaks. Grand words. Saying nothing. He seems to feel the</text:p>
      <text:p text:style-name="Standard"><text:s/>need the fill the air." "His presence works some kind of</text:p>
      <text:p text:style-name="Standard"><text:s/>alchemy upon Sidorio".</text:p>
      <text:p text:style-name="Standard"><text:s/>&lt;br /&gt;</text:p>
      <text:p text:style-name="Standard"><text:s/>&lt;br /&gt;</text:p>
      <text:p text:style-name="Standard"/>
      <text:p text:style-name="Standard"><text:s/>&lt;h2&gt;Ma Kettle's Tavern&lt;/h2&gt;</text:p>
      <text:p text:style-name="Standard"><text:s/>&lt;br /&gt;</text:p>
      <text:p text:style-name="Standard"><text:s/>See also the official website &lt;a href=</text:p>
      <text:p text:style-name="Standard"><text:s/>"http://www.vampirates.co.uk/explore/makettles/"</text:p>
      <text:p text:style-name="Standard"><text:soft-page-break/><text:s text:c="6"/>rel="external"</text:p>
      <text:p text:style-name="Standard"><text:s text:c="6"/>title=</text:p>
      <text:p text:style-name="Standard"><text:s text:c="6"/>"www.vampirates.co.uk"&gt;www.vampirates.co.uk/explore/makettles&lt;/a&gt;</text:p>
      <text:p text:style-name="Standard"/>
      <text:p text:style-name="Standard"><text:s/>&lt;br /&gt;</text:p>
      <text:p text:style-name="Standard"><text:s/>Ma Kettle's Tavern is a place for pirates to gather and</text:p>
      <text:p text:style-name="Standard"><text:s/>have a drink or ten on a "rocky outcrop". As you approach</text:p>
      <text:p text:style-name="Standard"><text:s/>"a neon light came into view, flashing erratically through</text:p>
      <text:p text:style-name="Standard"><text:s/>the darkness." "At the back of the structure rose a vast</text:p>
      <text:p text:style-name="Standard"><text:s/>waterwheel, sloshing noisily as it revolved", "illuminated</text:p>
      <text:p text:style-name="Standard"><text:s/>by the moon. Above it, a skull and crossbones flag". "A</text:p>
      <text:p text:style-name="Standard"><text:s/>cross between an old pub and a pier. It was set on wooden</text:p>
      <text:p text:style-name="Standard"><text:s/>stilts some four metres or more above the water and looked</text:p>
      <text:p text:style-name="Standard"><text:s/>completely unstable, as if at any moment the whole</text:p>
      <text:p text:style-name="Standard"><text:s/>structure might collapse in on itself and sink into the</text:p>
      <text:p text:style-name="Standard"><text:s/>sea." "They climbed the stairs to the first platform of</text:p>
      <text:p text:style-name="Standard"><text:s/>decking." "She looked down and saw the treacherous gaps in</text:p>
      <text:p text:style-name="Standard"><text:s/>the wooden floor, giving way to the ocean below." "It was</text:p>
      <text:p text:style-name="Standard"><text:s/>unclear whether the wood had rotted away over time, or if</text:p>
      <text:p text:style-name="Standard"><text:s/>there just hadn't been enough to complete the floor in the</text:p>
      <text:p text:style-name="Standard"><text:s/>first place." "There were patches of apparently solid</text:p>
      <text:p text:style-name="Standard"><text:s/>decking on which stood long tables and benches." "Ropes</text:p>
      <text:p text:style-name="Standard"><text:s/>hung down from the wooden beams at regular intervals,</text:p>
      <text:p text:style-name="Standard"><text:s/>presumably to help the fallen pirates climb back up again".</text:p>
      <text:p text:style-name="Standard"><text:s/>&lt;br /&gt;</text:p>
      <text:p text:style-name="Standard"><text:s/>&lt;br /&gt;</text:p>
      <text:p text:style-name="Standard"><text:s/>On entering the tavern ahead was the VIP section, but "to</text:p>
      <text:p text:style-name="Standard"><text:s/>one side of the tavern" was a dark "narrow stairwell,</text:p>
      <text:p text:style-name="Standard"><text:s/>emerging in an upstairs gallery. It was lined with booths.</text:p>
      <text:p text:style-name="Standard"><text:s/>Each booth was separated from its neighbour by wooden</text:p>
      <text:p text:style-name="Standard"><text:s/>panels, which were intricately carved with images of ships</text:p>
      <text:p text:style-name="Standard"><text:s/>and waves." These booths were dark but "a glass lantern in</text:p>
      <text:p text:style-name="Standard"><text:s/>the centre of the table" and "a red velvet curtain you</text:p>
      <text:p text:style-name="Standard"><text:s/>could draw across to shut out prying eyes and drown out</text:p>
      <text:p text:style-name="Standard"><text:s/>some of the hubbub below."</text:p>
      <text:p text:style-name="Standard"><text:s/>&lt;br /&gt;</text:p>
      <text:p text:style-name="Standard"><text:s/>&lt;br /&gt;</text:p>
      <text:p text:style-name="Standard"><text:s/>They've “got everything you could wish for here. Rum beer</text:p>
      <text:p text:style-name="Standard"><text:s/>wine ... your choice,”.</text:p>
      <text:p text:style-name="Standard"><text:s/>&lt;br /&gt;</text:p>
      <text:p text:style-name="Standard"><text:s/>&lt;br /&gt;</text:p>
      <text:p text:style-name="Standard"/>
      <text:p text:style-name="Standard"><text:s/>&lt;h2&gt;Captain Makahazi&lt;/h2&gt;</text:p>
      <text:p text:style-name="Standard"><text:s/>&lt;br /&gt;</text:p>
      <text:p text:style-name="Standard"><text:s/>Captain Makahazi's biography is called 'The Book of Five</text:p>
      <text:p text:style-name="Standard"><text:s/>Cutlasses'. "A piratical classic."</text:p>
      <text:p text:style-name="Standard"><text:s/>&lt;br /&gt;</text:p>
      <text:p text:style-name="Standard"><text:s/>&lt;br /&gt;</text:p>
      <text:p text:style-name="Standard"/>
      <text:p text:style-name="Standard"><text:soft-page-break/><text:s/>&lt;div class="image-left"&gt;</text:p>
      <text:p text:style-name="Standard"><text:s text:c="3"/>&lt;img class="imageStyle"</text:p>
      <text:p text:style-name="Standard"><text:s/>alt="Me as Ma Kettle"</text:p>
      <text:p text:style-name="Standard"><text:s/>src="files/MaKettleSq.jpg"</text:p>
      <text:p text:style-name="Standard"><text:s/>width="100"</text:p>
      <text:p text:style-name="Standard"><text:s/>height="99" /&gt;</text:p>
      <text:p text:style-name="Standard"><text:s/>&lt;/div&gt;</text:p>
      <text:p text:style-name="Standard"/>
      <text:p text:style-name="Standard"><text:s/>&lt;h2&gt;Matilda Kettle&lt;/h2&gt;</text:p>
      <text:p text:style-name="Standard"><text:s/>&lt;br /&gt;</text:p>
      <text:p text:style-name="Standard"><text:s/>The Alewife (woman tavern keeper) or "merry lady and her</text:p>
      <text:p text:style-name="Standard"><text:s/>kegs," of Ma Kettle's Tavern. Ma Kettle was too intriguing</text:p>
      <text:p text:style-name="Standard"><text:s/>to remove your eyes from for any period of time". "A</text:p>
      <text:p text:style-name="Standard"><text:s/>striking woman in a vast black ballgown", "her outfit was</text:p>
      <text:p text:style-name="Standard"><text:s/>make entirely of skull-and-crossbones flags, sewn together.</text:p>
      <text:p text:style-name="Standard"><text:s/>Ma Kettle was older than her 'girls' but she was a</text:p>
      <text:p text:style-name="Standard"><text:s/>fine-looking woman with jewel-like eyes and a shock of</text:p>
      <text:p text:style-name="Standard"><text:s/>blood-red hair, in which she wore a tiara in the shape of a</text:p>
      <text:p text:style-name="Standard"><text:s/>cutlass." "On the back of her dress was a rendering of a</text:p>
      <text:p text:style-name="Standard"><text:s/>the skull and crossbones in sparkling rhinestones."</text:p>
      <text:p text:style-name="Standard"><text:s/>"Matilda Kettle has connections" and is "most eloquent" in</text:p>
      <text:p text:style-name="Standard"><text:s/>"a distinctive, smoky voice". She also has a "rather ample</text:p>
      <text:p text:style-name="Standard"><text:s/>bosom". Molucco Wrathe calls her Kitty as well as referring</text:p>
      <text:p text:style-name="Standard"><text:s/>to her as "pirate royalty."</text:p>
      <text:p text:style-name="Standard"><text:s/>&lt;br /&gt;</text:p>
      <text:p text:style-name="Standard"><text:s/>&lt;br /&gt;</text:p>
      <text:p text:style-name="Standard"><text:s/>She is a realist for example "Now Ma's going to give you</text:p>
      <text:p text:style-name="Standard"><text:s/>some free advice - which you're at liberty to take or</text:p>
      <text:p text:style-name="Standard"><text:s/>leave, my sweet. Number one - death. It never gets easier.</text:p>
      <text:p text:style-name="Standard"><text:s/>Whether you're fourteen years young like you or ... well,</text:p>
      <text:p text:style-name="Standard"><text:s/>as old as the coral reefs like me ... losing someone close</text:p>
      <text:p text:style-name="Standard"><text:s/>to you will always be the most bitter blow. Number two ...</text:p>
      <text:p text:style-name="Standard"><text:s/>don't bottle up your emotions. You have to let them out.</text:p>
      <text:p text:style-name="Standard"><text:s/>That's one of the reasons we lay on a party, see." Matilda</text:p>
      <text:p text:style-name="Standard"><text:s/>(muh-TIL-dah) is German meaning mighty in battle.</text:p>
      <text:p text:style-name="Standard"><text:s/>&lt;br /&gt;</text:p>
      <text:p text:style-name="Standard"><text:s/>&lt;br /&gt;</text:p>
      <text:p text:style-name="Standard"/>
      <text:p text:style-name="Standard"><text:s/>&lt;h2&gt;Master McLay&lt;/h2&gt;</text:p>
      <text:p text:style-name="Standard"><text:s/>&lt;br /&gt;</text:p>
      <text:p text:style-name="Standard"><text:s/>A junior student at pirate academy in Captain Avery's</text:p>
      <text:p text:style-name="Standard"><text:s/>sailing class. McLay is a Scottish variant of the McClay</text:p>
      <text:p text:style-name="Standard"><text:s/>surname, which is probably an Anglicized form of Scottish</text:p>
      <text:p text:style-name="Standard"><text:s/>Gaelic Mac an Léigh meaning son of the physician.</text:p>
      <text:p text:style-name="Standard"><text:s/>&lt;br /&gt;</text:p>
      <text:p text:style-name="Standard"><text:s/>&lt;br /&gt;</text:p>
      <text:p text:style-name="Standard"/>
      <text:p text:style-name="Standard"><text:s/>&lt;h2&gt;Mika&lt;/h2&gt;</text:p>
      <text:p text:style-name="Standard"><text:s/>&lt;br /&gt;</text:p>
      <text:p text:style-name="Standard"><text:soft-page-break/><text:s/>A girl in "Captain Quivers' Knot class" who "was just</text:p>
      <text:p text:style-name="Standard"><text:s/>delightful - barely seven years old but already a born</text:p>
      <text:p text:style-name="Standard"><text:s/>teacher".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Mistral&lt;/h2&gt;</text:p>
      <text:p text:style-name="Standard"><text:s/>&lt;br /&gt;</text:p>
      <text:p text:style-name="Standard"><text:s/>Former Vampirate on the Nocturne, before endangering the</text:p>
      <text:p text:style-name="Standard"><text:s/>life of her donor and being forced to leave the ship and</text:p>
      <text:p text:style-name="Standard"><text:s/>join the rebel Sidorio. Stukeley notes that "Mistral is the</text:p>
      <text:p text:style-name="Standard"><text:s/>most beautiful woman he has ever seen" with a soft smile.</text:p>
      <text:p text:style-name="Standard"><text:s/>Stukeley notices "she always smiles at him and makes room</text:p>
      <text:p text:style-name="Standard"><text:s/>for him at the fireside." "Like Olin, she is wearing a</text:p>
      <text:p text:style-name="Standard"><text:s/>cowl, but she draws it back and ... a length of fine blonde</text:p>
      <text:p text:style-name="Standard"><text:s/>hair uncoils itself." Also "she is wearing several small</text:p>
      <text:p text:style-name="Standard"><text:s/>rings".</text:p>
      <text:p text:style-name="Standard"><text:s/>&lt;br /&gt;</text:p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Molucco Wrathe"</text:p>
      <text:p text:style-name="Standard"><text:s/>src="files/moluccowrathe.jpg"</text:p>
      <text:p text:style-name="Standard"><text:s/>width="99"</text:p>
      <text:p text:style-name="Standard"><text:s/>height="150" /&gt;</text:p>
      <text:p text:style-name="Standard"/>
      <text:p text:style-name="Standard"><text:s/>&lt;/div&gt;</text:p>
      <text:p text:style-name="Standard"/>
      <text:p text:style-name="Standard"><text:s/>&lt;h2&gt;Captain Molucco Wrathe&lt;/h2&gt;</text:p>
      <text:p text:style-name="Standard"><text:s/>&lt;br /&gt;</text:p>
      <text:p text:style-name="Standard"><text:s/>See also the official website &lt;a href=</text:p>
      <text:p text:style-name="Standard"><text:s/>"http://www.vampirates.co.uk/meet-the-crew/molucco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molucco&lt;/a&gt;</text:p>
      <text:p text:style-name="Standard"><text:s/>&lt;br /&gt;</text:p>
      <text:p text:style-name="Standard"><text:s/>Captain of the Diablo. Oldest Wrathe out of the three</text:p>
      <text:p text:style-name="Standard"><text:s/>famous Wrathe brothers and pirate royalty. He "was a man of</text:p>
      <text:p text:style-name="Standard"><text:s/>indeterminate age with long tousled" (neat and ordered),</text:p>
      <text:p text:style-name="Standard"><text:s/>"many coloured" hair with "three dreadlocks, bound with</text:p>
      <text:p text:style-name="Standard"><text:s/>seashells" "and small, circular glasses. He wore a long,</text:p>
      <text:p text:style-name="Standard"><text:s/>sky blue velvet coat over two silver holsters containing</text:p>
      <text:p text:style-name="Standard"><text:s/>daggers, and his tall leather boots, as pointed as knives,</text:p>
      <text:p text:style-name="Standard"><text:s/>jangled with silver spurs." "The captain's eyes were large</text:p>
      <text:p text:style-name="Standard"><text:s/>and flecked with as many shades as his hair" and he had</text:p>
      <text:p text:style-name="Standard"><text:s/>"sapphire-studded fingers". Molucco's rapier hangs in the</text:p>
      <text:p text:style-name="Standard"><text:s/>Pirate Academy's Rotunda and has a "sapphire in its hilt."</text:p>
      <text:p text:style-name="Standard"><text:soft-page-break/><text:s/>&lt;br /&gt;</text:p>
      <text:p text:style-name="Standard"/>
      <text:p text:style-name="Standard"><text:s/>&lt;br /&gt;</text:p>
      <text:p text:style-name="Standard"><text:s/>He "had physical strength, not to mention the charisma of a</text:p>
      <text:p text:style-name="Standard"><text:s/>natural leader" and "was loved and respected by his crew."</text:p>
      <text:p text:style-name="Standard"><text:s/>Even when things go wrong "It's good to know that the</text:p>
      <text:p text:style-name="Standard"><text:s/>recent turn of events has robbed you of your rapier-like</text:p>
      <text:p text:style-name="Standard"><text:s/>wit." "The captain's kind of old school, a bit irregular,</text:p>
      <text:p text:style-name="Standard"><text:s/>but treats us like his own family. He's a good guy." "He</text:p>
      <text:p text:style-name="Standard"><text:s/>doesn't think you can get educated to be a pirate. He</text:p>
      <text:p text:style-name="Standard"><text:s/>reckons that either you have it in your veins or you</text:p>
      <text:p text:style-name="Standard"><text:s/>don't." "Molucco isn't a bad man but the way he behaves</text:p>
      <text:p text:style-name="Standard"><text:s/>does invite trouble." "Captain Wrathe had little - or</text:p>
      <text:p text:style-name="Standard"><text:s/>rather, no - respect for the system of sea lanes instigated</text:p>
      <text:p text:style-name="Standard"><text:s/>by the Pirate Federation." He loves sapphires and in his</text:p>
      <text:p text:style-name="Standard"><text:s/>cabin he sat "like a sultan of ancient times on a mound of</text:p>
      <text:p text:style-name="Standard"><text:s/>plump silk cushions." Molucco Wrathe usually gives everyone</text:p>
      <text:p text:style-name="Standard"><text:s/>their title for example Mistress Li and Mister Tempest. Ma</text:p>
      <text:p text:style-name="Standard"><text:s/>Kettle calls him Lucky. When Cheng Li was on the Diablo,</text:p>
      <text:p text:style-name="Standard"><text:s/>she was "a bit of a thorn in his side and he's ... well,</text:p>
      <text:p text:style-name="Standard"><text:s/>he's like a bloody great dagger in hers."</text:p>
      <text:p text:style-name="Standard"><text:s/>&lt;br /&gt;</text:p>
      <text:p text:style-name="Standard"><text:s/>&lt;br /&gt;</text:p>
      <text:p text:style-name="Standard"><text:s/>In an interview Justin Somper said where the idea for</text:p>
      <text:p text:style-name="Standard"><text:s/>Captain Molucco Wrathe (pronounced Mo-luck-o) came from.</text:p>
      <text:p text:style-name="Standard"><text:s/>"I've also looked in Heat magazine! In my story, the</text:p>
      <text:p text:style-name="Standard"><text:s/>pirates are hero figures and enjoy the same kind of</text:p>
      <text:p text:style-name="Standard"><text:s/>adulation we give to the world's coolest, most colourful</text:p>
      <text:p text:style-name="Standard"><text:s/>music, movie and sports stars. Molucco Wrathe, Cheng Li and</text:p>
      <text:p text:style-name="Standard"><text:s/>the others are extreme characters and I've looked to some</text:p>
      <text:p text:style-name="Standard"><text:s/>of the most extreme celebrities for inspiration. I'm not</text:p>
      <text:p text:style-name="Standard"><text:s/>giving you any names though!" I have later discovered that</text:p>
      <text:p text:style-name="Standard"><text:s/>Molucco Wrathe is based on a mixture of Blackbeard (Edward</text:p>
      <text:p text:style-name="Standard"><text:s/>Teach was a notorious English pirate in the Caribbean Sea</text:p>
      <text:p text:style-name="Standard"><text:s/>and western Atlantic during the early 18th century. It was</text:p>
      <text:p text:style-name="Standard"><text:s/>reported that he had hemp and lit matches woven into his</text:p>
      <text:p text:style-name="Standard"><text:s/>enormous black beard during battle to intimidate his</text:p>
      <text:p text:style-name="Standard"><text:s/>enemies.) and Ozzy Osbourne ("Godfather of Heavy Metal").</text:p>
      <text:p text:style-name="Standard"><text:s/>&lt;br /&gt;</text:p>
      <text:p text:style-name="Standard"><text:s/>&lt;br /&gt;</text:p>
      <text:p text:style-name="Standard"/>
      <text:p text:style-name="Standard"><text:s/>&lt;h2&gt;Moonshine Wrathe&lt;/h2&gt;</text:p>
      <text:p text:style-name="Standard"><text:s/>&lt;br /&gt;</text:p>
      <text:p text:style-name="Standard"/>
      <text:p text:style-name="Standard"><text:s/>Barbarro Wrathe's son and Molucco's nephew, was "a tall,</text:p>
      <text:p text:style-name="Standard"><text:s/>thin boy, not much older than" Connor at fourteen, "dressed</text:p>
      <text:p text:style-name="Standard"><text:s/>in worn black leather. The boy's lank hair was as dark as</text:p>
      <text:p text:style-name="Standard"><text:s/>his clothes and hung low over his face, obscuring half of</text:p>
      <text:p text:style-name="Standard"><text:s/>it. The half that was visible was pale and waxy, with a</text:p>
      <text:p text:style-name="Standard"><text:soft-page-break/><text:s/>smattering of acne and a small purple scar. On his pale</text:p>
      <text:p text:style-name="Standard"><text:s/>lips, a nasty cold sore had taken up residence" and one of</text:p>
      <text:p text:style-name="Standard"><text:s/>his "long white" finger's was "crowned with a bruised nail"</text:p>
      <text:p text:style-name="Standard"><text:s/>the rest were "blackened, chewed fingernails". “He looks</text:p>
      <text:p text:style-name="Standard"><text:s/>like the kind of kid who's got a chip on his shoulder the</text:p>
      <text:p text:style-name="Standard"><text:s/>size of the Diablo … not to mention that nasty spread of</text:p>
      <text:p text:style-name="Standard"><text:s/>acne. Bit of a mummy's boy too! Did you see the way he hung</text:p>
      <text:p text:style-name="Standard"><text:s/>around Trofie's skirts?”</text:p>
      <text:p text:style-name="Standard"><text:s/>&lt;br /&gt;</text:p>
      <text:p text:style-name="Standard"><text:s/>&lt;br /&gt;</text:p>
      <text:p text:style-name="Standard"><text:s/>From a distance his weapon of choice was "a starfish</text:p>
      <text:p text:style-name="Standard"><text:s/>shuriken" (traditional Japanese Multi-pointed throwing</text:p>
      <text:p text:style-name="Standard"><text:s/>weapon).</text:p>
      <text:p text:style-name="Standard"><text:s/>&lt;br /&gt;</text:p>
      <text:p text:style-name="Standard"><text:s/>&lt;br /&gt;</text:p>
      <text:p text:style-name="Standard"><text:s/>Moonshine (mūn'shīn') although is an informal, foolish</text:p>
      <text:p text:style-name="Standard"><text:s/>talk, is better known as Illegally distilled whiskey.</text:p>
      <text:p text:style-name="Standard"><text:s/>&lt;br /&gt;</text:p>
      <text:p text:style-name="Standard"><text:s/>&lt;br /&gt;</text:p>
      <text:p text:style-name="Standard"/>
      <text:p text:style-name="Standard"><text:s/>&lt;h2&gt;Moonshine's Goons&lt;/h2&gt;</text:p>
      <text:p text:style-name="Standard"/>
      <text:p text:style-name="Standard"><text:s/>&lt;br /&gt;</text:p>
      <text:p text:style-name="Standard"><text:s/>Moonshine's henchmen come when he calls and do his bidding.</text:p>
      <text:p text:style-name="Standard"><text:s/>"They were huge. They too were dressed in worn leather.</text:p>
      <text:p text:style-name="Standard"><text:s/>Each brandished a razor-sharp rapier."</text:p>
      <text:p text:style-name="Standard"><text:s/>&lt;br /&gt;</text:p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Mosh Zu"</text:p>
      <text:p text:style-name="Standard"><text:s/>src="files/page1_15.jpg"</text:p>
      <text:p text:style-name="Standard"><text:s/>width="150"</text:p>
      <text:p text:style-name="Standard"><text:s/>height="115" /&gt;</text:p>
      <text:p text:style-name="Standard"><text:s/>&lt;/div&gt;</text:p>
      <text:p text:style-name="Standard"/>
      <text:p text:style-name="Standard"><text:s/>&lt;h2&gt;Mosh Zu Kamal&lt;/h2&gt;</text:p>
      <text:p text:style-name="Standard"><text:s/>&lt;br /&gt;</text:p>
      <text:p text:style-name="Standard"><text:s/>See also the official website &lt;a href=</text:p>
      <text:p text:style-name="Standard"><text:s/>"http://www.vampirates.co.uk/meet-the-crew/Mosh_Zu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Mosh_Zu&lt;/a&gt;</text:p>
      <text:p text:style-name="Standard"><text:s/>&lt;br /&gt;</text:p>
      <text:p text:style-name="Standard"><text:s/>"He's an old friend of mine. My guru, you might say." "He's</text:p>
      <text:p text:style-name="Standard"><text:s/>the one that came up with the idea of the ship, the captain</text:p>
      <text:p text:style-name="Standard"><text:s/>continued." He "showed me the way" and "lives in a place</text:p>
      <text:p text:style-name="Standard"><text:s/>called Sanctuary". “It was Mosh Zu, the captain had told</text:p>
      <text:p text:style-name="Standard"><text:soft-page-break/><text:s/>her, who had helped him to make a refuge from the world and</text:p>
      <text:p text:style-name="Standard"><text:s/>to welcome into it 'the outsiders of the outsiders' –</text:p>
      <text:p text:style-name="Standard"><text:s/>vampires who had been exiled from regular society and</text:p>
      <text:p text:style-name="Standard"><text:s/>finally, in the cruellest twist, from vampire society</text:p>
      <text:p text:style-name="Standard"><text:s/>itself, because they rejected the constant hunt for blood.</text:p>
      <text:p text:style-name="Standard"><text:s/>It was Mosh Zu who had devised the system of donors and who</text:p>
      <text:p text:style-name="Standard"><text:s/>helped the captain to train himself to feast no more</text:p>
      <text:p text:style-name="Standard"><text:s/>blood.”</text:p>
      <text:p text:style-name="Standard"><text:s/>&lt;br /&gt;</text:p>
      <text:p text:style-name="Standard"><text:s/>&lt;br /&gt;</text:p>
      <text:p text:style-name="Standard"><text:s/>Mosh Zu “was a young man” with a “shaved head” and “dark</text:p>
      <text:p text:style-name="Standard"><text:s/>eyes”. He “was dressed simply in a white vest and baggy</text:p>
      <text:p text:style-name="Standard"><text:s/>brown cloth trousers, tied and folded over at the waist.</text:p>
      <text:p text:style-name="Standard"><text:s/>His feet appeared to be bare.” “He might look to be in his</text:p>
      <text:p text:style-name="Standard"><text:s/>early twenties but this was only an indication of the age</text:p>
      <text:p text:style-name="Standard"><text:s/>he had been when he had died. Or rather, she reminded</text:p>
      <text:p text:style-name="Standard"><text:s/>herself, when he had crossed.” “He carried himself with</text:p>
      <text:p text:style-name="Standard"><text:s/>strength and vigour. The skin on his face was as smooth as</text:p>
      <text:p text:style-name="Standard"><text:s/>a mask. You could if you chose to describe it as handsome.”</text:p>
      <text:p text:style-name="Standard"><text:s/>“It made sense that he should be able to read her thoughts,</text:p>
      <text:p text:style-name="Standard"><text:s/>just as the captain could.”</text:p>
      <text:p text:style-name="Standard"><text:s/>&lt;br /&gt;</text:p>
      <text:p text:style-name="Standard"/>
      <text:p text:style-name="Standard"><text:s/>&lt;br /&gt;</text:p>
      <text:p text:style-name="Standard"><text:s/>From the Vampirates blog. "You mentioned that we don’t know</text:p>
      <text:p text:style-name="Standard"><text:s/>who the deputy of the Nocturne is. You’re right. I think</text:p>
      <text:p text:style-name="Standard"><text:s/>that Grace has noticed, and referred to, this too. I guess</text:p>
      <text:p text:style-name="Standard"><text:s/>you could say that Mosh Zu is the deputy as he is standing</text:p>
      <text:p text:style-name="Standard"><text:s/>in for the captain until he is ready to return. But in some</text:p>
      <text:p text:style-name="Standard"><text:s/>ways, Mosh Zu is MORE powerful than the captain himself."</text:p>
      <text:p text:style-name="Standard"><text:s/>&lt;br /&gt;</text:p>
      <text:p text:style-name="Standard"><text:s/>&lt;br /&gt;</text:p>
      <text:p text:style-name="Standard"/>
      <text:p text:style-name="Standard"><text:s/>&lt;h2&gt;Musimu&lt;/h2&gt;</text:p>
      <text:p text:style-name="Standard"><text:s/>&lt;br /&gt;</text:p>
      <text:p text:style-name="Standard"><text:s/>A fishtail from the Lorelei. Musimu is named after a famous</text:p>
      <text:p text:style-name="Standard"><text:s/>free diver.</text:p>
      <text:p text:style-name="Standard"><text:s/>&lt;br /&gt;</text:p>
      <text:p text:style-name="Standard"><text:s/>&lt;br /&gt;</text:p>
      <text:p text:style-name="Standard"/>
      <text:p text:style-name="Standard"><text:s/>&lt;h2&gt;Narcisos Drakoulis&lt;/h2&gt;</text:p>
      <text:p text:style-name="Standard"><text:s/>&lt;br /&gt;</text:p>
      <text:p text:style-name="Standard"><text:s/>"Narcisos Drakoulis is another loose cannon, ... I'd say he</text:p>
      <text:p text:style-name="Standard"><text:s/>was 'psychotic'." He had a "voice that spoke of violence</text:p>
      <text:p text:style-name="Standard"><text:s/>and no mercy" and was "clad in the same costume as his</text:p>
      <text:p text:style-name="Standard"><text:s/>crew, head to toe in black." When he "removed the dark</text:p>
      <text:p text:style-name="Standard"><text:s/>coverings off his head" "the captain ... was a good head</text:p>
      <text:p text:style-name="Standard"><text:s/>taller than Molucco Wrathe. His face was tanned, angular</text:p>
      <text:p text:style-name="Standard"><text:s/>and smooth as soapstone, save a deep scar, which dissected</text:p>
      <text:p text:style-name="Standard"><text:soft-page-break/><text:s/>his cheek like a purple river." "Narcisos Drakoulis was</text:p>
      <text:p text:style-name="Standard"><text:s/>lean and hard" with "dark eyes". His old "crew mutinied"</text:p>
      <text:p text:style-name="Standard"><text:s/>and he was left marooned on Ithaka. He believes in the</text:p>
      <text:p text:style-name="Standard"><text:s/>Pirate Code and sea lanes. Narcisos or Narcissus</text:p>
      <text:p text:style-name="Standard"><text:s/>(när-sĭs'əs) Latin form of the Greek Narkissos, possibly</text:p>
      <text:p text:style-name="Standard"><text:s/>derived from "narke" meaning "sleep". The name was borne in</text:p>
      <text:p text:style-name="Standard"><text:s/>Greek mythology by a handsome youth who was loved by the</text:p>
      <text:p text:style-name="Standard"><text:s/>nymph Echo. Narcissus did not return her love, however, and</text:p>
      <text:p text:style-name="Standard"><text:s/>Echo pined away until only her voice remained. After her</text:p>
      <text:p text:style-name="Standard"><text:s/>death, Narcissus was made to fall in love with his own</text:p>
      <text:p text:style-name="Standard"><text:s/>reflection in a pool, and there he remained, mesmerized</text:p>
      <text:p text:style-name="Standard"><text:s/>until he turned into a flower. Drakoulis is the name of an</text:p>
      <text:p text:style-name="Standard"><text:s/>important family in Ithaca, Greece.</text:p>
      <text:p text:style-name="Standard"><text:s/>&lt;br /&gt;</text:p>
      <text:p text:style-name="Standard"><text:s/>&lt;br /&gt;</text:p>
      <text:p text:style-name="Standard"/>
      <text:p text:style-name="Standard"><text:s/>&lt;h2&gt;Nathaniel&lt;/h2&gt;</text:p>
      <text:p text:style-name="Standard"><text:s/>&lt;br /&gt;</text:p>
      <text:p text:style-name="Standard"/>
      <text:p text:style-name="Standard"><text:s/>A "poor old man" "his skin looked as pale and fragile as</text:p>
      <text:p text:style-name="Standard"><text:s/>tracing paper." "Nathaniel, little more than a frail shell"</text:p>
      <text:p text:style-name="Standard"><text:s/>was also Sidorio's donor. Nathaniel (nah THAN yull) is</text:p>
      <text:p text:style-name="Standard"><text:s/>Hebrew meaning gift of god.</text:p>
      <text:p text:style-name="Standard"><text:s/>&lt;br /&gt;</text:p>
      <text:p text:style-name="Standard"><text:s/>&lt;br /&gt;</text:p>
      <text:p text:style-name="Standard"/>
      <text:p text:style-name="Standard"><text:s/>&lt;h2&gt;Nile&lt;/h2&gt;</text:p>
      <text:p text:style-name="Standard"><text:s/>&lt;br /&gt;</text:p>
      <text:p text:style-name="Standard"><text:s/>"One of the younger-looking boys" in "Captain Quivers' Knot</text:p>
      <text:p text:style-name="Standard"><text:s/>class". "Grace guessed, between six an seven."</text:p>
      <text:p text:style-name="Standard"><text:s/>&lt;br /&gt;</text:p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nocturne"</text:p>
      <text:p text:style-name="Standard"><text:s/>src="files/nocturne.jpg"</text:p>
      <text:p text:style-name="Standard"><text:s/>width="97"</text:p>
      <text:p text:style-name="Standard"><text:s/>height="150" /&gt;</text:p>
      <text:p text:style-name="Standard"><text:s/>&lt;/div&gt;</text:p>
      <text:p text:style-name="Standard"/>
      <text:p text:style-name="Standard"><text:s/>&lt;h2&gt;The Nocturne&lt;/h2&gt;</text:p>
      <text:p text:style-name="Standard"><text:s/>&lt;br /&gt;</text:p>
      <text:p text:style-name="Standard"><text:s/>See also the official website &lt;a href=</text:p>
      <text:p text:style-name="Standard"><text:s/>"http://www.vampirates.co.uk/explore/nocturne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explore/nocturne&lt;/a&gt;</text:p>
      <text:p text:style-name="Standard"><text:s/>&lt;br /&gt;</text:p>
      <text:p text:style-name="Standard"><text:soft-page-break/></text:p>
      <text:p text:style-name="Standard"><text:s/>An old galleon with "red-painted floorboards". Inside "the</text:p>
      <text:p text:style-name="Standard"><text:s/>stairs led down to another corridor. It was dimly lit with</text:p>
      <text:p text:style-name="Standard"><text:s/>lanterns, just barely illuminating the rows of cabin doors</text:p>
      <text:p text:style-name="Standard"><text:s/>on either side. ... a carpet - albeit a threadbare one -</text:p>
      <text:p text:style-name="Standard"><text:s/>had been stretched out along the deck boards". "The dining</text:p>
      <text:p text:style-name="Standard"><text:s/>room ... was a vast space, more like an elaborate ballroom,</text:p>
      <text:p text:style-name="Standard"><text:s/>lit by crystal chandeliers, with a long banquet table that</text:p>
      <text:p text:style-name="Standard"><text:s/>stretched far into the distance. It was immaculately laid</text:p>
      <text:p text:style-name="Standard"><text:s/>with damask tablecloths, fine china, cut glass and</text:p>
      <text:p text:style-name="Standard"><text:s/>sparkling silver cutlery. But it had only been laid along</text:p>
      <text:p text:style-name="Standard"><text:s/>one side." It "is no ordinary ship", "our ways are</text:p>
      <text:p text:style-name="Standard"><text:s/>strange." "This ship has been sailing for a very long time,</text:p>
      <text:p text:style-name="Standard"><text:s/>... a safe haven - for outsiders, for those of us forced,</text:p>
      <text:p text:style-name="Standard"><text:s/>or drawn, to the very edges of the world." There is a feast</text:p>
      <text:p text:style-name="Standard"><text:s/>once a week with "percussive music".</text:p>
      <text:p text:style-name="Standard"><text:s/>&lt;br /&gt;</text:p>
      <text:p text:style-name="Standard"><text:s/>&lt;br /&gt;</text:p>
      <text:p text:style-name="Standard"><text:s/>"No one but the Captain ventures out into the light". The</text:p>
      <text:p text:style-name="Standard"><text:s/>captain is usually found in his cabin or visible from his</text:p>
      <text:p text:style-name="Standard"><text:s/>cabin, "his silhouette through the balcony shutters. He was</text:p>
      <text:p text:style-name="Standard"><text:s/>standing at the ship's wheel." "The ship's wheel turned</text:p>
      <text:p text:style-name="Standard"><text:s/>back and forth, free from its master's touch." The sales</text:p>
      <text:p text:style-name="Standard"><text:s/>were "like wings, glimmering with thin veins of light" made</text:p>
      <text:p text:style-name="Standard"><text:s/>of a "strange leathery material". The Vampirate Captain and</text:p>
      <text:p text:style-name="Standard"><text:s/>the ship are some how connected as "the cape he was wearing</text:p>
      <text:p text:style-name="Standard"><text:s/>flashed with veins of light. Above them, the sails of the</text:p>
      <text:p text:style-name="Standard"><text:s/>ship glowed and began to flap. Bolts of fire shot across</text:p>
      <text:p text:style-name="Standard"><text:s/>the wooden boards of the deck."</text:p>
      <text:p text:style-name="Standard"><text:s/>&lt;br /&gt;</text:p>
      <text:p text:style-name="Standard"><text:s/>&lt;br /&gt;</text:p>
      <text:p text:style-name="Standard"><text:s/>"Bats ... skins are as leathery as the sails of the</text:p>
      <text:p text:style-name="Standard"><text:s/>Nocturne." A nocturne (from the French for "nocturnal") is</text:p>
      <text:p text:style-name="Standard"><text:s/>usually a musical composition that is inspired by, or</text:p>
      <text:p text:style-name="Standard"><text:s/>evocative of, the night usually pensive, dreamy mood music,</text:p>
      <text:p text:style-name="Standard"><text:s/>especially one for the piano.</text:p>
      <text:p text:style-name="Standard"><text:s/>&lt;br /&gt;</text:p>
      <text:p text:style-name="Standard"><text:s/>&lt;br /&gt;</text:p>
      <text:p text:style-name="Standard"/>
      <text:p text:style-name="Standard"><text:s/>&lt;h2&gt;Olin&lt;/h2&gt;</text:p>
      <text:p text:style-name="Standard"/>
      <text:p text:style-name="Standard"><text:s/>&lt;br /&gt;</text:p>
      <text:p text:style-name="Standard"><text:s/>Former Vampirate on the Nocturne, before endangering the</text:p>
      <text:p text:style-name="Standard"><text:s/>life of his donor and being forced to leave the ship and</text:p>
      <text:p text:style-name="Standard"><text:s/>join the rebel Sidorio. "Olin is tall and thin, dressed in</text:p>
      <text:p text:style-name="Standard"><text:s/>a long cape, with a hood covering his head. His face is</text:p>
      <text:p text:style-name="Standard"><text:s/>lean and angular inside it, the bones pushing through the</text:p>
      <text:p text:style-name="Standard"><text:s/>pale skin." Lumar and Olin "stick limpet-like to the</text:p>
      <text:p text:style-name="Standard"><text:s/>captain." and "Olin says little, but the way he watches you</text:p>
      <text:p text:style-name="Standard"><text:soft-page-break/><text:s/>is unnerving. His eyes fix on you and do not let go. If you</text:p>
      <text:p text:style-name="Standard"><text:s/>meet them, your own eyes begin to burn from the intensity</text:p>
      <text:p text:style-name="Standard"><text:s/>of his stare."</text:p>
      <text:p text:style-name="Standard"><text:s/>&lt;br /&gt;</text:p>
      <text:p text:style-name="Standard"><text:s/>&lt;br /&gt;</text:p>
      <text:p text:style-name="Standard"/>
      <text:p text:style-name="Standard"><text:s/>&lt;h2&gt;Olivier&lt;/h2&gt;</text:p>
      <text:p text:style-name="Standard"><text:s/>&lt;br /&gt;</text:p>
      <text:p text:style-name="Standard"><text:s/>He worked at Sanctuary as one “of Mosh Zu's assistants”</text:p>
      <text:p text:style-name="Standard"><text:s/>wearing crimson robes. “Olivier's dismissive tone” was used</text:p>
      <text:p text:style-name="Standard"><text:s/>for the donors.</text:p>
      <text:p text:style-name="Standard"><text:s/>&lt;br /&gt;</text:p>
      <text:p text:style-name="Standard"><text:s/>&lt;br /&gt;</text:p>
      <text:p text:style-name="Standard"/>
      <text:p text:style-name="Standard"><text:s/>&lt;h2&gt;Pearl&lt;/h2&gt;</text:p>
      <text:p text:style-name="Standard"><text:s/>&lt;br /&gt;</text:p>
      <text:p text:style-name="Standard"><text:s/>One of "two young women", Sidorio and Stukeley meet in</text:p>
      <text:p text:style-name="Standard"><text:s/>Powder Creek. They were on the shore waiting for their</text:p>
      <text:p text:style-name="Standard"><text:s/>"ship to come in." Out of the cousins Lily is more outgoing</text:p>
      <text:p text:style-name="Standard"><text:s/>than Pearl.</text:p>
      <text:p text:style-name="Standard"><text:s/>&lt;br /&gt;</text:p>
      <text:p text:style-name="Standard"><text:s/>&lt;br /&gt;</text:p>
      <text:p text:style-name="Standard"/>
      <text:p text:style-name="Standard"><text:s/>&lt;h2&gt;Captain Pavel Platonov&lt;/h2&gt;</text:p>
      <text:p text:style-name="Standard"><text:s/>&lt;br /&gt;</text:p>
      <text:p text:style-name="Standard"/>
      <text:p text:style-name="Standard"><text:s/>A Russian teacher at the Pirate Academy formerly "of The</text:p>
      <text:p text:style-name="Standard"><text:s/>Muscovite." The teachers at the Pirate Academy "are all</text:p>
      <text:p text:style-name="Standard"><text:s/>former captains - every one a pirating legend". His version</text:p>
      <text:p text:style-name="Standard"><text:s/>of "Strength, Stamina and Motivation" is "a brisk ten K</text:p>
      <text:p text:style-name="Standard"><text:s/>run!" but he usually teaches Combat Workshop.</text:p>
      <text:p text:style-name="Standard"><text:s/>&lt;br /&gt;</text:p>
      <text:p text:style-name="Standard"><text:s/>&lt;br /&gt;</text:p>
      <text:p text:style-name="Standard"/>
      <text:p text:style-name="Standard"><text:s/>&lt;h2&gt;Pirate Academy&lt;/h2&gt;</text:p>
      <text:p text:style-name="Standard"><text:s/>&lt;br /&gt;</text:p>
      <text:p text:style-name="Standard"><text:s/>See also the official website &lt;a href=</text:p>
      <text:p text:style-name="Standard"><text:s/>"http://www.vampirates.co.uk/explore/pirateacademy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explore/pirateacademy&lt;/a&gt;</text:p>
      <text:p text:style-name="Standard"><text:s/>&lt;br /&gt;</text:p>
      <text:p text:style-name="Standard"/>
      <text:p text:style-name="Standard"><text:s/>They have "classes in combat and navigation and EMS"</text:p>
      <text:p text:style-name="Standard"><text:s/>(Extreme Maritime Survival), as well as Marine Biology,</text:p>
      <text:p text:style-name="Standard"><text:s/>Practical Piracy, Ocean-faring, "History, Navigation,</text:p>
      <text:p text:style-name="Standard"><text:s/>Strategy and Captaincy skills." "There were no boring</text:p>
      <text:p text:style-name="Standard"><text:s/>subjects here!" For about "one hundred and fifty" students</text:p>
      <text:p text:style-name="Standard"><text:s/>"ranging from seven-year-olds to seventeen-year-olds. There</text:p>
      <text:p text:style-name="Standard"><text:soft-page-break/><text:s/>are just fifteen students in each of the ten year groups.</text:p>
      <text:p text:style-name="Standard"><text:s/>With the Academy's high teacher/student ratio, every pirate</text:p>
      <text:p text:style-name="Standard"><text:s/>apprentice is given the very best opportunity to thrive."</text:p>
      <text:p text:style-name="Standard"><text:s/>"Every morning kicked off at 7:00 am with something called</text:p>
      <text:p text:style-name="Standard"><text:s/>'Strength, Stamina and Motivation' and the Academy day</text:p>
      <text:p text:style-name="Standard"><text:s/>didn't end until 8:00 pm" with "delicious and plentiful</text:p>
      <text:p text:style-name="Standard"><text:s/>food" in-between.</text:p>
      <text:p text:style-name="Standard"><text:s/>&lt;br /&gt;</text:p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jacaranda tree"</text:p>
      <text:p text:style-name="Standard"><text:s/>src="files/jacarandatree.jpg"</text:p>
      <text:p text:style-name="Standard"><text:s/>width="120"</text:p>
      <text:p text:style-name="Standard"><text:s/>height="107" /&gt;</text:p>
      <text:p text:style-name="Standard"><text:s/>&lt;/div&gt;"The academy's harbour was enclosed by a sea-wall,</text:p>
      <text:p text:style-name="Standard"><text:s/>the entrance marked by a tall stone arch rising out of the</text:p>
      <text:p text:style-name="Standard"><text:s/>water. ... the arch bore an inscription. ... Plenty and</text:p>
      <text:p text:style-name="Standard"><text:s/>Satiety," ("taking everything you want, and then everything</text:p>
      <text:p text:style-name="Standard"><text:s/>else besides") "Pleasure and Ease, Liberty and Power". "The</text:p>
      <text:p text:style-name="Standard"><text:s/>academy was a colourful oasis - a sprawling mass of old</text:p>
      <text:p text:style-name="Standard"><text:s/>buildings, painted in bright yellows, pinks and oranges and</text:p>
      <text:p text:style-name="Standard"><text:s/>set amongst lush gardens, leading down towards the</text:p>
      <text:p text:style-name="Standard"><text:s/>dockside." "The scent of the tall &lt;a href=</text:p>
      <text:p text:style-name="Standard"><text:s/>"http://en.wikipedia.org/wiki/Jacaranda"</text:p>
      <text:p text:style-name="Standard"><text:s text:c="6"/>rel="external"</text:p>
      <text:p text:style-name="Standard"><text:s text:c="6"/>title=</text:p>
      <text:p text:style-name="Standard"><text:s text:c="6"/>"http://en.wikipedia.org/wiki/Jacaranda"&gt;jacaranda</text:p>
      <text:p text:style-name="Standard"><text:s text:c="6"/>tree&lt;/a&gt; near the dock was heady ... Running around</text:p>
      <text:p text:style-name="Standard"><text:s text:c="6"/>the tree was a circular seat". Further on was "a</text:p>
      <text:p text:style-name="Standard"><text:s text:c="6"/>dazzling fountain made of coloured glass and</text:p>
      <text:p text:style-name="Standard"><text:s text:c="6"/>seashells." "Trees and bushes which appeared from</text:p>
      <text:p text:style-name="Standard"><text:s text:c="6"/>above to mark the academy's boundaries, in fact</text:p>
      <text:p text:style-name="Standard"><text:s text:c="6"/>disguised new parts of the Academy - each pained in</text:p>
      <text:p text:style-name="Standard"><text:s text:c="6"/>the same soft, sunny palette as the main cluster."</text:p>
      <text:p text:style-name="Standard"><text:s text:c="6"/>"The entrance to a tall, domed terracotta-coloured</text:p>
      <text:p text:style-name="Standard"><text:s text:c="6"/>building" had "intricate carvings on it's Rajasthan</text:p>
      <text:p text:style-name="Standard"><text:s text:c="6"/>doors before entering the Rotunda "a vast circular</text:p>
      <text:p text:style-name="Standard"><text:s text:c="6"/>room, bathed in cool blue light" with a chequered</text:p>
      <text:p text:style-name="Standard"><text:s text:c="6"/>tiled floor. The Rotunda or 'the Octopus' has several</text:p>
      <text:p text:style-name="Standard"><text:s text:c="6"/>corridors coming off it and a "domed ceiling ...</text:p>
      <text:p text:style-name="Standard"><text:s text:c="6"/>studded with circular glass panels, in every shade of</text:p>
      <text:p text:style-name="Standard"><text:s text:c="6"/>blue ... The effect was stunning, as if you were</text:p>
      <text:p text:style-name="Standard"><text:s text:c="6"/>wandering upon the ocean floor itself." "Hanging down</text:p>
      <text:p text:style-name="Standard"><text:s text:c="6"/>on steel wires from the very top of the Rotunda were</text:p>
      <text:p text:style-name="Standard"><text:s text:c="6"/>glass cases, forming a giant mobile."</text:p>
      <text:p text:style-name="Standard"><text:s/>&lt;br /&gt;</text:p>
      <text:p text:style-name="Standard"><text:s/>&lt;br /&gt;</text:p>
      <text:p text:style-name="Standard"><text:soft-page-break/></text:p>
      <text:p text:style-name="Standard"><text:s/>"The lagoon of doom!" was "a large amphitheatre, set back a</text:p>
      <text:p text:style-name="Standard"><text:s/>little from the harbour, but an amphitheatre with a</text:p>
      <text:p text:style-name="Standard"><text:s/>difference. In place of the stage, was a sparkling pool of</text:p>
      <text:p text:style-name="Standard"><text:s/>water. And, in the centre of this was a ship - a galleon</text:p>
      <text:p text:style-name="Standard"><text:s/>not dissimilar to the Diadlo or indeed, to the Vampirate</text:p>
      <text:p text:style-name="Standard"><text:s/>ship." There is also the freshwater pool and "the inner</text:p>
      <text:p text:style-name="Standard"><text:s/>circle - a secluded courtyard of manicured grass, where a</text:p>
      <text:p text:style-name="Standard"><text:s/>class of kids were practising their martial arts skills."</text:p>
      <text:p text:style-name="Standard"><text:s/>The main lecture theatre was "along the harbour path" and</text:p>
      <text:p text:style-name="Standard"><text:s/>was "a pale-gold-coloured building."</text:p>
      <text:p text:style-name="Standard"><text:s/>&lt;br /&gt;</text:p>
      <text:p text:style-name="Standard"><text:s/>&lt;br /&gt;</text:p>
      <text:p text:style-name="Standard"/>
      <text:p text:style-name="Standard"><text:s/>&lt;h2&gt;Pirate Federation&lt;/h2&gt;</text:p>
      <text:p text:style-name="Standard"><text:s/>&lt;br /&gt;</text:p>
      <text:p text:style-name="Standard"><text:s/>"The Federation exists to further the cause of piracy</text:p>
      <text:p text:style-name="Standard"><text:s/>throughout the world - to consolidate the power we have on</text:p>
      <text:p text:style-name="Standard"><text:s/>the oceans and to develop a global network of pirate</text:p>
      <text:p text:style-name="Standard"><text:s/>fleets, working in peaceful cooperation." "Those of us in</text:p>
      <text:p text:style-name="Standard"><text:s/>the know are busy forming alliances, not only across the</text:p>
      <text:p text:style-name="Standard"><text:s/>oceans, but also on land. In a short time, our influence</text:p>
      <text:p text:style-name="Standard"><text:s/>will be unstoppable. And rather than working as disparate</text:p>
      <text:p text:style-name="Standard"><text:s/>crews, often coming into conflict with each other, you'll</text:p>
      <text:p text:style-name="Standard"><text:s/>see the formation of vast fleets of pirate ships united in</text:p>
      <text:p text:style-name="Standard"><text:s/>one cause." "There's a big difference ... between immediate</text:p>
      <text:p text:style-name="Standard"><text:s/>gain and the more fruitful rewards of delayed</text:p>
      <text:p text:style-name="Standard"><text:s/>gratification." In Kuo's study is a globe "it's surface</text:p>
      <text:p text:style-name="Standard"><text:s/>turned black and hundreds of lights" shine out. "Each one</text:p>
      <text:p text:style-name="Standard"><text:s/>represents a cell of the Pirate Federation - all over the</text:p>
      <text:p text:style-name="Standard"><text:s/>world. More are coming on-line all the time."</text:p>
      <text:p text:style-name="Standard"><text:s/>&lt;br /&gt;</text:p>
      <text:p text:style-name="Standard"><text:s/>&lt;br /&gt;</text:p>
      <text:p text:style-name="Standard"/>
      <text:p text:style-name="Standard"><text:s/>&lt;h2&gt;Polly Pagett&lt;/h2&gt;</text:p>
      <text:p text:style-name="Standard"><text:s/>&lt;br /&gt;</text:p>
      <text:p text:style-name="Standard"><text:s/>Matron at the Crescent Moon Bay Orphanage. Pagett I believe</text:p>
      <text:p text:style-name="Standard"><text:s/>is a status name for a young servant.</text:p>
      <text:p text:style-name="Standard"><text:s/>&lt;br /&gt;</text:p>
      <text:p text:style-name="Standard"><text:s/>&lt;br /&gt;</text:p>
      <text:p text:style-name="Standard"/>
      <text:p text:style-name="Standard"><text:s/>&lt;h2&gt;Porfirio Wrathe&lt;/h2&gt;</text:p>
      <text:p text:style-name="Standard"><text:s/>&lt;br /&gt;</text:p>
      <text:p text:style-name="Standard"><text:s/>Youngest Wrathe out of the three famous Wrathe brothers and</text:p>
      <text:p text:style-name="Standard"><text:s/>pirate royalty. On the vampirates blog Justin Somper wrote</text:p>
      <text:p text:style-name="Standard"><text:s/>"where I got the names for the three Wrathe brothers... If</text:p>
      <text:p text:style-name="Standard"><text:s/>memory serves, I made up the names Molucco and Barbarro,</text:p>
      <text:p text:style-name="Standard"><text:s/>based on their sounds. Porfirio wasn't made up but a name</text:p>
      <text:p text:style-name="Standard"><text:s/>which I happened upon and which seemed to fit well with the</text:p>
      <text:p text:style-name="Standard"><text:soft-page-break/><text:s/>other two." Porfirio (por FEER ee oh) is Spanish, meaning</text:p>
      <text:p text:style-name="Standard"><text:s/>purple rock.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Captain René Grammont&lt;/h2&gt;</text:p>
      <text:p text:style-name="Standard"><text:s/>&lt;br /&gt;</text:p>
      <text:p text:style-name="Standard"><text:s/>A teacher at the Pirate Academy "formerly of The</text:p>
      <text:p text:style-name="Standard"><text:s/>Troubadour". The teachers at the Pirate Academy "are all</text:p>
      <text:p text:style-name="Standard"><text:s/>former captains - every one a pirating legend".</text:p>
      <text:p text:style-name="Standard"><text:s/>&lt;br /&gt;</text:p>
      <text:p text:style-name="Standard"><text:s/>&lt;br /&gt;</text:p>
      <text:p text:style-name="Standard"/>
      <text:p text:style-name="Standard"><text:s/>&lt;h2&gt;Wild Rose&lt;/h2&gt;</text:p>
      <text:p text:style-name="Standard"/>
      <text:p text:style-name="Standard"><text:s/>&lt;br /&gt;</text:p>
      <text:p text:style-name="Standard"><text:s/>"A very old girl" missing several teeth, who's "ruby</text:p>
      <text:p text:style-name="Standard"><text:s/>ringlets" "were an ill-fitting wig, her face was thickly</text:p>
      <text:p text:style-name="Standard"><text:s/>caked in powder and her false eyelashes were as long and</text:p>
      <text:p text:style-name="Standard"><text:s/>thick as a tarantula's legs."</text:p>
      <text:p text:style-name="Standard"><text:s/>&lt;br /&gt;</text:p>
      <text:p text:style-name="Standard"><text:s/>&lt;br /&gt;</text:p>
      <text:p text:style-name="Standard"/>
      <text:p text:style-name="Standard"><text:s/>&lt;h2&gt;Sally&lt;/h2&gt;</text:p>
      <text:p text:style-name="Standard"><text:s/>&lt;br /&gt;</text:p>
      <text:p text:style-name="Standard"><text:s/>Read the Blood Captain and Black Heart.</text:p>
      <text:p text:style-name="Standard"><text:s/>&lt;br /&gt;</text:p>
      <text:p text:style-name="Standard"><text:s/>&lt;br /&gt;</text:p>
      <text:p text:style-name="Standard"/>
      <text:p text:style-name="Standard"><text:s/>&lt;h2&gt;Samara Pescudo&lt;/h2&gt;</text:p>
      <text:p text:style-name="Standard"><text:s/>&lt;br /&gt;</text:p>
      <text:p text:style-name="Standard"><text:s/>A girl in "Captain Quivers' Knot class". "Grace guessed,</text:p>
      <text:p text:style-name="Standard"><text:s/>between six an seven" who wants "to be a pirate captain,</text:p>
      <text:p text:style-name="Standard"><text:s/>just like my mummy and daddy."</text:p>
      <text:p text:style-name="Standard"><text:s/>&lt;br /&gt;</text:p>
      <text:p text:style-name="Standard"><text:s/>&lt;br /&gt;</text:p>
      <text:p text:style-name="Standard"/>
      <text:p text:style-name="Standard"><text:s/>&lt;h2&gt;Sanctuary&lt;/h2&gt;</text:p>
      <text:p text:style-name="Standard"><text:s/>&lt;br /&gt;</text:p>
      <text:p text:style-name="Standard"/>
      <text:p text:style-name="Standard"><text:s/>See also the official website &lt;a href=</text:p>
      <text:p text:style-name="Standard"><text:s/>"http://www.vampirates.co.uk/explore/sanctuary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explore/sanctuary&lt;/a&gt;</text:p>
      <text:p text:style-name="Standard"><text:s/>&lt;br /&gt;</text:p>
      <text:p text:style-name="Standard"><text:s/>"I'm afraid you won't find Sanctuary on any map". "It is at</text:p>
      <text:p text:style-name="Standard"><text:s/>the top of a great mountain." "Everyone makes their own way</text:p>
      <text:p text:style-name="Standard"><text:soft-page-break/><text:s/>to Sanctuary."</text:p>
      <text:p text:style-name="Standard"><text:s/>&lt;br /&gt;</text:p>
      <text:p text:style-name="Standard"><text:s/>&lt;br /&gt;</text:p>
      <text:p text:style-name="Standard"><text:s/>"Two flaming torches stood like giant sentinels on either</text:p>
      <text:p text:style-name="Standard"><text:s/>side of the gates." Which were "made of iron ... they're</text:p>
      <text:p text:style-name="Standard"><text:s/>twice as tall as" Lorcan with "spikes along the top and</text:p>
      <text:p text:style-name="Standard"><text:s/>below is an intricate circular pattern, a bit like a clock</text:p>
      <text:p text:style-name="Standard"><text:s/>face or sundial." "Thick mountain vines were within the</text:p>
      <text:p text:style-name="Standard"><text:s/>iron fretwork", beyond which "a column of lamps illuminated</text:p>
      <text:p text:style-name="Standard"><text:s/>an empty courtyard". "The courtyard was bordered by a</text:p>
      <text:p text:style-name="Standard"><text:s/>walkway and low buildings on three sides. ... there were no</text:p>
      <text:p text:style-name="Standard"><text:s/>doors or windows in these buildings - except for a pair of</text:p>
      <text:p text:style-name="Standard"><text:s/>doors in the centre of the block facing them, on the far</text:p>
      <text:p text:style-name="Standard"><text:s/>side of the yard."</text:p>
      <text:p text:style-name="Standard"><text:s/>&lt;br /&gt;</text:p>
      <text:p text:style-name="Standard"><text:s/>&lt;br /&gt;</text:p>
      <text:p text:style-name="Standard"><text:s/>“Several figures were milling about. They were all dressed</text:p>
      <text:p text:style-name="Standard"><text:s/>alike in matching crimson robes.” “There are quite a few</text:p>
      <text:p text:style-name="Standard"><text:s/>of” “Mosh Zu's assistants.” “The walkway, which had been</text:p>
      <text:p text:style-name="Standard"><text:s/>cleared of ice, ” was “around the courtyard. They came to</text:p>
      <text:p text:style-name="Standard"><text:s/>the doors Grace had noticed earlier.” “Inside, the light</text:p>
      <text:p text:style-name="Standard"><text:s/>was dim but as Grace's eyes adjusted she saw they were in a</text:p>
      <text:p text:style-name="Standard"><text:s/>long narrow corridor lit by more lamps this time suspended</text:p>
      <text:p text:style-name="Standard"><text:s/>on low chains just above their heads. The flames guttered</text:p>
      <text:p text:style-name="Standard"><text:s/>the settled again as Olivier closed the doors behind them.”</text:p>
      <text:p text:style-name="Standard"><text:s/>“You are now in the Corridor of Lights.” “They turned the</text:p>
      <text:p text:style-name="Standard"><text:s/>corner and the corridor grew a little wider. It was a good</text:p>
      <text:p text:style-name="Standard"><text:s/>thing too because on either side, the walls were groaning</text:p>
      <text:p text:style-name="Standard"><text:s/>with shelves covered in trinkets and photographs. There was</text:p>
      <text:p text:style-name="Standard"><text:s/>not a patch of spare wall and Grace could see that in</text:p>
      <text:p text:style-name="Standard"><text:s/>places the items on the shelves were packed three and four</text:p>
      <text:p text:style-name="Standard"><text:s/>deep. It was like walking through a junk shop or a shrine.”</text:p>
      <text:p text:style-name="Standard"><text:s/>“This is the corridor of Discards. These are the things</text:p>
      <text:p text:style-name="Standard"><text:s/>which those who enter Sanctuary have left behind.” “The</text:p>
      <text:p text:style-name="Standard"><text:s/>corridor turned another corner this one devoid of</text:p>
      <text:p text:style-name="Standard"><text:s/>possessions,” They used butter “to fuel the lamps here.”</text:p>
      <text:p text:style-name="Standard"><text:s/>&lt;br /&gt;</text:p>
      <text:p text:style-name="Standard"/>
      <text:p text:style-name="Standard"><text:s/>&lt;br /&gt;</text:p>
      <text:p text:style-name="Standard"><text:s/>“The main part of the compound is underground.” “The</text:p>
      <text:p text:style-name="Standard"><text:s/>corridor turned again, and Grace realised that their path</text:p>
      <text:p text:style-name="Standard"><text:s/>was sloping down at an increasing gradient.” “Suspended</text:p>
      <text:p text:style-name="Standard"><text:s/>from the ceiling on a thin rope between the lights, were</text:p>
      <text:p text:style-name="Standard"><text:s/>ribbons. They hung down like cobwebs, different colours and</text:p>
      <text:p text:style-name="Standard"><text:s/>lengths.” “We are in the Corridor of Ribbons,” “As the</text:p>
      <text:p text:style-name="Standard"><text:s/>corridor turned once more, Grace spied another set of</text:p>
      <text:p text:style-name="Standard"><text:s/>doors. Olivier pushed them open and Grace saw that the</text:p>
      <text:p text:style-name="Standard"><text:s/>chamber beyond was squarer in shape and lit more brightly.</text:p>
      <text:p text:style-name="Standard"><text:s/>The floor was tilted and there were chairs and tables in</text:p>
      <text:p text:style-name="Standard"><text:soft-page-break/><text:s/>there.” “This chamber was only the anteroom.” Through a</text:p>
      <text:p text:style-name="Standard"><text:s/>pair of doors was a room “larger than the one they had come</text:p>
      <text:p text:style-name="Standard"><text:s/>from. It's floor was tiled but it was largely devoid of</text:p>
      <text:p text:style-name="Standard"><text:s/>furniture and it's decorations were basic – a few simple</text:p>
      <text:p text:style-name="Standard"><text:s/>wall hangings.”</text:p>
      <text:p text:style-name="Standard"><text:s/>&lt;br /&gt;</text:p>
      <text:p text:style-name="Standard"><text:s/>&lt;br /&gt;</text:p>
      <text:p text:style-name="Standard"><text:s/>“As they followed the path down still further Grace</text:p>
      <text:p text:style-name="Standard"><text:s/>realised that this was no different from being on a ship</text:p>
      <text:p text:style-name="Standard"><text:s/>and going down to the cabins. Perhaps, she thought, the</text:p>
      <text:p text:style-name="Standard"><text:s/>underground nature of Sanctuary was not merely designed to</text:p>
      <text:p text:style-name="Standard"><text:s/>prevent the vampires from exposure to the light, but also</text:p>
      <text:p text:style-name="Standard"><text:s/>to prepare them to life aboard the Nocturne.” The vampire</text:p>
      <text:p text:style-name="Standard"><text:s/>rooms were “Like the other rooms they had walked through</text:p>
      <text:p text:style-name="Standard"><text:s/>dimly lit. There was a single bed in the centre of the room</text:p>
      <text:p text:style-name="Standard"><text:s/>and a chair in the corner. Above the bed and on one of the</text:p>
      <text:p text:style-name="Standard"><text:s/>side walls were hangings, similar to those in the hall</text:p>
      <text:p text:style-name="Standard"><text:s/>above.”</text:p>
      <text:p text:style-name="Standard"><text:s/>&lt;br /&gt;</text:p>
      <text:p text:style-name="Standard"><text:s/>&lt;br /&gt;</text:p>
      <text:p text:style-name="Standard"/>
      <text:p text:style-name="Standard"><text:s/>&lt;h2&gt;Scrimshaw&lt;/h2&gt;</text:p>
      <text:p text:style-name="Standard"><text:s/>&lt;br /&gt;</text:p>
      <text:p text:style-name="Standard"/>
      <text:p text:style-name="Standard"><text:s/>Molucco Wrathe's pet snake. He is small and lives on the</text:p>
      <text:p text:style-name="Standard"><text:s/>captain's person. Scrimshaw likes honeyed dates and in the</text:p>
      <text:p text:style-name="Standard"><text:s/>Captain's cabin sat "on a bright purple cushions", "We have</text:p>
      <text:p text:style-name="Standard"><text:s/>to take a detour around the cape to buy them by the barrel,</text:p>
      <text:p text:style-name="Standard"><text:s/>but whatever it takes to keep the little fellow happy".</text:p>
      <text:p text:style-name="Standard"><text:s/>Scrimshaw (skrĭm'shô') is the art of carving or incising</text:p>
      <text:p text:style-name="Standard"><text:s/>intricate designs on whalebone or whale ivory.</text:p>
      <text:p text:style-name="Standard"><text:s/>&lt;br /&gt;</text:p>
      <text:p text:style-name="Standard"><text:s/>&lt;br /&gt;</text:p>
      <text:p text:style-name="Standard"/>
      <text:p text:style-name="Standard"><text:s/>&lt;h2&gt;Sebastian&lt;/h2&gt;</text:p>
      <text:p text:style-name="Standard"><text:s/>&lt;br /&gt;</text:p>
      <text:p text:style-name="Standard"><text:s/>A ten-year old student at pirate academy reading 'The Book</text:p>
      <text:p text:style-name="Standard"><text:s/>of Five Cutlasses', after making "excellent progress in</text:p>
      <text:p text:style-name="Standard"><text:s/>Combat Workshop". Sebastian (seh BASS chen) is a version of</text:p>
      <text:p text:style-name="Standard"><text:s/>Sebastianus and is Latin meaning Man from Sebaste.</text:p>
      <text:p text:style-name="Standard"><text:s/>&lt;br /&gt;</text:p>
      <text:p text:style-name="Standard"><text:s/>&lt;br /&gt;</text:p>
      <text:p text:style-name="Standard"/>
      <text:p text:style-name="Standard"><text:s/>&lt;h2&gt;Serving Boy&lt;/h2&gt;</text:p>
      <text:p text:style-name="Standard"><text:s/>&lt;br /&gt;</text:p>
      <text:p text:style-name="Standard"><text:s/>A server at booths of Ma Kettle's Tavern who knows the</text:p>
      <text:p text:style-name="Standard"><text:s/>regulars by name. "He smiled and bowed once more, then</text:p>
      <text:p text:style-name="Standard"><text:s/>disappeared."</text:p>
      <text:p text:style-name="Standard"><text:s/>&lt;br /&gt;</text:p>
      <text:p text:style-name="Standard"><text:soft-page-break/><text:s/>&lt;br /&gt;</text:p>
      <text:p text:style-name="Standard"/>
      <text:p text:style-name="Standard"><text:s/>&lt;h2&gt;Shanti&lt;/h2&gt;</text:p>
      <text:p text:style-name="Standard"><text:s/>&lt;br /&gt;</text:p>
      <text:p text:style-name="Standard"><text:s/>See also &lt;a href=</text:p>
      <text:p text:style-name="Standard"><text:s/>"http://www.freewebs.com/vampirateseverything/characters.htm"</text:p>
      <text:p text:style-name="Standard"><text:s text:c="6"/>rel="external"</text:p>
      <text:p text:style-name="Standard"><text:s text:c="6"/>title=</text:p>
      <text:p text:style-name="Standard"><text:s text:c="6"/>"http://www.freewebs.com/vampirateseverything/characters.htm"&gt;</text:p>
      <text:p text:style-name="Standard"/>
      <text:p text:style-name="Standard"><text:s/>www.freewebs.com/vampirateseverything/characters.htm&lt;/a&gt;</text:p>
      <text:p text:style-name="Standard"><text:s/>&lt;br /&gt;</text:p>
      <text:p text:style-name="Standard"><text:s/>"She was tiny and very pretty, though also very pale." "Her</text:p>
      <text:p text:style-name="Standard"><text:s/>brow was stitched with worry-lines." and the "wind toying</text:p>
      <text:p text:style-name="Standard"><text:s/>with her long, dark hair." Shanti was a "beautiful but</text:p>
      <text:p text:style-name="Standard"><text:s/>vicious donor" and "remarkably possessive of Lorcan.".</text:p>
      <text:p text:style-name="Standard"><text:s/>"Grace knew she blamed her for Lorcan's blindness and for</text:p>
      <text:p text:style-name="Standard"><text:s/>the fact he had stopped taking Shanti's blood." "If he</text:p>
      <text:p text:style-name="Standard"><text:s/>chooses not to take my blood, then there's nothing left for</text:p>
      <text:p text:style-name="Standard"><text:s/>me here. I'll have to leave."</text:p>
      <text:p text:style-name="Standard"><text:s/>&lt;br /&gt;</text:p>
      <text:p text:style-name="Standard"><text:s/>&lt;br /&gt;</text:p>
      <text:p text:style-name="Standard"/>
      <text:p text:style-name="Standard"><text:s/>&lt;h2&gt;Captain Shivaji Singh&lt;/h2&gt;</text:p>
      <text:p text:style-name="Standard"><text:s/>&lt;br /&gt;</text:p>
      <text:p text:style-name="Standard"><text:s/>A teacher at the Pirate Academy formerly "of The Nataraj".</text:p>
      <text:p text:style-name="Standard"><text:s/>The teachers at the Pirate Academy "are all former captains</text:p>
      <text:p text:style-name="Standard"><text:s/>- every one a pirating legend".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Sidorio"</text:p>
      <text:p text:style-name="Standard"><text:s/>src="files/sidorio.jpg"</text:p>
      <text:p text:style-name="Standard"><text:s/>width="100"</text:p>
      <text:p text:style-name="Standard"><text:s/>height="150" /&gt;</text:p>
      <text:p text:style-name="Standard"><text:s/>&lt;/div&gt;</text:p>
      <text:p text:style-name="Standard"/>
      <text:p text:style-name="Standard"><text:s/>&lt;h2&gt;Sidorio&lt;/h2&gt;</text:p>
      <text:p text:style-name="Standard"><text:s/>&lt;br /&gt;</text:p>
      <text:p text:style-name="Standard"><text:s/>See also the official website &lt;a href=</text:p>
      <text:p text:style-name="Standard"><text:s/>"http://www.vampirates.co.uk/meet-the-crew/sidorio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sidorio&lt;/a&gt;,</text:p>
      <text:p text:style-name="Standard"><text:s text:c="6"/>&lt;a href=</text:p>
      <text:p text:style-name="Standard"><text:s text:c="6"/>"http://www.vampirates.co.uk/vip-page/sidorio/"</text:p>
      <text:p text:style-name="Standard"><text:soft-page-break/><text:s text:c="6"/>rel="external"</text:p>
      <text:p text:style-name="Standard"><text:s text:c="6"/>title=</text:p>
      <text:p text:style-name="Standard"><text:s text:c="6"/>"www.vampirates.co.uk"&gt;www.vampirates.co.uk/vip-page/sidorio&lt;/a&gt;</text:p>
      <text:p text:style-name="Standard"/>
      <text:p text:style-name="Standard"><text:s text:c="6"/>and &lt;a href=</text:p>
      <text:p text:style-name="Standard"><text:s text:c="6"/>"http://www.freewebs.com/vampirateseverything/characters.htm"</text:p>
      <text:p text:style-name="Standard"><text:s text:c="6"/>rel="external"</text:p>
      <text:p text:style-name="Standard"><text:s text:c="6"/>title=</text:p>
      <text:p text:style-name="Standard"><text:s text:c="6"/>"http://www.freewebs.com/vampirateseverything/characters.htm"&gt;</text:p>
      <text:p text:style-name="Standard"><text:s/>www.freewebs.com/vampirateseverything/characters.htm&lt;/a&gt;</text:p>
      <text:p text:style-name="Standard"><text:s/>&lt;br /&gt;</text:p>
      <text:p text:style-name="Standard"><text:s/>Under the Vampirate Captain he is a Lieutenant. He has "a</text:p>
      <text:p text:style-name="Standard"><text:s/>gruff male voice", "dark eyes" and "was a tall, bald-headed</text:p>
      <text:p text:style-name="Standard"><text:s/>man, his muscles seeming to burst from clothes which were a</text:p>
      <text:p text:style-name="Standard"><text:s/>cross between those of a sailor and a gladiator." "Grace</text:p>
      <text:p text:style-name="Standard"><text:s/>looked at him. It was like facing a wall of muscle. His</text:p>
      <text:p text:style-name="Standard"><text:s/>neck was as thick as the trunk of a well-established tree.</text:p>
      <text:p text:style-name="Standard"><text:s/>His arms were far broader than her own legs." Sidorio was</text:p>
      <text:p text:style-name="Standard"><text:s/>about twice the size of Lorcan with "lengthy strides" and a</text:p>
      <text:p text:style-name="Standard"><text:s/>"flawless" "sense of direction". He is also arrogant and</text:p>
      <text:p text:style-name="Standard"><text:s/>"quick to rise to anger". "He had two over-sized canine</text:p>
      <text:p text:style-name="Standard"><text:s/>teeth, apparently made of gold" and was the first rebel</text:p>
      <text:p text:style-name="Standard"><text:s/>crew member, we know of, who feeds on too much blood.</text:p>
      <text:p text:style-name="Standard"><text:s/>&lt;br /&gt;</text:p>
      <text:p text:style-name="Standard"><text:s/>&lt;br /&gt;</text:p>
      <text:p text:style-name="Standard"><text:s/>After leaving the Nocturne he becomes Captain of his own</text:p>
      <text:p text:style-name="Standard"><text:s/>group of Vampirates He is "heftier" than his first</text:p>
      <text:p text:style-name="Standard"><text:s/>Lieutenant Stukeley. "Sidorio only truly comes alive when</text:p>
      <text:p text:style-name="Standard"><text:s/>the hunt is on. Then, he is a different man - a different</text:p>
      <text:p text:style-name="Standard"><text:s/>creature - altogether."</text:p>
      <text:p text:style-name="Standard"><text:s/>&lt;br /&gt;</text:p>
      <text:p text:style-name="Standard"><text:s/>&lt;br /&gt;</text:p>
      <text:p text:style-name="Standard"/>
      <text:p text:style-name="Standard"><text:s/>On the Blue Peter blog Justin Somper wrote "I think it's</text:p>
      <text:p text:style-name="Standard"><text:s/>safe to say that the Captain and the other Vampirates</text:p>
      <text:p text:style-name="Standard"><text:s/>underestimated the range of Sidorio's powers. He's a bit of</text:p>
      <text:p text:style-name="Standard"><text:s/>an unknown quantity." "The character Sidorio is based on a</text:p>
      <text:p text:style-name="Standard"><text:s/>real-life Roman pirate, although he was killed in Roman</text:p>
      <text:p text:style-name="Standard"><text:s/>times, he has been a vampire ever since." He was based on a</text:p>
      <text:p text:style-name="Standard"><text:s/>Cilician pirate called Isidorus who was crucified by Julius</text:p>
      <text:p text:style-name="Standard"><text:s/>Caesar. From the Vampirates blog "when I’m writing Sidorio</text:p>
      <text:p text:style-name="Standard"><text:s/>I now tend to think of Javier Bardem (though originally he</text:p>
      <text:p text:style-name="Standard"><text:s/>was more Vin Diesel!)."</text:p>
      <text:p text:style-name="Standard"><text:s/>&lt;br /&gt;</text:p>
      <text:p text:style-name="Standard"><text:s/>&lt;br /&gt;</text:p>
      <text:p text:style-name="Standard"/>
      <text:p text:style-name="Standard"><text:s/>&lt;h2&gt;Sitar Player&lt;/h2&gt;</text:p>
      <text:p text:style-name="Standard"><text:s/>&lt;br /&gt;</text:p>
      <text:p text:style-name="Standard"><text:s/>A "diminutive musician" found in Molucco Wrathe's cabin.</text:p>
      <text:p text:style-name="Standard"><text:soft-page-break/><text:s/>When Connor first visited he was sitting behind the</text:p>
      <text:p text:style-name="Standard"><text:s/>Captain. A sitar (sĭ-tär') is stringed instrument of India</text:p>
      <text:p text:style-name="Standard"><text:s/>made of seasoned gourds and teak and having a track of 20</text:p>
      <text:p text:style-name="Standard"><text:s/>movable frets with 6 or 7 metal playing strings above and</text:p>
      <text:p text:style-name="Standard"><text:s/>usually 13 sympathetic resonating strings below.</text:p>
      <text:p text:style-name="Standard"><text:s/>&lt;br /&gt;</text:p>
      <text:p text:style-name="Standard"><text:s/>&lt;br /&gt;</text:p>
      <text:p text:style-name="Standard"/>
      <text:p text:style-name="Standard"><text:s/>&lt;h2&gt;Skirmish&lt;/h2&gt;</text:p>
      <text:p text:style-name="Standard"><text:s/>&lt;br /&gt;</text:p>
      <text:p text:style-name="Standard"><text:s/>Scrimshaw's brother who like his brother lives "amidst</text:p>
      <text:p text:style-name="Standard"><text:s/>Barbarro's dark locks".</text:p>
      <text:p text:style-name="Standard"><text:s/>&lt;br /&gt;</text:p>
      <text:p text:style-name="Standard"><text:s/>&lt;br /&gt;</text:p>
      <text:p text:style-name="Standard"/>
      <text:p text:style-name="Standard"><text:s/>&lt;h2&gt;Stinkbomb&lt;/h2&gt;</text:p>
      <text:p text:style-name="Standard"><text:s/>&lt;br /&gt;</text:p>
      <text:p text:style-name="Standard"><text:s/>One of the two "most useless excuses for pirates you'll</text:p>
      <text:p text:style-name="Standard"><text:s/>ever meet" on the Diablo with an "ugly face", "foul breath"</text:p>
      <text:p text:style-name="Standard"><text:s/>and a "bulging belly". A stink bomb emits a foul odour on</text:p>
      <text:p text:style-name="Standard"><text:s/>detonation.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Sugar Pie&lt;/h2&gt;</text:p>
      <text:p text:style-name="Standard"><text:s/>&lt;br /&gt;</text:p>
      <text:p text:style-name="Standard"><text:s/>"Ma Kettle's beautiful assistant" and server with "a much</text:p>
      <text:p text:style-name="Standard"><text:s/>sweeter voice" than the Alewife, "long blonde hair" and</text:p>
      <text:p text:style-name="Standard"><text:s/>"disarmingly blue eyes", who Connor gets cleaned up for.</text:p>
      <text:p text:style-name="Standard"><text:s/>"The fearless serving girls ran along the narrow rafters,</text:p>
      <text:p text:style-name="Standard"><text:s/>as nimble and sure foot as gymnasts, carrying foaming mugs</text:p>
      <text:p text:style-name="Standard"><text:s/>of beer to the waiting pirate crews. But, as agile as they</text:p>
      <text:p text:style-name="Standard"><text:s/>were, the girls were not to be messed with." "Without make</text:p>
      <text:p text:style-name="Standard"><text:s/>up, she looked more beautiful than ever".</text:p>
      <text:p text:style-name="Standard"><text:s/>&lt;br /&gt;</text:p>
      <text:p text:style-name="Standard"><text:s/>&lt;br /&gt;</text:p>
      <text:p text:style-name="Standard"/>
      <text:p text:style-name="Standard"><text:s/>&lt;h2&gt;Teahan&lt;/h2&gt;</text:p>
      <text:p text:style-name="Standard"/>
      <text:p text:style-name="Standard"><text:s/>&lt;br /&gt;</text:p>
      <text:p text:style-name="Standard"><text:s/>A fishtail from the Lorelei.</text:p>
      <text:p text:style-name="Standard"><text:s/>&lt;br /&gt;</text:p>
      <text:p text:style-name="Standard"><text:s/>&lt;br /&gt;</text:p>
      <text:p text:style-name="Standard"/>
      <text:p text:style-name="Standard"><text:s/>&lt;h2&gt;Trofie&lt;/h2&gt;</text:p>
      <text:p text:style-name="Standard"><text:s/>&lt;br /&gt;</text:p>
      <text:p text:style-name="Standard"><text:s/>A "tall woman ... dressed in a regal coat, the same pale</text:p>
      <text:p text:style-name="Standard"><text:s/>gold as the hair swept up onto her head." "Trofie's right</text:p>
      <text:p text:style-name="Standard"><text:soft-page-break/><text:s/>hand was made of metal. It was literally as gold as her</text:p>
      <text:p text:style-name="Standard"><text:s/>hair. And what he had taken for red - vanished nails were,</text:p>
      <text:p text:style-name="Standard"><text:s/>in fact, actual rubies."</text:p>
      <text:p text:style-name="Standard"><text:s/>&lt;br /&gt;</text:p>
      <text:p text:style-name="Standard"><text:s/>&lt;br /&gt;</text:p>
      <text:p text:style-name="Standard"/>
      <text:p text:style-name="Standard"><text:s/>On the Blue Peter blog Justin Somper wrote "a Norwegian</text:p>
      <text:p text:style-name="Standard"><text:s/>pirate who uses expression, "min elskling" ("my dear" in,</text:p>
      <text:p text:style-name="Standard"><text:s/>you guessed it, Norwegian)." On the Vampirates blog he</text:p>
      <text:p text:style-name="Standard"><text:s/>wrote "When Trofie Wrathe calls people “min elskling”,</text:p>
      <text:p text:style-name="Standard"><text:s/>she’s saying “my dear” or “darling” in Norwegian –</text:p>
      <text:p text:style-name="Standard"><text:s/>sometimes genuinely but occasionally in a patronizing</text:p>
      <text:p text:style-name="Standard"><text:s/>fashion, I fear." and "Barbarro’s wife is called Trofie.</text:p>
      <text:p text:style-name="Standard"><text:s/>You do pronounce it like “trophy” – it’s a bit of a joke,</text:p>
      <text:p text:style-name="Standard"><text:s/>but really the joke is turned on its head because Trofie is</text:p>
      <text:p text:style-name="Standard"><text:s/>much more than a trophy wife; she’s a courageous woman and</text:p>
      <text:p text:style-name="Standard"><text:s/>a very capable pirate leader in her own right.". Trofie is</text:p>
      <text:p text:style-name="Standard"><text:s/>a mis-spelling of trophy as in a trophy wife (A trophy wife</text:p>
      <text:p text:style-name="Standard"><text:s/>is commonly used to describe the second or third wife of</text:p>
      <text:p text:style-name="Standard"><text:s/>(usually) older man; and who is considered a status</text:p>
      <text:p text:style-name="Standard"><text:s/>symbol).</text:p>
      <text:p text:style-name="Standard"><text:s/>&lt;br /&gt;</text:p>
      <text:p text:style-name="Standard"><text:s/>&lt;br /&gt;</text:p>
      <text:p text:style-name="Standard"/>
      <text:p text:style-name="Standard"><text:s/>&lt;h2&gt;The Titania&lt;/h2&gt;</text:p>
      <text:p text:style-name="Standard"><text:s/>&lt;br /&gt;</text:p>
      <text:p text:style-name="Standard"><text:s/>A great cruise ship which "was struck mid-ocean by a</text:p>
      <text:p text:style-name="Standard"><text:s/>powerful bolt of lightning". Darcy Flotsam "sang after</text:p>
      <text:p text:style-name="Standard"><text:s/>second supper each night and all the posh gents and</text:p>
      <text:p text:style-name="Standard"><text:s/>ladies". Titania (tĭ-tā'nē-ə, -tān'yə) was the queen of the</text:p>
      <text:p text:style-name="Standard"><text:s/>fairies and wife of Oberon in medieval folklore.</text:p>
      <text:p text:style-name="Standard"><text:s/>&lt;br /&gt;</text:p>
      <text:p text:style-name="Standard"><text:s/>&lt;br /&gt;</text:p>
      <text:p text:style-name="Standard"/>
      <text:p text:style-name="Standard"><text:s/>&lt;h2&gt;The Typhon&lt;/h2&gt;</text:p>
      <text:p text:style-name="Standard"><text:s/>&lt;br /&gt;</text:p>
      <text:p text:style-name="Standard"><text:s/>See also the official website &lt;a href=</text:p>
      <text:p text:style-name="Standard"><text:s/>"http://www.vampirates.co.uk/explore/typhon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explore/typhon&lt;/a&gt;</text:p>
      <text:p text:style-name="Standard"><text:s/>&lt;br /&gt;</text:p>
      <text:p text:style-name="Standard"><text:s/>"It was a galleon, not dissimilar to The Diablo."</text:p>
      <text:p text:style-name="Standard"><text:s/>&lt;br /&gt;</text:p>
      <text:p text:style-name="Standard"><text:s/>&lt;br /&gt;</text:p>
      <text:p text:style-name="Standard"/>
      <text:p text:style-name="Standard"><text:s/>&lt;h2&gt;Vagabond&lt;/h2&gt;</text:p>
      <text:p text:style-name="Standard"><text:s/>&lt;br /&gt;</text:p>
      <text:p text:style-name="Standard"><text:s/>"A new ship of Vampirates is sailing the seven seas. It’s</text:p>
      <text:p text:style-name="Standard"><text:soft-page-break/><text:s/>called The Vagabond and it has an all-female Vampirate</text:p>
      <text:p text:style-name="Standard"><text:s/>crew, captained by the deliciously devilish Lady Lola</text:p>
      <text:p text:style-name="Standard"><text:s/>Lockwood."</text:p>
      <text:p text:style-name="Standard"><text:s/>&lt;br /&gt;</text:p>
      <text:p text:style-name="Standard"><text:s/>&lt;br /&gt;</text:p>
      <text:p text:style-name="Standard"/>
      <text:p text:style-name="Standard"><text:s/>&lt;div class="image-right"&gt;</text:p>
      <text:p text:style-name="Standard"><text:s text:c="3"/>&lt;img class="imageStyle"</text:p>
      <text:p text:style-name="Standard"><text:s/>alt="Vampirate Captain"</text:p>
      <text:p text:style-name="Standard"><text:s/>src="files/vampiratecaptain.jpg"</text:p>
      <text:p text:style-name="Standard"><text:s/>width="100"</text:p>
      <text:p text:style-name="Standard"><text:s/>height="149" /&gt;</text:p>
      <text:p text:style-name="Standard"><text:s/>&lt;/div&gt;</text:p>
      <text:p text:style-name="Standard"/>
      <text:p text:style-name="Standard"><text:s/>&lt;h2&gt;Vampirate Captain&lt;/h2&gt;</text:p>
      <text:p text:style-name="Standard"><text:s/>&lt;br /&gt;</text:p>
      <text:p text:style-name="Standard"><text:s/>See also the official website &lt;a href=</text:p>
      <text:p text:style-name="Standard"><text:s/>"http://www.vampirates.co.uk/meet-the-crew/Captain/"</text:p>
      <text:p text:style-name="Standard"><text:s text:c="6"/>rel="external"</text:p>
      <text:p text:style-name="Standard"><text:s text:c="6"/>title=</text:p>
      <text:p text:style-name="Standard"><text:s text:c="6"/>"www.vampirates.co.uk"&gt;www.vampirates.co.uk/meet-the-crew/captain&lt;/a&gt;</text:p>
      <text:p text:style-name="Standard"><text:s text:c="6"/>and &lt;a href=</text:p>
      <text:p text:style-name="Standard"><text:s text:c="6"/>"http://www.freewebs.com/vampirateseverything/characters.htm"</text:p>
      <text:p text:style-name="Standard"><text:s text:c="6"/>rel="external"</text:p>
      <text:p text:style-name="Standard"><text:s text:c="6"/>title=</text:p>
      <text:p text:style-name="Standard"><text:s text:c="6"/>"http://www.freewebs.com/vampirateseverything/characters.htm"&gt;</text:p>
      <text:p text:style-name="Standard"><text:s/>www.freewebs.com/vampirateseverything/characters.htm&lt;/a&gt;</text:p>
      <text:p text:style-name="Standard"><text:s/>&lt;br /&gt;</text:p>
      <text:p text:style-name="Standard"/>
      <text:p text:style-name="Standard"><text:s/>Out of the Vampirates, "None but the Captain can walk</text:p>
      <text:p text:style-name="Standard"><text:s/>beneath the sun." He speaks in a whisper that "seemed to</text:p>
      <text:p text:style-name="Standard"><text:s/>flow into every corner of her brain" and even when angry</text:p>
      <text:p text:style-name="Standard"><text:s/>"it was strong and firm, yet it did not rise above the</text:p>
      <text:p text:style-name="Standard"><text:s/>volume of a whisper." "A tall stranger, dressed in a dark</text:p>
      <text:p text:style-name="Standard"><text:s/>leathery cloak and a mask." "Above the gloves, the</text:p>
      <text:p text:style-name="Standard"><text:s/>Captain's arms disappeared into the folds of a dark,</text:p>
      <text:p text:style-name="Standard"><text:s/>multi-layered cape, made of thin leather. Grace's eyes</text:p>
      <text:p text:style-name="Standard"><text:s/>traced up to his neck, where the cape fanned out in a</text:p>
      <text:p text:style-name="Standard"><text:s/>jagged ruff and was fastened by a chain of black</text:p>
      <text:p text:style-name="Standard"><text:s/>gemstones." (Jet? - sm) "And then she glimpsed his face. Or</text:p>
      <text:p text:style-name="Standard"><text:s/>rather, the space where his face might have been. For in</text:p>
      <text:p text:style-name="Standard"><text:s/>it's place was a mesh mask. She could see nothing beneath</text:p>
      <text:p text:style-name="Standard"><text:s/>the mask but it was shaped to the contours of a face, with</text:p>
      <text:p text:style-name="Standard"><text:s/>indentations for the eyes and mouth. It fitted as perfectly</text:p>
      <text:p text:style-name="Standard"><text:s/>as a death mask but was not rigid. It couldn't be because</text:p>
      <text:p text:style-name="Standard"><text:s/>as she gazed at it, the mask creased on either side of the</text:p>
      <text:p text:style-name="Standard"><text:s/>mouth indication. Grace realised with shock that the</text:p>
      <text:p text:style-name="Standard"><text:s/>Captain might be smiling at her." "The back of the</text:p>
      <text:p text:style-name="Standard"><text:s/>Captain's head was closely shaven and Grace could see that</text:p>
      <text:p text:style-name="Standard"><text:soft-page-break/><text:s/>far from being deathly pale, his skin was deep brown in</text:p>
      <text:p text:style-name="Standard"><text:s/>colour. The mask was fastened by three leather straps: two</text:p>
      <text:p text:style-name="Standard"><text:s/>extending from each ear to the centre; the third reaching</text:p>
      <text:p text:style-name="Standard"><text:s/>down over the crown of his head. The three straps met in a</text:p>
      <text:p text:style-name="Standard"><text:s/>buckle, shaped like a pair of silver wings, in the centre</text:p>
      <text:p text:style-name="Standard"><text:s/>of his head." The cape's "material was not leather, as she</text:p>
      <text:p text:style-name="Standard"><text:s/>first thought. It seemed lighter and the lamplight</text:p>
      <text:p text:style-name="Standard"><text:s/>illuminated thin veins running through it. The veins</text:p>
      <text:p text:style-name="Standard"><text:s/>appeared to soak up the light, making the cloak glow."</text:p>
      <text:p text:style-name="Standard"><text:s/>Grace had a fleeting vision of what was under the mask "of</text:p>
      <text:p text:style-name="Standard"><text:s/>a tearing of flesh and a flash of crimson blood on dark</text:p>
      <text:p text:style-name="Standard"><text:s/>skin." "The Captain is a fair man," "he isn't someone you</text:p>
      <text:p text:style-name="Standard"><text:s/>get to know very well. But he treats us all fairly." "He</text:p>
      <text:p text:style-name="Standard"><text:s/>had a knack of sounding so very reasonable, as if they were</text:p>
      <text:p text:style-name="Standard"><text:s/>talking about a problem with her homework" and he could</text:p>
      <text:p text:style-name="Standard"><text:s/>read "her unspoken thoughts."</text:p>
      <text:p text:style-name="Standard"><text:s/>&lt;br /&gt;</text:p>
      <text:p text:style-name="Standard"><text:s/>&lt;br /&gt;</text:p>
      <text:p text:style-name="Standard"/>
      <text:p text:style-name="Standard"><text:s/>&lt;h2&gt;Vampirate Cook&lt;/h2&gt;</text:p>
      <text:p text:style-name="Standard"><text:s/>&lt;br /&gt;</text:p>
      <text:p text:style-name="Standard"><text:s/>"A round, red-faced woman" with "shrill cries." She was a</text:p>
      <text:p text:style-name="Standard"><text:s/>"harassed-looking" vampire with a "vice-like grip" who</text:p>
      <text:p text:style-name="Standard"><text:s/>works with her nephew Jamie. They created "a succession of</text:p>
      <text:p text:style-name="Standard"><text:s/>culinary treats", "extremely high in nutrients."</text:p>
      <text:p text:style-name="Standard"><text:s/>&lt;br /&gt;</text:p>
      <text:p text:style-name="Standard"><text:s/>&lt;br /&gt;</text:p>
      <text:p text:style-name="Standard"/>
      <text:p text:style-name="Standard"><text:s/>&lt;h2&gt;Mister Webb&lt;/h2&gt;</text:p>
      <text:p text:style-name="Standard"><text:s/>&lt;br /&gt;</text:p>
      <text:p text:style-name="Standard"><text:s/>A junior student at pirate academy in Captain Avery's</text:p>
      <text:p text:style-name="Standard"><text:s/>sailing class. Webb is an English surname, given to a</text:p>
      <text:p text:style-name="Standard"><text:s/>weaver of fabric, from the Old English word "webbe,"</text:p>
      <text:p text:style-name="Standard"><text:s/>meaning a woven cloth.</text:p>
      <text:p text:style-name="Standard"><text:s/>&lt;br /&gt;</text:p>
      <text:p text:style-name="Standard"><text:s/>&lt;br /&gt;</text:p>
      <text:p text:style-name="Standard"/>
      <text:p text:style-name="Standard"><text:s/>&lt;h2&gt;Miss Webber&lt;/h2&gt;</text:p>
      <text:p text:style-name="Standard"><text:s/>&lt;br /&gt;</text:p>
      <text:p text:style-name="Standard"><text:s/>A junior student at pirate academy in Captain Avery's</text:p>
      <text:p text:style-name="Standard"><text:s/>sailing class. Webber is a surname of German origin,</text:p>
      <text:p text:style-name="Standard"><text:s/>meaning A trade name given to one skilled in the ancient</text:p>
      <text:p text:style-name="Standard"><text:s/>craft of weaving.</text:p>
      <text:p text:style-name="Standard"><text:s/>&lt;br /&gt;</text:p>
      <text:p text:style-name="Standard"/>
      <text:p text:style-name="Standard"><text:s/>&lt;br /&gt;</text:p>
      <text:p text:style-name="Standard"/>
      <text:p text:style-name="Standard"><text:s/>&lt;h2&gt;Captain Wilfred Avery&lt;/h2&gt;</text:p>
      <text:p text:style-name="Standard"><text:s/>&lt;br /&gt;</text:p>
      <text:p text:style-name="Standard"><text:soft-page-break/><text:s/>An old teacher in a cap, at the Pirate Academy who taught</text:p>
      <text:p text:style-name="Standard"><text:s/>sailing class. He had a "tanned face covered with white</text:p>
      <text:p text:style-name="Standard"><text:s/>wisps of moustache and beard." The teachers at the Pirate</text:p>
      <text:p text:style-name="Standard"><text:s/>Academy "are all former captains - every one a pirating</text:p>
      <text:p text:style-name="Standard"><text:s/>legend", Captain Avery used to captain the "Barbary</text:p>
      <text:p text:style-name="Standard"><text:s/>Corsair." Avery (ā'və-rē), is from the Anglo-Norman French</text:p>
      <text:p text:style-name="Standard"><text:s/>personal name Auvery, a Norman form of Alfred.</text:p>
      <text:p text:style-name="Standard"><text:s/>&lt;br /&gt;</text:p>
      <text:p text:style-name="Standard"><text:s/>&lt;br /&gt;</text:p>
      <text:p text:style-name="Standard"/>
      <text:p text:style-name="Standard"><text:s/>&lt;h2&gt;Yabbies&lt;/h2&gt;</text:p>
      <text:p text:style-name="Standard"/>
      <text:p text:style-name="Standard"><text:s/>&lt;br /&gt;</text:p>
      <text:p text:style-name="Standard"><text:s/>A freshwater crayfish found in Australia.</text:p>
      <text:p text:style-name="Standard">&lt;br /&gt;</text:p>
      <text:p text:style-name="Standard">&lt;br 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9T22:55:33</meta:creation-date>
    <dc:date>2009-08-13T23:34:01</dc:date>
    <meta:editing-duration>PT05H09M57S</meta:editing-duration>
    <meta:editing-cycles>15</meta:editing-cycles>
    <meta:generator>NeoOffice/3.0$Unix OpenOffice.org_project/Patch 0</meta:generator>
    <meta:document-statistic meta:table-count="0" meta:image-count="0" meta:object-count="0" meta:page-count="49" meta:paragraph-count="2081" meta:word-count="12944" meta:character-count="79047"/>
    <meta:user-defined meta:name="Info 1"/>
    <meta:user-defined meta:name="Info 2"/>
    <meta:user-defined meta:name="Info 3"/>
    <meta:user-defined meta:name="Info 4"/>
  </office:meta>
</office:document-meta>
</file>